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999999"/>
    </style:style>
    <style:style style:name="ce12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4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5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6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17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8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o1" style:family="table-column">
      <style:table-column-properties fo:break-before="auto" style:column-width="2.18016666666667cm" style:use-optimal-column-width="true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2.56116666666667cm" style:use-optimal-column-width="true"/>
    </style:style>
    <style:style style:name="co4" style:family="table-column">
      <style:table-column-properties fo:break-before="auto" style:column-width="2.159cm" style:use-optimal-column-width="true"/>
    </style:style>
    <style:style style:name="co5" style:family="table-column">
      <style:table-column-properties fo:break-before="auto" style:column-width="2.24366666666667cm" style:use-optimal-column-width="true"/>
    </style:style>
    <style:style style:name="co6" style:family="table-column">
      <style:table-column-properties fo:break-before="auto" style:column-width="3.97933333333333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2.8575cm" style:use-optimal-column-width="true"/>
    </style:style>
    <style:style style:name="co9" style:family="table-column">
      <style:table-column-properties fo:break-before="auto" style:column-width="3.85233333333333cm" style:use-optimal-column-width="true"/>
    </style:style>
    <style:style style:name="co10" style:family="table-column">
      <style:table-column-properties fo:break-before="auto" style:column-width="3.51366666666667cm" style:use-optimal-column-width="true"/>
    </style:style>
    <style:style style:name="co11" style:family="table-column">
      <style:table-column-properties fo:break-before="auto" style:column-width="2.94216666666667cm" style:use-optimal-column-width="true"/>
    </style:style>
    <style:style style:name="co12" style:family="table-column">
      <style:table-column-properties fo:break-before="auto" style:column-width="3.76766666666667cm" style:use-optimal-column-width="true"/>
    </style:style>
    <style:style style:name="co13" style:family="table-column">
      <style:table-column-properties fo:break-before="auto" style:column-width="4.16983333333333cm" style:use-optimal-column-width="true"/>
    </style:style>
    <style:style style:name="co14" style:family="table-column">
      <style:table-column-properties fo:break-before="auto" style:column-width="2.70933333333333cm" style:use-optimal-column-width="true"/>
    </style:style>
    <style:style style:name="co15" style:family="table-column">
      <style:table-column-properties fo:break-before="auto" style:column-width="2.51883333333333cm" style:use-optimal-column-width="true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3.19616666666667cm" style:use-optimal-column-width="true"/>
    </style:style>
    <style:style style:name="co18" style:family="table-column">
      <style:table-column-properties fo:break-before="auto" style:column-width="2.286cm" style:use-optimal-column-width="true"/>
    </style:style>
    <style:style style:name="co19" style:family="table-column">
      <style:table-column-properties fo:break-before="auto" style:column-width="3.132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9" table:default-cell-style-name="ce1"/>
        <table:table-row table:style-name="ro1">
          <table:table-cell office:value-type="string" table:style-name="ce1">
            <text:p>LOCALIT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TMIN Â°C</text:p>
          </table:table-cell>
          <table:table-cell office:value-type="string" table:style-name="ce1">
            <text:p>TMAX Â°C</text:p>
          </table:table-cell>
          <table:table-cell office:value-type="string" table:style-name="ce1">
            <text:p>PUNTORUGIADA Â°C</text:p>
          </table:table-cell>
          <table:table-cell office:value-type="string" table:style-name="ce1">
            <text:p>UMIDITA %</text:p>
          </table:table-cell>
          <table:table-cell office:value-type="string" table:style-name="ce1">
            <text:p>VISIBILITA km</text:p>
          </table:table-cell>
          <table:table-cell office:value-type="string" table:style-name="ce1">
            <text:p>VENTOMEDIA km/h</text:p>
          </table:table-cell>
          <table:table-cell office:value-type="string" table:style-name="ce1">
            <text:p>VENTOMAX km/h</text:p>
          </table:table-cell>
          <table:table-cell office:value-type="string" table:style-name="ce1">
            <text:p>RAFFICA km/h</text:p>
          </table:table-cell>
          <table:table-cell office:value-type="string" table:style-name="ce1">
            <text:p>PRESSIONESLM mb</text:p>
          </table:table-cell>
          <table:table-cell office:value-type="string" table:style-name="ce1">
            <text:p>PRESSIONEMEDIA mb</text:p>
          </table:table-cell>
          <table:table-cell office:value-type="string" table:style-name="ce1">
            <text:p>PIOGGIA mm</text:p>
          </table:table-cell>
          <table:table-cell office:value-type="string" table:style-name="ce1">
            <text:p>FENOMENI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01T00:00:00" table:style-name="ce3">
            <text:p>01/01/201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25" table:style-name="ce1">
            <text:p>1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02T00:00:00" table:style-name="ce3">
            <text:p>02/01/20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03T00:00:00" table:style-name="ce3">
            <text:p>03/01/20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04T00:00:00" table:style-name="ce3">
            <text:p>04/01/20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v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05T00:00:00" table:style-name="ce3">
            <text:p>05/01/20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06T00:00:00" table:style-name="ce3">
            <text:p>06/01/2016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01" table:style-name="ce1">
            <text:p>1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07T00:00:00" table:style-name="ce3">
            <text:p>07/01/201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03" table:style-name="ce1">
            <text:p>1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08T00:00:00" table:style-name="ce3">
            <text:p>08/01/2016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09T00:00:00" table:style-name="ce3">
            <text:p>09/01/201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07" table:style-name="ce1">
            <text:p>1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10T00:00:00" table:style-name="ce3">
            <text:p>10/01/20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03" table:style-name="ce1">
            <text:p>1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11T00:00:00" table:style-name="ce3">
            <text:p>11/01/201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997" table:style-name="ce1">
            <text:p>9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12T00:00:00" table:style-name="ce3">
            <text:p>12/01/201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003" table:style-name="ce1">
            <text:p>1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13T00:00:00" table:style-name="ce3">
            <text:p>13/01/201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14T00:00:00" table:style-name="ce3">
            <text:p>14/01/2016</text:p>
          </table:table-cell>
          <table:table-cell office:value-type="float" office:value="3" table:style-name="ce1">
            <text:p>3</text:p>
          </table:table-cell>
          <table:table-cell office:value-type="float" office:value="-2" table:style-name="ce1">
            <text:p>-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15T00:00:00" table:style-name="ce3">
            <text:p>15/01/2016</text:p>
          </table:table-cell>
          <table:table-cell office:value-type="float" office:value="3" table:style-name="ce1">
            <text:p>3</text:p>
          </table:table-cell>
          <table:table-cell office:value-type="float" office:value="-5" table:style-name="ce1">
            <text:p>-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16T00:00:00" table:style-name="ce3">
            <text:p>16/01/2016</text:p>
          </table:table-cell>
          <table:table-cell office:value-type="float" office:value="4" table:style-name="ce1">
            <text:p>4</text:p>
          </table:table-cell>
          <table:table-cell office:value-type="float" office:value="-3" table:style-name="ce1">
            <text:p>-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17T00:00:00" table:style-name="ce3">
            <text:p>17/01/2016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18T00:00:00" table:style-name="ce3">
            <text:p>18/01/2016</text:p>
          </table:table-cell>
          <table:table-cell office:value-type="float" office:value="-1" table:style-name="ce1">
            <text:p>-1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19T00:00:00" table:style-name="ce3">
            <text:p>19/01/2016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20T00:00:00" table:style-name="ce3">
            <text:p>20/01/2016</text:p>
          </table:table-cell>
          <table:table-cell office:value-type="float" office:value="-1" table:style-name="ce1">
            <text:p>-1</text:p>
          </table:table-cell>
          <table:table-cell office:value-type="float" office:value="-6" table:style-name="ce1">
            <text:p>-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21T00:00:00" table:style-name="ce3">
            <text:p>21/01/2016</text:p>
          </table:table-cell>
          <table:table-cell office:value-type="float" office:value="-1" table:style-name="ce1">
            <text:p>-1</text:p>
          </table:table-cell>
          <table:table-cell office:value-type="float" office:value="-5" table:style-name="ce1">
            <text:p>-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22T00:00:00" table:style-name="ce3">
            <text:p>22/01/2016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31" table:style-name="ce1">
            <text:p>1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23T00:00:00" table:style-name="ce3">
            <text:p>23/01/2016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32" table:style-name="ce1">
            <text:p>1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24T00:00:00" table:style-name="ce3">
            <text:p>24/01/2016</text:p>
          </table:table-cell>
          <table:table-cell office:value-type="float" office:value="3" table:style-name="ce1">
            <text:p>3</text:p>
          </table:table-cell>
          <table:table-cell office:value-type="float" office:value="-2" table:style-name="ce1">
            <text:p>-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34" table:style-name="ce1">
            <text:p>1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25T00:00:00" table:style-name="ce3">
            <text:p>25/01/2016</text:p>
          </table:table-cell>
          <table:table-cell office:value-type="float" office:value="5" table:style-name="ce1">
            <text:p>5</text:p>
          </table:table-cell>
          <table:table-cell office:value-type="float" office:value="-2" table:style-name="ce1">
            <text:p>-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31" table:style-name="ce1">
            <text:p>1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26T00:00:00" table:style-name="ce3">
            <text:p>26/01/20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9" table:style-name="ce1">
            <text:p>1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27T00:00:00" table:style-name="ce3">
            <text:p>27/01/201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8" table:style-name="ce1">
            <text:p>1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28T00:00:00" table:style-name="ce3">
            <text:p>28/01/201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8" table:style-name="ce1">
            <text:p>1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29T00:00:00" table:style-name="ce3">
            <text:p>29/01/201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30" table:style-name="ce1">
            <text:p>10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30T00:00:00" table:style-name="ce3">
            <text:p>30/01/201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6" table:style-name="ce1">
            <text:p>1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1-31T00:00:00" table:style-name="ce3">
            <text:p>31/01/201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Colonna1</text:p>
          </table:table-cell>
          <table:table-cell office:value-type="string" table:style-name="ce1">
            <text:p>Colonna2</text:p>
          </table:table-cell>
          <table:table-cell office:value-type="string" table:style-name="ce1">
            <text:p>Colonna3</text:p>
          </table:table-cell>
          <table:table-cell office:value-type="string" table:style-name="ce1">
            <text:p>Colonna4</text:p>
          </table:table-cell>
          <table:table-cell office:value-type="string" table:style-name="ce1">
            <text:p>Colonna5</text:p>
          </table:table-cell>
          <table:table-cell office:value-type="string" table:style-name="ce1">
            <text:p>Colonna6</text:p>
          </table:table-cell>
          <table:table-cell office:value-type="string" table:style-name="ce1">
            <text:p>Colonna7</text:p>
          </table:table-cell>
          <table:table-cell office:value-type="string" table:style-name="ce1">
            <text:p>Colonna8</text:p>
          </table:table-cell>
          <table:table-cell office:value-type="string" table:style-name="ce1">
            <text:p>Colonna9</text:p>
          </table:table-cell>
          <table:table-cell office:value-type="string" table:style-name="ce1">
            <text:p>Colonna10</text:p>
          </table:table-cell>
          <table:table-cell office:value-type="string" table:style-name="ce1">
            <text:p>Colonna11</text:p>
          </table:table-cell>
          <table:table-cell office:value-type="string" table:style-name="ce1">
            <text:p>Colonna12</text:p>
          </table:table-cell>
          <table:table-cell office:value-type="string" table:style-name="ce1">
            <text:p>Colonna13</text:p>
          </table:table-cell>
          <table:table-cell office:value-type="string" table:style-name="ce1">
            <text:p>Colonna14</text:p>
          </table:table-cell>
          <table:table-cell office:value-type="string" table:style-name="ce1">
            <text:p>Colonna1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01T00:00:00" table:style-name="ce3">
            <text:p>01/02/201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02T00:00:00" table:style-name="ce3">
            <text:p>02/02/201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5" table:style-name="ce1">
            <text:p>1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03T00:00:00" table:style-name="ce3">
            <text:p>03/02/201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04T00:00:00" table:style-name="ce3">
            <text:p>04/02/201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23" table:style-name="ce1">
            <text:p>1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05T00:00:00" table:style-name="ce3">
            <text:p>05/02/2016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06T00:00:00" table:style-name="ce3">
            <text:p>06/02/201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8" table:style-name="ce1">
            <text:p>1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07T00:00:00" table:style-name="ce3">
            <text:p>07/02/201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08T00:00:00" table:style-name="ce3">
            <text:p>08/02/20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09T00:00:00" table:style-name="ce3">
            <text:p>09/02/20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10T00:00:00" table:style-name="ce3">
            <text:p>10/02/201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999" table:style-name="ce1">
            <text:p>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11T00:00:00" table:style-name="ce3">
            <text:p>11/02/2016</text:p>
          </table:table-cell>
          <table:table-cell office:value-type="float" office:value="5" table:style-name="ce1">
            <text:p>5</text:p>
          </table:table-cell>
          <table:table-cell office:value-type="float" office:value="-2" table:style-name="ce1">
            <text:p>-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06" table:style-name="ce1">
            <text:p>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12T00:00:00" table:style-name="ce3">
            <text:p>12/02/20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4" table:style-name="ce1">
            <text:p>1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ve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13T00:00:00" table:style-name="ce3">
            <text:p>13/02/2016</text:p>
          </table:table-cell>
          <table:table-cell office:value-type="float" office:value="2" table:style-name="ce1">
            <text:p>2</text:p>
          </table:table-cell>
          <table:table-cell office:value-type="float" office:value="-3" table:style-name="ce1">
            <text:p>-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996" table:style-name="ce1">
            <text:p>9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14T00:00:00" table:style-name="ce3">
            <text:p>14/02/20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95" table:style-name="ce1">
            <text:p>9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bb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15T00:00:00" table:style-name="ce3">
            <text:p>15/02/20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04" table:style-name="ce1">
            <text:p>1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16T00:00:00" table:style-name="ce3">
            <text:p>16/02/201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17T00:00:00" table:style-name="ce3">
            <text:p>17/02/201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18T00:00:00" table:style-name="ce3">
            <text:p>18/02/201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19T00:00:00" table:style-name="ce3">
            <text:p>19/02/201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20T00:00:00" table:style-name="ce3">
            <text:p>20/02/2016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21T00:00:00" table:style-name="ce3">
            <text:p>21/02/20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22T00:00:00" table:style-name="ce3">
            <text:p>22/02/201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23T00:00:00" table:style-name="ce3">
            <text:p>23/02/201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bb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24T00:00:00" table:style-name="ce3">
            <text:p>24/02/201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25T00:00:00" table:style-name="ce3">
            <text:p>25/02/201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26T00:00:00" table:style-name="ce3">
            <text:p>26/02/2016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27T00:00:00" table:style-name="ce3">
            <text:p>27/02/201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28T00:00:00" table:style-name="ce3">
            <text:p>28/02/201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006" table:style-name="ce1">
            <text:p>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2-29T00:00:00" table:style-name="ce3">
            <text:p>29/02/201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4" table:style-name="ce1">
            <text:p>1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CALIT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TMIN Â°C</text:p>
          </table:table-cell>
          <table:table-cell office:value-type="string" table:style-name="ce1">
            <text:p>TMAX Â°C</text:p>
          </table:table-cell>
          <table:table-cell office:value-type="string" table:style-name="ce1">
            <text:p>PUNTORUGIADA Â°C</text:p>
          </table:table-cell>
          <table:table-cell office:value-type="string" table:style-name="ce1">
            <text:p>UMIDITA %</text:p>
          </table:table-cell>
          <table:table-cell office:value-type="string" table:style-name="ce1">
            <text:p>VISIBILITA km</text:p>
          </table:table-cell>
          <table:table-cell office:value-type="string" table:style-name="ce1">
            <text:p>VENTOMEDIA km/h</text:p>
          </table:table-cell>
          <table:table-cell office:value-type="string" table:style-name="ce1">
            <text:p>VENTOMAX km/h</text:p>
          </table:table-cell>
          <table:table-cell office:value-type="string" table:style-name="ce1">
            <text:p>RAFFICA km/h</text:p>
          </table:table-cell>
          <table:table-cell office:value-type="string" table:style-name="ce1">
            <text:p>PRESSIONESLM mb</text:p>
          </table:table-cell>
          <table:table-cell office:value-type="string" table:style-name="ce1">
            <text:p>PRESSIONEMEDIA mb</text:p>
          </table:table-cell>
          <table:table-cell office:value-type="string" table:style-name="ce1">
            <text:p>PIOGGIA mm</text:p>
          </table:table-cell>
          <table:table-cell office:value-type="string" table:style-name="ce1">
            <text:p>FENOMENI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01T00:00:00" table:style-name="ce3">
            <text:p>01/03/201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02T00:00:00" table:style-name="ce3">
            <text:p>02/03/201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07" table:style-name="ce1">
            <text:p>1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03T00:00:00" table:style-name="ce3">
            <text:p>03/03/201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61" table:style-name="ce1">
            <text:p>61</text:p>
          </table:table-cell>
          <table:table-cell office:value-type="float" office:value="998" table:style-name="ce1">
            <text:p>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04T00:00:00" table:style-name="ce3">
            <text:p>04/03/20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04" table:style-name="ce1">
            <text:p>1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05T00:00:00" table:style-name="ce3">
            <text:p>05/03/20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998" table:style-name="ce1">
            <text:p>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v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06T00:00:00" table:style-name="ce3">
            <text:p>06/03/20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07T00:00:00" table:style-name="ce3">
            <text:p>07/03/2016</text:p>
          </table:table-cell>
          <table:table-cell office:value-type="float" office:value="3" table:style-name="ce1">
            <text:p>3</text:p>
          </table:table-cell>
          <table:table-cell office:value-type="float" office:value="-4" table:style-name="ce1">
            <text:p>-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01" table:style-name="ce1">
            <text:p>1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08T00:00:00" table:style-name="ce3">
            <text:p>08/03/2016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07" table:style-name="ce1">
            <text:p>1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09T00:00:00" table:style-name="ce3">
            <text:p>09/03/2016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10T00:00:00" table:style-name="ce3">
            <text:p>10/03/201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11T00:00:00" table:style-name="ce3">
            <text:p>11/03/201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12T00:00:00" table:style-name="ce3">
            <text:p>12/03/201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13T00:00:00" table:style-name="ce3">
            <text:p>13/03/201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14T00:00:00" table:style-name="ce3">
            <text:p>14/03/201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23" table:style-name="ce1">
            <text:p>1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15T00:00:00" table:style-name="ce3">
            <text:p>15/03/201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16T00:00:00" table:style-name="ce3">
            <text:p>16/03/20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v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17T00:00:00" table:style-name="ce3">
            <text:p>17/03/201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026" table:style-name="ce1">
            <text:p>1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18T00:00:00" table:style-name="ce3">
            <text:p>18/03/201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19T00:00:00" table:style-name="ce3">
            <text:p>19/03/201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20T00:00:00" table:style-name="ce3">
            <text:p>20/03/201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21T00:00:00" table:style-name="ce3">
            <text:p>21/03/201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22T00:00:00" table:style-name="ce3">
            <text:p>22/03/201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06" table:style-name="ce1">
            <text:p>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23T00:00:00" table:style-name="ce3">
            <text:p>23/03/201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24T00:00:00" table:style-name="ce3">
            <text:p>24/03/201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25T00:00:00" table:style-name="ce3">
            <text:p>25/03/201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26T00:00:00" table:style-name="ce3">
            <text:p>26/03/20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27T00:00:00" table:style-name="ce3">
            <text:p>27/03/201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28T00:00:00" table:style-name="ce3">
            <text:p>28/03/2016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29T00:00:00" table:style-name="ce3">
            <text:p>29/03/201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30T00:00:00" table:style-name="ce3">
            <text:p>30/03/201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3-31T00:00:00" table:style-name="ce3">
            <text:p>31/03/201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CALIT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TMIN Â°C</text:p>
          </table:table-cell>
          <table:table-cell office:value-type="string" table:style-name="ce1">
            <text:p>TMAX Â°C</text:p>
          </table:table-cell>
          <table:table-cell office:value-type="string" table:style-name="ce1">
            <text:p>PUNTORUGIADA Â°C</text:p>
          </table:table-cell>
          <table:table-cell office:value-type="string" table:style-name="ce1">
            <text:p>UMIDITA %</text:p>
          </table:table-cell>
          <table:table-cell office:value-type="string" table:style-name="ce1">
            <text:p>VISIBILITA km</text:p>
          </table:table-cell>
          <table:table-cell office:value-type="string" table:style-name="ce1">
            <text:p>VENTOMEDIA km/h</text:p>
          </table:table-cell>
          <table:table-cell office:value-type="string" table:style-name="ce1">
            <text:p>VENTOMAX km/h</text:p>
          </table:table-cell>
          <table:table-cell office:value-type="string" table:style-name="ce1">
            <text:p>RAFFICA km/h</text:p>
          </table:table-cell>
          <table:table-cell office:value-type="string" table:style-name="ce1">
            <text:p>PRESSIONESLM mb</text:p>
          </table:table-cell>
          <table:table-cell office:value-type="string" table:style-name="ce1">
            <text:p>PRESSIONEMEDIA mb</text:p>
          </table:table-cell>
          <table:table-cell office:value-type="string" table:style-name="ce1">
            <text:p>PIOGGIA mm</text:p>
          </table:table-cell>
          <table:table-cell office:value-type="string" table:style-name="ce1">
            <text:p>FENOMENI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01T00:00:00" table:style-name="ce3">
            <text:p>01/04/2016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02T00:00:00" table:style-name="ce3">
            <text:p>02/04/201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03T00:00:00" table:style-name="ce3">
            <text:p>03/04/201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04T00:00:00" table:style-name="ce3">
            <text:p>04/04/2016</text:p>
          </table:table-cell>
          <table:table-cell table:number-columns-repeated="12" table:style-name="ce1"/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05T00:00:00" table:style-name="ce3">
            <text:p>05/04/2016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06T00:00:00" table:style-name="ce3">
            <text:p>06/04/2016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07T00:00:00" table:style-name="ce3">
            <text:p>07/04/2016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07" table:style-name="ce1">
            <text:p>1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08T00:00:00" table:style-name="ce3">
            <text:p>08/04/201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002" table:style-name="ce1">
            <text:p>1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09T00:00:00" table:style-name="ce3">
            <text:p>09/04/201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02" table:style-name="ce1">
            <text:p>1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10T00:00:00" table:style-name="ce3">
            <text:p>10/04/201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11T00:00:00" table:style-name="ce3">
            <text:p>11/04/201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12T00:00:00" table:style-name="ce3">
            <text:p>12/04/201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13T00:00:00" table:style-name="ce3">
            <text:p>13/04/201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73" table:style-name="ce1">
            <text:p>7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14T00:00:00" table:style-name="ce3">
            <text:p>14/04/2016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59" table:style-name="ce1">
            <text:p>59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15T00:00:00" table:style-name="ce3">
            <text:p>15/04/201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16T00:00:00" table:style-name="ce3">
            <text:p>16/04/2016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17T00:00:00" table:style-name="ce3">
            <text:p>17/04/2016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18T00:00:00" table:style-name="ce3">
            <text:p>18/04/201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19T00:00:00" table:style-name="ce3">
            <text:p>19/04/2016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20T00:00:00" table:style-name="ce3">
            <text:p>20/04/2016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3" table:style-name="ce1">
            <text:p>1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21T00:00:00" table:style-name="ce3">
            <text:p>21/04/2016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22T00:00:00" table:style-name="ce3">
            <text:p>22/04/2016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23T00:00:00" table:style-name="ce3">
            <text:p>23/04/2016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06" table:style-name="ce1">
            <text:p>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24T00:00:00" table:style-name="ce3">
            <text:p>24/04/2016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1001" table:style-name="ce1">
            <text:p>1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25T00:00:00" table:style-name="ce3">
            <text:p>25/04/201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26T00:00:00" table:style-name="ce3">
            <text:p>26/04/201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05" table:style-name="ce1">
            <text:p>10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27T00:00:00" table:style-name="ce3">
            <text:p>27/04/201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5" table:style-name="ce1">
            <text:p>10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28T00:00:00" table:style-name="ce3">
            <text:p>28/04/201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29T00:00:00" table:style-name="ce3">
            <text:p>29/04/201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4-30T00:00:00" table:style-name="ce3">
            <text:p>30/04/2016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CALIT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TMIN Â°C</text:p>
          </table:table-cell>
          <table:table-cell office:value-type="string" table:style-name="ce1">
            <text:p>TMAX Â°C</text:p>
          </table:table-cell>
          <table:table-cell office:value-type="string" table:style-name="ce1">
            <text:p>PUNTORUGIADA Â°C</text:p>
          </table:table-cell>
          <table:table-cell office:value-type="string" table:style-name="ce1">
            <text:p>UMIDITA %</text:p>
          </table:table-cell>
          <table:table-cell office:value-type="string" table:style-name="ce1">
            <text:p>VISIBILITA km</text:p>
          </table:table-cell>
          <table:table-cell office:value-type="string" table:style-name="ce1">
            <text:p>VENTOMEDIA km/h</text:p>
          </table:table-cell>
          <table:table-cell office:value-type="string" table:style-name="ce1">
            <text:p>VENTOMAX km/h</text:p>
          </table:table-cell>
          <table:table-cell office:value-type="string" table:style-name="ce1">
            <text:p>RAFFICA km/h</text:p>
          </table:table-cell>
          <table:table-cell office:value-type="string" table:style-name="ce1">
            <text:p>PRESSIONESLM mb</text:p>
          </table:table-cell>
          <table:table-cell office:value-type="string" table:style-name="ce1">
            <text:p>PRESSIONEMEDIA mb</text:p>
          </table:table-cell>
          <table:table-cell office:value-type="string" table:style-name="ce1">
            <text:p>PIOGGIA mm</text:p>
          </table:table-cell>
          <table:table-cell office:value-type="string" table:style-name="ce1">
            <text:p>FENOMENI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01T00:00:00" table:style-name="ce3">
            <text:p>01/05/201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02T00:00:00" table:style-name="ce3">
            <text:p>02/05/201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03T00:00:00" table:style-name="ce3">
            <text:p>03/05/20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04T00:00:00" table:style-name="ce3">
            <text:p>04/05/2016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05T00:00:00" table:style-name="ce3">
            <text:p>05/05/201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06T00:00:00" table:style-name="ce3">
            <text:p>06/05/2016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07T00:00:00" table:style-name="ce3">
            <text:p>07/05/2016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08T00:00:00" table:style-name="ce3">
            <text:p>08/05/2016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09T00:00:00" table:style-name="ce3">
            <text:p>09/05/2016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10T00:00:00" table:style-name="ce3">
            <text:p>10/05/201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11T00:00:00" table:style-name="ce3">
            <text:p>11/05/2016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7" table:style-name="ce1">
            <text:p>1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12T00:00:00" table:style-name="ce3">
            <text:p>12/05/201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13T00:00:00" table:style-name="ce3">
            <text:p>13/05/2016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998" table:style-name="ce1">
            <text:p>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14T00:00:00" table:style-name="ce3">
            <text:p>14/05/2016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3" table:style-name="ce1">
            <text:p>1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15T00:00:00" table:style-name="ce3">
            <text:p>15/05/2016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16T00:00:00" table:style-name="ce3">
            <text:p>16/05/201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17T00:00:00" table:style-name="ce3">
            <text:p>17/05/2016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18T00:00:00" table:style-name="ce3">
            <text:p>18/05/2016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19T00:00:00" table:style-name="ce3">
            <text:p>19/05/2016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20T00:00:00" table:style-name="ce3">
            <text:p>20/05/2016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21T00:00:00" table:style-name="ce3">
            <text:p>21/05/2016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22T00:00:00" table:style-name="ce3">
            <text:p>22/05/2016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23T00:00:00" table:style-name="ce3">
            <text:p>23/05/201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24T00:00:00" table:style-name="ce3">
            <text:p>24/05/2016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25T00:00:00" table:style-name="ce3">
            <text:p>25/05/2016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26T00:00:00" table:style-name="ce3">
            <text:p>26/05/2016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27T00:00:00" table:style-name="ce3">
            <text:p>27/05/2016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28T00:00:00" table:style-name="ce3">
            <text:p>28/05/2016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29T00:00:00" table:style-name="ce3">
            <text:p>29/05/201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30T00:00:00" table:style-name="ce3">
            <text:p>30/05/2016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5-31T00:00:00" table:style-name="ce3">
            <text:p>31/05/2016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CALIT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TMIN Â°C</text:p>
          </table:table-cell>
          <table:table-cell office:value-type="string" table:style-name="ce1">
            <text:p>TMAX Â°C</text:p>
          </table:table-cell>
          <table:table-cell office:value-type="string" table:style-name="ce1">
            <text:p>PUNTORUGIADA Â°C</text:p>
          </table:table-cell>
          <table:table-cell office:value-type="string" table:style-name="ce1">
            <text:p>UMIDITA %</text:p>
          </table:table-cell>
          <table:table-cell office:value-type="string" table:style-name="ce1">
            <text:p>VISIBILITA km</text:p>
          </table:table-cell>
          <table:table-cell office:value-type="string" table:style-name="ce1">
            <text:p>VENTOMEDIA km/h</text:p>
          </table:table-cell>
          <table:table-cell office:value-type="string" table:style-name="ce1">
            <text:p>VENTOMAX km/h</text:p>
          </table:table-cell>
          <table:table-cell office:value-type="string" table:style-name="ce1">
            <text:p>RAFFICA km/h</text:p>
          </table:table-cell>
          <table:table-cell office:value-type="string" table:style-name="ce1">
            <text:p>PRESSIONESLM mb</text:p>
          </table:table-cell>
          <table:table-cell office:value-type="string" table:style-name="ce1">
            <text:p>PRESSIONEMEDIA mb</text:p>
          </table:table-cell>
          <table:table-cell office:value-type="string" table:style-name="ce1">
            <text:p>PIOGGIA mm</text:p>
          </table:table-cell>
          <table:table-cell office:value-type="string" table:style-name="ce1">
            <text:p>FENOMENI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01T00:00:00" table:style-name="ce3">
            <text:p>01/06/2016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02T00:00:00" table:style-name="ce3">
            <text:p>02/06/201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03T00:00:00" table:style-name="ce3">
            <text:p>03/06/2016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04T00:00:00" table:style-name="ce3">
            <text:p>04/06/201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05T00:00:00" table:style-name="ce3">
            <text:p>05/06/2016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06T00:00:00" table:style-name="ce3">
            <text:p>06/06/2016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07T00:00:00" table:style-name="ce3">
            <text:p>07/06/2016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08T00:00:00" table:style-name="ce3">
            <text:p>08/06/2016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09T00:00:00" table:style-name="ce3">
            <text:p>09/06/2016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10T00:00:00" table:style-name="ce3">
            <text:p>10/06/2016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11T00:00:00" table:style-name="ce3">
            <text:p>11/06/2016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12T00:00:00" table:style-name="ce3">
            <text:p>12/06/2016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13T00:00:00" table:style-name="ce3">
            <text:p>13/06/2016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04" table:style-name="ce1">
            <text:p>1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14T00:00:00" table:style-name="ce3">
            <text:p>14/06/2016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1" table:style-name="ce1">
            <text:p>1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15T00:00:00" table:style-name="ce3">
            <text:p>15/06/2016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02" table:style-name="ce1">
            <text:p>1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16T00:00:00" table:style-name="ce3">
            <text:p>16/06/2016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03" table:style-name="ce1">
            <text:p>1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17T00:00:00" table:style-name="ce3">
            <text:p>17/06/2016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18T00:00:00" table:style-name="ce3">
            <text:p>18/06/2016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19T00:00:00" table:style-name="ce3">
            <text:p>19/06/2016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20T00:00:00" table:style-name="ce3">
            <text:p>20/06/2016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21T00:00:00" table:style-name="ce3">
            <text:p>21/06/2016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22T00:00:00" table:style-name="ce3">
            <text:p>22/06/2016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59" table:style-name="ce1">
            <text:p>59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3" table:style-name="ce1">
            <text:p>1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23T00:00:00" table:style-name="ce3">
            <text:p>23/06/2016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24T00:00:00" table:style-name="ce3">
            <text:p>24/06/2016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25T00:00:00" table:style-name="ce3">
            <text:p>25/06/2016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26T00:00:00" table:style-name="ce3">
            <text:p>26/06/2016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27T00:00:00" table:style-name="ce3">
            <text:p>27/06/201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28T00:00:00" table:style-name="ce3">
            <text:p>28/06/2016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29T00:00:00" table:style-name="ce3">
            <text:p>29/06/2016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6-30T00:00:00" table:style-name="ce3">
            <text:p>30/06/2016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CALIT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TMIN Â°C</text:p>
          </table:table-cell>
          <table:table-cell office:value-type="string" table:style-name="ce1">
            <text:p>TMAX Â°C</text:p>
          </table:table-cell>
          <table:table-cell office:value-type="string" table:style-name="ce1">
            <text:p>PUNTORUGIADA Â°C</text:p>
          </table:table-cell>
          <table:table-cell office:value-type="string" table:style-name="ce1">
            <text:p>UMIDITA %</text:p>
          </table:table-cell>
          <table:table-cell office:value-type="string" table:style-name="ce1">
            <text:p>VISIBILITA km</text:p>
          </table:table-cell>
          <table:table-cell office:value-type="string" table:style-name="ce1">
            <text:p>VENTOMEDIA km/h</text:p>
          </table:table-cell>
          <table:table-cell office:value-type="string" table:style-name="ce1">
            <text:p>VENTOMAX km/h</text:p>
          </table:table-cell>
          <table:table-cell office:value-type="string" table:style-name="ce1">
            <text:p>RAFFICA km/h</text:p>
          </table:table-cell>
          <table:table-cell office:value-type="string" table:style-name="ce1">
            <text:p>PRESSIONESLM mb</text:p>
          </table:table-cell>
          <table:table-cell office:value-type="string" table:style-name="ce1">
            <text:p>PRESSIONEMEDIA mb</text:p>
          </table:table-cell>
          <table:table-cell office:value-type="string" table:style-name="ce1">
            <text:p>PIOGGIA mm</text:p>
          </table:table-cell>
          <table:table-cell office:value-type="string" table:style-name="ce1">
            <text:p>FENOMENI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01T00:00:00" table:style-name="ce3">
            <text:p>01/07/201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02T00:00:00" table:style-name="ce3">
            <text:p>02/07/2016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03T00:00:00" table:style-name="ce3">
            <text:p>03/07/2016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04T00:00:00" table:style-name="ce3">
            <text:p>04/07/2016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05T00:00:00" table:style-name="ce3">
            <text:p>05/07/201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06T00:00:00" table:style-name="ce3">
            <text:p>06/07/2016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07T00:00:00" table:style-name="ce3">
            <text:p>07/07/2016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59" table:style-name="ce1">
            <text:p>59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08T00:00:00" table:style-name="ce3">
            <text:p>08/07/2016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09T00:00:00" table:style-name="ce3">
            <text:p>09/07/2016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10T00:00:00" table:style-name="ce3">
            <text:p>10/07/2016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11T00:00:00" table:style-name="ce3">
            <text:p>11/07/2016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12T00:00:00" table:style-name="ce3">
            <text:p>12/07/2016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13T00:00:00" table:style-name="ce3">
            <text:p>13/07/2016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14T00:00:00" table:style-name="ce3">
            <text:p>14/07/201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15T00:00:00" table:style-name="ce3">
            <text:p>15/07/2016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16T00:00:00" table:style-name="ce3">
            <text:p>16/07/201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17T00:00:00" table:style-name="ce3">
            <text:p>17/07/2016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18T00:00:00" table:style-name="ce3">
            <text:p>18/07/2016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19T00:00:00" table:style-name="ce3">
            <text:p>19/07/2016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20T00:00:00" table:style-name="ce3">
            <text:p>20/07/2016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21T00:00:00" table:style-name="ce3">
            <text:p>21/07/2016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22T00:00:00" table:style-name="ce3">
            <text:p>22/07/2016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23T00:00:00" table:style-name="ce3">
            <text:p>23/07/2016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24T00:00:00" table:style-name="ce3">
            <text:p>24/07/201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25T00:00:00" table:style-name="ce3">
            <text:p>25/07/2016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26T00:00:00" table:style-name="ce3">
            <text:p>26/07/2016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27T00:00:00" table:style-name="ce3">
            <text:p>27/07/2016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28T00:00:00" table:style-name="ce3">
            <text:p>28/07/201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29T00:00:00" table:style-name="ce3">
            <text:p>29/07/2016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30T00:00:00" table:style-name="ce3">
            <text:p>30/07/2016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7-31T00:00:00" table:style-name="ce3">
            <text:p>31/07/2016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CALIT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TMIN Â°C</text:p>
          </table:table-cell>
          <table:table-cell office:value-type="string" table:style-name="ce1">
            <text:p>TMAX Â°C</text:p>
          </table:table-cell>
          <table:table-cell office:value-type="string" table:style-name="ce1">
            <text:p>PUNTORUGIADA Â°C</text:p>
          </table:table-cell>
          <table:table-cell office:value-type="string" table:style-name="ce1">
            <text:p>UMIDITA %</text:p>
          </table:table-cell>
          <table:table-cell office:value-type="string" table:style-name="ce1">
            <text:p>VISIBILITA km</text:p>
          </table:table-cell>
          <table:table-cell office:value-type="string" table:style-name="ce1">
            <text:p>VENTOMEDIA km/h</text:p>
          </table:table-cell>
          <table:table-cell office:value-type="string" table:style-name="ce1">
            <text:p>VENTOMAX km/h</text:p>
          </table:table-cell>
          <table:table-cell office:value-type="string" table:style-name="ce1">
            <text:p>RAFFICA km/h</text:p>
          </table:table-cell>
          <table:table-cell office:value-type="string" table:style-name="ce1">
            <text:p>PRESSIONESLM mb</text:p>
          </table:table-cell>
          <table:table-cell office:value-type="string" table:style-name="ce1">
            <text:p>PRESSIONEMEDIA mb</text:p>
          </table:table-cell>
          <table:table-cell office:value-type="string" table:style-name="ce1">
            <text:p>PIOGGIA mm</text:p>
          </table:table-cell>
          <table:table-cell office:value-type="string" table:style-name="ce1">
            <text:p>FENOMENI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01T00:00:00" table:style-name="ce3">
            <text:p>01/08/201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02T00:00:00" table:style-name="ce3">
            <text:p>02/08/2016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03T00:00:00" table:style-name="ce3">
            <text:p>03/08/2016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04T00:00:00" table:style-name="ce3">
            <text:p>04/08/2016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05T00:00:00" table:style-name="ce3">
            <text:p>05/08/2016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06T00:00:00" table:style-name="ce3">
            <text:p>06/08/2016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07T00:00:00" table:style-name="ce3">
            <text:p>07/08/201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08T00:00:00" table:style-name="ce3">
            <text:p>08/08/201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09T00:00:00" table:style-name="ce3">
            <text:p>09/08/201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10T00:00:00" table:style-name="ce3">
            <text:p>10/08/2016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11T00:00:00" table:style-name="ce3">
            <text:p>11/08/2016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12T00:00:00" table:style-name="ce3">
            <text:p>12/08/2016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13T00:00:00" table:style-name="ce3">
            <text:p>13/08/2016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5" table:style-name="ce1">
            <text:p>1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14T00:00:00" table:style-name="ce3">
            <text:p>14/08/2016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15T00:00:00" table:style-name="ce3">
            <text:p>15/08/2016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16T00:00:00" table:style-name="ce3">
            <text:p>16/08/2016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17T00:00:00" table:style-name="ce3">
            <text:p>17/08/2016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18T00:00:00" table:style-name="ce3">
            <text:p>18/08/2016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19T00:00:00" table:style-name="ce3">
            <text:p>19/08/2016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20T00:00:00" table:style-name="ce3">
            <text:p>20/08/2016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21T00:00:00" table:style-name="ce3">
            <text:p>21/08/2016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22T00:00:00" table:style-name="ce3">
            <text:p>22/08/2016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3" table:style-name="ce1">
            <text:p>1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23T00:00:00" table:style-name="ce3">
            <text:p>23/08/2016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24T00:00:00" table:style-name="ce3">
            <text:p>24/08/2016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3" table:style-name="ce1">
            <text:p>1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25T00:00:00" table:style-name="ce3">
            <text:p>25/08/2016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26T00:00:00" table:style-name="ce3">
            <text:p>26/08/2016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27T00:00:00" table:style-name="ce3">
            <text:p>27/08/2016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28T00:00:00" table:style-name="ce3">
            <text:p>28/08/2016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29T00:00:00" table:style-name="ce3">
            <text:p>29/08/2016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30T00:00:00" table:style-name="ce3">
            <text:p>30/08/2016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73" table:style-name="ce1">
            <text:p>7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8-31T00:00:00" table:style-name="ce3">
            <text:p>31/08/2016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CALIT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TMIN Â°C</text:p>
          </table:table-cell>
          <table:table-cell office:value-type="string" table:style-name="ce1">
            <text:p>TMAX Â°C</text:p>
          </table:table-cell>
          <table:table-cell office:value-type="string" table:style-name="ce1">
            <text:p>PUNTORUGIADA Â°C</text:p>
          </table:table-cell>
          <table:table-cell office:value-type="string" table:style-name="ce1">
            <text:p>UMIDITA %</text:p>
          </table:table-cell>
          <table:table-cell office:value-type="string" table:style-name="ce1">
            <text:p>VISIBILITA km</text:p>
          </table:table-cell>
          <table:table-cell office:value-type="string" table:style-name="ce1">
            <text:p>VENTOMEDIA km/h</text:p>
          </table:table-cell>
          <table:table-cell office:value-type="string" table:style-name="ce1">
            <text:p>VENTOMAX km/h</text:p>
          </table:table-cell>
          <table:table-cell office:value-type="string" table:style-name="ce1">
            <text:p>RAFFICA km/h</text:p>
          </table:table-cell>
          <table:table-cell office:value-type="string" table:style-name="ce1">
            <text:p>PRESSIONESLM mb</text:p>
          </table:table-cell>
          <table:table-cell office:value-type="string" table:style-name="ce1">
            <text:p>PRESSIONEMEDIA mb</text:p>
          </table:table-cell>
          <table:table-cell office:value-type="string" table:style-name="ce1">
            <text:p>PIOGGIA mm</text:p>
          </table:table-cell>
          <table:table-cell office:value-type="string" table:style-name="ce1">
            <text:p>FENOMENI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01T00:00:00" table:style-name="ce3">
            <text:p>01/09/201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02T00:00:00" table:style-name="ce3">
            <text:p>02/09/2016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03T00:00:00" table:style-name="ce3">
            <text:p>03/09/2016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04T00:00:00" table:style-name="ce3">
            <text:p>04/09/2016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70" table:style-name="ce1">
            <text:p>7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05T00:00:00" table:style-name="ce3">
            <text:p>05/09/201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06T00:00:00" table:style-name="ce3">
            <text:p>06/09/201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07T00:00:00" table:style-name="ce3">
            <text:p>07/09/2016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08T00:00:00" table:style-name="ce3">
            <text:p>08/09/201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09T00:00:00" table:style-name="ce3">
            <text:p>09/09/201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10T00:00:00" table:style-name="ce3">
            <text:p>10/09/201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11T00:00:00" table:style-name="ce3">
            <text:p>11/09/2016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12T00:00:00" table:style-name="ce3">
            <text:p>12/09/2016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13T00:00:00" table:style-name="ce3">
            <text:p>13/09/201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14T00:00:00" table:style-name="ce3">
            <text:p>14/09/201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15T00:00:00" table:style-name="ce3">
            <text:p>15/09/2016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16T00:00:00" table:style-name="ce3">
            <text:p>16/09/2016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17T00:00:00" table:style-name="ce3">
            <text:p>17/09/2016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18T00:00:00" table:style-name="ce3">
            <text:p>18/09/2016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19T00:00:00" table:style-name="ce3">
            <text:p>19/09/2016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20T00:00:00" table:style-name="ce3">
            <text:p>20/09/2016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21T00:00:00" table:style-name="ce3">
            <text:p>21/09/201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22T00:00:00" table:style-name="ce3">
            <text:p>22/09/2016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23T00:00:00" table:style-name="ce3">
            <text:p>23/09/2016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24T00:00:00" table:style-name="ce3">
            <text:p>24/09/2016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6" table:style-name="ce1">
            <text:p>1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25T00:00:00" table:style-name="ce3">
            <text:p>25/09/2016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26T00:00:00" table:style-name="ce3">
            <text:p>26/09/2016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27T00:00:00" table:style-name="ce3">
            <text:p>27/09/2016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28T00:00:00" table:style-name="ce3">
            <text:p>28/09/2016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9" table:style-name="ce1">
            <text:p>1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29T00:00:00" table:style-name="ce3">
            <text:p>29/09/2016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6" table:style-name="ce1">
            <text:p>1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09-30T00:00:00" table:style-name="ce3">
            <text:p>30/09/2016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1">
            <text:p>LOCALIT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TMIN Â°C</text:p>
          </table:table-cell>
          <table:table-cell office:value-type="string" table:style-name="ce1">
            <text:p>TMAX Â°C</text:p>
          </table:table-cell>
          <table:table-cell office:value-type="string" table:style-name="ce1">
            <text:p>PUNTORUGIADA Â°C</text:p>
          </table:table-cell>
          <table:table-cell office:value-type="string" table:style-name="ce1">
            <text:p>UMIDITA %</text:p>
          </table:table-cell>
          <table:table-cell office:value-type="string" table:style-name="ce1">
            <text:p>VISIBILITA km</text:p>
          </table:table-cell>
          <table:table-cell office:value-type="string" table:style-name="ce1">
            <text:p>VENTOMEDIA km/h</text:p>
          </table:table-cell>
          <table:table-cell office:value-type="string" table:style-name="ce1">
            <text:p>VENTOMAX km/h</text:p>
          </table:table-cell>
          <table:table-cell office:value-type="string" table:style-name="ce1">
            <text:p>RAFFICA km/h</text:p>
          </table:table-cell>
          <table:table-cell office:value-type="string" table:style-name="ce1">
            <text:p>PRESSIONESLM mb</text:p>
          </table:table-cell>
          <table:table-cell office:value-type="string" table:style-name="ce1">
            <text:p>PRESSIONEMEDIA mb</text:p>
          </table:table-cell>
          <table:table-cell office:value-type="string" table:style-name="ce1">
            <text:p>PIOGGIA mm</text:p>
          </table:table-cell>
          <table:table-cell office:value-type="string" table:style-name="ce1">
            <text:p>FENOMENI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01T00:00:00" table:style-name="ce3">
            <text:p>01/10/2016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02T00:00:00" table:style-name="ce3">
            <text:p>02/10/2016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03T00:00:00" table:style-name="ce3">
            <text:p>03/10/2016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04T00:00:00" table:style-name="ce3">
            <text:p>04/10/2016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05T00:00:00" table:style-name="ce3">
            <text:p>05/10/2016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06T00:00:00" table:style-name="ce3">
            <text:p>06/10/2016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07T00:00:00" table:style-name="ce3">
            <text:p>07/10/201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08T00:00:00" table:style-name="ce3">
            <text:p>08/10/201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09T00:00:00" table:style-name="ce3">
            <text:p>09/10/201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10T00:00:00" table:style-name="ce3">
            <text:p>10/10/201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11T00:00:00" table:style-name="ce3">
            <text:p>11/10/201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12T00:00:00" table:style-name="ce3">
            <text:p>12/10/201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13T00:00:00" table:style-name="ce3">
            <text:p>13/10/201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14T00:00:00" table:style-name="ce3">
            <text:p>14/10/201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temporale 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15T00:00:00" table:style-name="ce3">
            <text:p>15/10/2016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16T00:00:00" table:style-name="ce3">
            <text:p>16/10/201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17T00:00:00" table:style-name="ce3">
            <text:p>17/10/201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18T00:00:00" table:style-name="ce3">
            <text:p>18/10/201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79" table:style-name="ce1">
            <text:p>7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19T00:00:00" table:style-name="ce3">
            <text:p>19/10/201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20T00:00:00" table:style-name="ce3">
            <text:p>20/10/201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21T00:00:00" table:style-name="ce3">
            <text:p>21/10/201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22T00:00:00" table:style-name="ce3">
            <text:p>22/10/201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23T00:00:00" table:style-name="ce3">
            <text:p>23/10/201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24T00:00:00" table:style-name="ce3">
            <text:p>24/10/2016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23" table:style-name="ce1">
            <text:p>1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25T00:00:00" table:style-name="ce3">
            <text:p>25/10/2016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23" table:style-name="ce1">
            <text:p>1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26T00:00:00" table:style-name="ce3">
            <text:p>26/10/2016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27T00:00:00" table:style-name="ce3">
            <text:p>27/10/201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7" table:style-name="ce1">
            <text:p>1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28T00:00:00" table:style-name="ce3">
            <text:p>28/10/201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31" table:style-name="ce1">
            <text:p>1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29T00:00:00" table:style-name="ce3">
            <text:p>29/10/201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7" table:style-name="ce1">
            <text:p>1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30T00:00:00" table:style-name="ce3">
            <text:p>30/10/201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76" table:style-name="ce1">
            <text:p>7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0-31T00:00:00" table:style-name="ce3">
            <text:p>31/10/201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7" table:style-name="ce1">
            <text:p>1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OCALIT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TMIN Â°C</text:p>
          </table:table-cell>
          <table:table-cell office:value-type="string" table:style-name="ce1">
            <text:p>TMAX Â°C</text:p>
          </table:table-cell>
          <table:table-cell office:value-type="string" table:style-name="ce1">
            <text:p>PUNTORUGIADA Â°C</text:p>
          </table:table-cell>
          <table:table-cell office:value-type="string" table:style-name="ce1">
            <text:p>UMIDITA %</text:p>
          </table:table-cell>
          <table:table-cell office:value-type="string" table:style-name="ce1">
            <text:p>VISIBILITA km</text:p>
          </table:table-cell>
          <table:table-cell office:value-type="string" table:style-name="ce1">
            <text:p>VENTOMEDIA km/h</text:p>
          </table:table-cell>
          <table:table-cell office:value-type="string" table:style-name="ce1">
            <text:p>VENTOMAX km/h</text:p>
          </table:table-cell>
          <table:table-cell office:value-type="string" table:style-name="ce1">
            <text:p>RAFFICA km/h</text:p>
          </table:table-cell>
          <table:table-cell office:value-type="string" table:style-name="ce1">
            <text:p>PRESSIONESLM mb</text:p>
          </table:table-cell>
          <table:table-cell office:value-type="string" table:style-name="ce1">
            <text:p>PRESSIONEMEDIA mb</text:p>
          </table:table-cell>
          <table:table-cell office:value-type="string" table:style-name="ce1">
            <text:p>PIOGGIA mm</text:p>
          </table:table-cell>
          <table:table-cell office:value-type="string" table:style-name="ce1">
            <text:p>FENOMENI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01T00:00:00" table:style-name="ce3">
            <text:p>01/11/2016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02T00:00:00" table:style-name="ce3">
            <text:p>02/11/2016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03T00:00:00" table:style-name="ce3">
            <text:p>03/11/201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04T00:00:00" table:style-name="ce3">
            <text:p>04/11/201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05T00:00:00" table:style-name="ce3">
            <text:p>05/11/201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06T00:00:00" table:style-name="ce3">
            <text:p>06/11/201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997" table:style-name="ce1">
            <text:p>9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07T00:00:00" table:style-name="ce3">
            <text:p>07/11/201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03" table:style-name="ce1">
            <text:p>1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08T00:00:00" table:style-name="ce3">
            <text:p>08/11/20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06" table:style-name="ce1">
            <text:p>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09T00:00:00" table:style-name="ce3">
            <text:p>09/11/2016</text:p>
          </table:table-cell>
          <table:table-cell office:value-type="float" office:value="3" table:style-name="ce1">
            <text:p>3</text:p>
          </table:table-cell>
          <table:table-cell office:value-type="float" office:value="-2" table:style-name="ce1">
            <text:p>-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10T00:00:00" table:style-name="ce3">
            <text:p>10/11/2016</text:p>
          </table:table-cell>
          <table:table-cell office:value-type="float" office:value="3" table:style-name="ce1">
            <text:p>3</text:p>
          </table:table-cell>
          <table:table-cell office:value-type="float" office:value="-2" table:style-name="ce1">
            <text:p>-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11T00:00:00" table:style-name="ce3">
            <text:p>11/11/20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12T00:00:00" table:style-name="ce3">
            <text:p>12/11/2016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13T00:00:00" table:style-name="ce3">
            <text:p>13/11/201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14T00:00:00" table:style-name="ce3">
            <text:p>14/11/201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7" table:style-name="ce1">
            <text:p>1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15T00:00:00" table:style-name="ce3">
            <text:p>15/11/201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30" table:style-name="ce1">
            <text:p>10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16T00:00:00" table:style-name="ce3">
            <text:p>16/11/201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25" table:style-name="ce1">
            <text:p>1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17T00:00:00" table:style-name="ce3">
            <text:p>17/11/20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18T00:00:00" table:style-name="ce3">
            <text:p>18/11/201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19T00:00:00" table:style-name="ce3">
            <text:p>19/11/201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20T00:00:00" table:style-name="ce3">
            <text:p>20/11/201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21T00:00:00" table:style-name="ce3">
            <text:p>21/11/201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22T00:00:00" table:style-name="ce3">
            <text:p>22/11/2016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8" table:style-name="ce1">
            <text:p>9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23T00:00:00" table:style-name="ce3">
            <text:p>23/11/201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24T00:00:00" table:style-name="ce3">
            <text:p>24/11/2016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25T00:00:00" table:style-name="ce3">
            <text:p>25/11/201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92" table:style-name="ce1">
            <text:p>92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26T00:00:00" table:style-name="ce3">
            <text:p>26/11/2016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27T00:00:00" table:style-name="ce3">
            <text:p>27/11/201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28T00:00:00" table:style-name="ce3">
            <text:p>28/11/201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29T00:00:00" table:style-name="ce3">
            <text:p>29/11/201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28" table:style-name="ce1">
            <text:p>1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1-30T00:00:00" table:style-name="ce3">
            <text:p>30/11/2016</text:p>
          </table:table-cell>
          <table:table-cell office:value-type="float" office:value="3" table:style-name="ce1">
            <text:p>3</text:p>
          </table:table-cell>
          <table:table-cell office:value-type="float" office:value="-2" table:style-name="ce1">
            <text:p>-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30" table:style-name="ce1">
            <text:p>10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1">
            <text:p>LOCALIT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TMIN Â°C</text:p>
          </table:table-cell>
          <table:table-cell office:value-type="string" table:style-name="ce1">
            <text:p>TMAX Â°C</text:p>
          </table:table-cell>
          <table:table-cell office:value-type="string" table:style-name="ce1">
            <text:p>PUNTORUGIADA Â°C</text:p>
          </table:table-cell>
          <table:table-cell office:value-type="string" table:style-name="ce1">
            <text:p>UMIDITA %</text:p>
          </table:table-cell>
          <table:table-cell office:value-type="string" table:style-name="ce1">
            <text:p>VISIBILITA km</text:p>
          </table:table-cell>
          <table:table-cell office:value-type="string" table:style-name="ce1">
            <text:p>VENTOMEDIA km/h</text:p>
          </table:table-cell>
          <table:table-cell office:value-type="string" table:style-name="ce1">
            <text:p>VENTOMAX km/h</text:p>
          </table:table-cell>
          <table:table-cell office:value-type="string" table:style-name="ce1">
            <text:p>RAFFICA km/h</text:p>
          </table:table-cell>
          <table:table-cell office:value-type="string" table:style-name="ce1">
            <text:p>PRESSIONESLM mb</text:p>
          </table:table-cell>
          <table:table-cell office:value-type="string" table:style-name="ce1">
            <text:p>PRESSIONEMEDIA mb</text:p>
          </table:table-cell>
          <table:table-cell office:value-type="string" table:style-name="ce1">
            <text:p>PIOGGIA mm</text:p>
          </table:table-cell>
          <table:table-cell office:value-type="string" table:style-name="ce1">
            <text:p>FENOMENI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01T00:00:00" table:style-name="ce3">
            <text:p>01/12/2016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02T00:00:00" table:style-name="ce3">
            <text:p>02/12/201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03T00:00:00" table:style-name="ce3">
            <text:p>03/12/201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04T00:00:00" table:style-name="ce3">
            <text:p>04/12/201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6" table:style-name="ce1">
            <text:p>1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05T00:00:00" table:style-name="ce3">
            <text:p>05/12/201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28" table:style-name="ce1">
            <text:p>1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06T00:00:00" table:style-name="ce3">
            <text:p>06/12/20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8" table:style-name="ce1">
            <text:p>1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07T00:00:00" table:style-name="ce3">
            <text:p>07/12/2016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34" table:style-name="ce1">
            <text:p>1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08T00:00:00" table:style-name="ce3">
            <text:p>08/12/2016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36" table:style-name="ce1">
            <text:p>1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09T00:00:00" table:style-name="ce3">
            <text:p>09/12/2016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31" table:style-name="ce1">
            <text:p>1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10T00:00:00" table:style-name="ce3">
            <text:p>10/12/2016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7" table:style-name="ce1">
            <text:p>1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11T00:00:00" table:style-name="ce3">
            <text:p>11/12/20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12T00:00:00" table:style-name="ce3">
            <text:p>12/12/2016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13T00:00:00" table:style-name="ce3">
            <text:p>13/12/2016</text:p>
          </table:table-cell>
          <table:table-cell office:value-type="float" office:value="-1" table:style-name="ce1">
            <text:p>-1</text:p>
          </table:table-cell>
          <table:table-cell office:value-type="float" office:value="-4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7" table:style-name="ce1">
            <text:p>1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14T00:00:00" table:style-name="ce3">
            <text:p>14/12/2016</text:p>
          </table:table-cell>
          <table:table-cell office:value-type="float" office:value="-1" table:style-name="ce1">
            <text:p>-1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26" table:style-name="ce1">
            <text:p>1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15T00:00:00" table:style-name="ce3">
            <text:p>15/12/2016</text:p>
          </table:table-cell>
          <table:table-cell office:value-type="float" office:value="-1" table:style-name="ce1">
            <text:p>-1</text:p>
          </table:table-cell>
          <table:table-cell office:value-type="float" office:value="-4" table:style-name="ce1">
            <text:p>-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7" table:style-name="ce1">
            <text:p>1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16T00:00:00" table:style-name="ce3">
            <text:p>16/12/2016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32" table:style-name="ce1">
            <text:p>1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17T00:00:00" table:style-name="ce3">
            <text:p>17/12/2016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37" table:style-name="ce1">
            <text:p>1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18T00:00:00" table:style-name="ce3">
            <text:p>18/12/2016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32" table:style-name="ce1">
            <text:p>1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19T00:00:00" table:style-name="ce3">
            <text:p>19/12/2016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029" table:style-name="ce1">
            <text:p>1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ve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20T00:00:00" table:style-name="ce3">
            <text:p>20/12/201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27" table:style-name="ce1">
            <text:p>1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21T00:00:00" table:style-name="ce3">
            <text:p>21/12/201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29" table:style-name="ce1">
            <text:p>1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ioggia nebbia<text:s/>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22T00:00:00" table:style-name="ce3">
            <text:p>22/12/20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30" table:style-name="ce1">
            <text:p>10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23T00:00:00" table:style-name="ce3">
            <text:p>23/12/2016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31" table:style-name="ce1">
            <text:p>1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24T00:00:00" table:style-name="ce3">
            <text:p>24/12/20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8" table:style-name="ce1">
            <text:p>1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25T00:00:00" table:style-name="ce3">
            <text:p>25/12/20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25" table:style-name="ce1">
            <text:p>1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26T00:00:00" table:style-name="ce3">
            <text:p>26/12/201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27" table:style-name="ce1">
            <text:p>1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27T00:00:00" table:style-name="ce3">
            <text:p>27/12/201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31" table:style-name="ce1">
            <text:p>1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28T00:00:00" table:style-name="ce3">
            <text:p>28/12/201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33" table:style-name="ce1">
            <text:p>1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29T00:00:00" table:style-name="ce3">
            <text:p>29/12/20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36" table:style-name="ce1">
            <text:p>1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30T00:00:00" table:style-name="ce3">
            <text:p>30/12/2016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37" table:style-name="ce1">
            <text:p>1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style-name="ro1">
          <table:table-cell office:value-type="string" table:style-name="ce2">
            <text:p>Torino</text:p>
          </table:table-cell>
          <table:table-cell office:value-type="date" office:date-value="2016-12-31T00:00:00" table:style-name="ce3">
            <text:p>31/12/2016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32" table:style-name="ce1">
            <text:p>1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69"/>
        </table:table-row>
        <table:table-row table:number-rows-repeated="1048198" table:style-name="ro1">
          <table:table-cell table:number-columns-repeated="16384"/>
        </table:table-row>
        <table:named-expressions>
          <table:named-expression table:name="DatiEsterni_7" table:expression="of:=[Dati.#REF!]" table:base-cell-address="Dati.$A$1"/>
        </table:named-expressions>
      </table:table>
      <table:table table:name="3_" table:style-name="ta2">
        <table:table-column table:style-name="co17" table:default-cell-style-name="ce1"/>
        <table:table-column table:style-name="co18" table:default-cell-style-name="ce1"/>
        <table:table-column table:style-name="co16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0" draw:style-name="a0" draw:name="Grafico 1" svg:x="0.6in" svg:y="0.05833in" svg:width="6.73333in" svg:height="4.3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5">
            <text:p>Etichette di riga</text:p>
          </table:table-cell>
          <table:table-cell office:value-type="string" table:style-name="ce6">
            <text:p>201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en</text:p>
          </table:table-cell>
          <table:table-cell office:value-type="float" office:value="3.7419354838709675" table:style-name="ce8">
            <text:p>3,74193548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eb</text:p>
          </table:table-cell>
          <table:table-cell office:value-type="float" office:value="6.2068965517241379" table:style-name="ce8">
            <text:p>6,20689655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ar</text:p>
          </table:table-cell>
          <table:table-cell office:value-type="float" office:value="8.7096774193548381" table:style-name="ce8">
            <text:p>8,70967741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pr</text:p>
          </table:table-cell>
          <table:table-cell office:value-type="float" office:value="13.724137931034482" table:style-name="ce8">
            <text:p>13,72413793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ag</text:p>
          </table:table-cell>
          <table:table-cell office:value-type="float" office:value="16" table:style-name="ce8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u</text:p>
          </table:table-cell>
          <table:table-cell office:value-type="float" office:value="20.566666666666666" table:style-name="ce8">
            <text:p>20,5666666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lug</text:p>
          </table:table-cell>
          <table:table-cell office:value-type="float" office:value="24.096774193548388" table:style-name="ce8">
            <text:p>24,0967741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go</text:p>
          </table:table-cell>
          <table:table-cell office:value-type="float" office:value="23.322580645161292" table:style-name="ce8">
            <text:p>23,3225806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t</text:p>
          </table:table-cell>
          <table:table-cell office:value-type="float" office:value="20.766666666666666" table:style-name="ce8">
            <text:p>20,7666666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ott</text:p>
          </table:table-cell>
          <table:table-cell office:value-type="float" office:value="12.483870967741936" table:style-name="ce8">
            <text:p>12,4838709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nov</text:p>
          </table:table-cell>
          <table:table-cell office:value-type="float" office:value="7.8666666666666663" table:style-name="ce8">
            <text:p>7,86666666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ic</text:p>
          </table:table-cell>
          <table:table-cell office:value-type="float" office:value="3.967741935483871" table:style-name="ce8">
            <text:p>3,967741935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otale complessivo</text:p>
          </table:table-cell>
          <table:table-cell office:value-type="float" office:value="13.468493150684932" table:style-name="ce11">
            <text:p>13,46849315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2_" table:style-name="ta2"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16" table:number-columns-repeated="16381" table:default-cell-style-name="ce1"/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TMEDIA Â°C</text:p>
          </table:table-cell>
          <table:table-cell office:value-type="string" table:style-name="ce1">
            <text:p>FENOMENI</text:p>
          </table:table-cell>
          <table:table-cell table:number-columns-repeated="16381"/>
        </table:table-row>
        <table:table-row table:style-name="ro1">
          <table:table-cell office:value-type="date" office:date-value="2016-01-01T00:00:00" table:style-name="ce3">
            <text:p>01/01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02T00:00:00" table:style-name="ce3">
            <text:p>02/01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pioggia<text:s/></text:p>
          </table:table-cell>
          <table:table-cell/>
          <table:table-cell table:style-name="ce1">
            <draw:frame draw:z-index="1" draw:id="id1" draw:style-name="a1" draw:name="Grafico 1" svg:x="0.01667in" svg:y="0.125in" svg:width="6.93333in" svg:height="3.8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date" office:date-value="2016-01-03T00:00:00" table:style-name="ce3">
            <text:p>03/01/201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01-04T00:00:00" table:style-name="ce3">
            <text:p>04/01/201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pioggia neve<text:s/></text:p>
          </table:table-cell>
          <table:table-cell table:number-columns-repeated="16381"/>
        </table:table-row>
        <table:table-row table:style-name="ro1">
          <table:table-cell office:value-type="date" office:date-value="2016-01-05T00:00:00" table:style-name="ce3">
            <text:p>05/01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06T00:00:00" table:style-name="ce3">
            <text:p>06/01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07T00:00:00" table:style-name="ce3">
            <text:p>07/01/201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1-08T00:00:00" table:style-name="ce3">
            <text:p>08/01/201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09T00:00:00" table:style-name="ce3">
            <text:p>09/01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pioggia nebbia<text:s/></text:p>
          </table:table-cell>
          <table:table-cell table:number-columns-repeated="16381"/>
        </table:table-row>
        <table:table-row table:style-name="ro1">
          <table:table-cell office:value-type="date" office:date-value="2016-01-10T00:00:00" table:style-name="ce3">
            <text:p>10/01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01-11T00:00:00" table:style-name="ce3">
            <text:p>11/01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pioggia nebbia<text:s/></text:p>
          </table:table-cell>
          <table:table-cell table:number-columns-repeated="16381"/>
        </table:table-row>
        <table:table-row table:style-name="ro1">
          <table:table-cell office:value-type="date" office:date-value="2016-01-12T00:00:00" table:style-name="ce3">
            <text:p>12/01/20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13T00:00:00" table:style-name="ce3">
            <text:p>13/01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14T00:00:00" table:style-name="ce3">
            <text:p>14/01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15T00:00:00" table:style-name="ce3">
            <text:p>15/01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16T00:00:00" table:style-name="ce3">
            <text:p>16/01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17T00:00:00" table:style-name="ce3">
            <text:p>17/01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18T00:00:00" table:style-name="ce3">
            <text:p>18/01/2016</text:p>
          </table:table-cell>
          <table:table-cell office:value-type="float" office:value="-1" table:style-name="ce1">
            <text:p>-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19T00:00:00" table:style-name="ce3">
            <text:p>19/01/20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20T00:00:00" table:style-name="ce3">
            <text:p>20/01/2016</text:p>
          </table:table-cell>
          <table:table-cell office:value-type="float" office:value="-1" table:style-name="ce1">
            <text:p>-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21T00:00:00" table:style-name="ce3">
            <text:p>21/01/2016</text:p>
          </table:table-cell>
          <table:table-cell office:value-type="float" office:value="-1" table:style-name="ce1">
            <text:p>-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22T00:00:00" table:style-name="ce3">
            <text:p>22/01/20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23T00:00:00" table:style-name="ce3">
            <text:p>23/01/201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24T00:00:00" table:style-name="ce3">
            <text:p>24/01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25T00:00:00" table:style-name="ce3">
            <text:p>25/01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26T00:00:00" table:style-name="ce3">
            <text:p>26/01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27T00:00:00" table:style-name="ce3">
            <text:p>27/01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28T00:00:00" table:style-name="ce3">
            <text:p>28/01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29T00:00:00" table:style-name="ce3">
            <text:p>29/01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1-30T00:00:00" table:style-name="ce3">
            <text:p>30/01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01-31T00:00:00" table:style-name="ce3">
            <text:p>31/01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02-01T00:00:00" table:style-name="ce3">
            <text:p>01/0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nebbia</text:p>
          </table:table-cell>
          <table:table-cell table:number-columns-repeated="16381"/>
        </table:table-row>
        <table:table-row table:style-name="ro1">
          <table:table-cell office:value-type="date" office:date-value="2016-02-02T00:00:00" table:style-name="ce3">
            <text:p>02/0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nebbia</text:p>
          </table:table-cell>
          <table:table-cell table:number-columns-repeated="16381"/>
        </table:table-row>
        <table:table-row table:style-name="ro1">
          <table:table-cell office:value-type="date" office:date-value="2016-02-03T00:00:00" table:style-name="ce3">
            <text:p>03/02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04T00:00:00" table:style-name="ce3">
            <text:p>04/0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05T00:00:00" table:style-name="ce3">
            <text:p>05/02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06T00:00:00" table:style-name="ce3">
            <text:p>06/0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pioggia</text:p>
          </table:table-cell>
          <table:table-cell table:number-columns-repeated="16381"/>
        </table:table-row>
        <table:table-row table:style-name="ro1">
          <table:table-cell office:value-type="date" office:date-value="2016-02-07T00:00:00" table:style-name="ce3">
            <text:p>07/02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pioggia</text:p>
          </table:table-cell>
          <table:table-cell table:number-columns-repeated="16381"/>
        </table:table-row>
        <table:table-row table:style-name="ro1">
          <table:table-cell office:value-type="date" office:date-value="2016-02-08T00:00:00" table:style-name="ce3">
            <text:p>08/0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09T00:00:00" table:style-name="ce3">
            <text:p>09/0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10T00:00:00" table:style-name="ce3">
            <text:p>10/02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11T00:00:00" table:style-name="ce3">
            <text:p>11/0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12T00:00:00" table:style-name="ce3">
            <text:p>12/02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pioggia neve</text:p>
          </table:table-cell>
          <table:table-cell table:number-columns-repeated="16381"/>
        </table:table-row>
        <table:table-row table:style-name="ro1">
          <table:table-cell office:value-type="date" office:date-value="2016-02-13T00:00:00" table:style-name="ce3">
            <text:p>13/02/201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14T00:00:00" table:style-name="ce3">
            <text:p>14/02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pioggia nebbia</text:p>
          </table:table-cell>
          <table:table-cell table:number-columns-repeated="16381"/>
        </table:table-row>
        <table:table-row table:style-name="ro1">
          <table:table-cell office:value-type="date" office:date-value="2016-02-15T00:00:00" table:style-name="ce3">
            <text:p>15/0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nebbia</text:p>
          </table:table-cell>
          <table:table-cell table:number-columns-repeated="16381"/>
        </table:table-row>
        <table:table-row table:style-name="ro1">
          <table:table-cell office:value-type="date" office:date-value="2016-02-16T00:00:00" table:style-name="ce3">
            <text:p>16/0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pioggia</text:p>
          </table:table-cell>
          <table:table-cell table:number-columns-repeated="16381"/>
        </table:table-row>
        <table:table-row table:style-name="ro1">
          <table:table-cell office:value-type="date" office:date-value="2016-02-17T00:00:00" table:style-name="ce3">
            <text:p>17/0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pioggia</text:p>
          </table:table-cell>
          <table:table-cell table:number-columns-repeated="16381"/>
        </table:table-row>
        <table:table-row table:style-name="ro1">
          <table:table-cell office:value-type="date" office:date-value="2016-02-18T00:00:00" table:style-name="ce3">
            <text:p>18/02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pioggia</text:p>
          </table:table-cell>
          <table:table-cell table:number-columns-repeated="16381"/>
        </table:table-row>
        <table:table-row table:style-name="ro1">
          <table:table-cell office:value-type="date" office:date-value="2016-02-19T00:00:00" table:style-name="ce3">
            <text:p>19/0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20T00:00:00" table:style-name="ce3">
            <text:p>20/02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21T00:00:00" table:style-name="ce3">
            <text:p>21/02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22T00:00:00" table:style-name="ce3">
            <text:p>22/02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pioggia</text:p>
          </table:table-cell>
          <table:table-cell table:number-columns-repeated="16381"/>
        </table:table-row>
        <table:table-row table:style-name="ro1">
          <table:table-cell office:value-type="date" office:date-value="2016-02-23T00:00:00" table:style-name="ce3">
            <text:p>23/02/20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pioggia nebbia</text:p>
          </table:table-cell>
          <table:table-cell table:number-columns-repeated="16381"/>
        </table:table-row>
        <table:table-row table:style-name="ro1">
          <table:table-cell office:value-type="date" office:date-value="2016-02-24T00:00:00" table:style-name="ce3">
            <text:p>24/02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nebbia</text:p>
          </table:table-cell>
          <table:table-cell table:number-columns-repeated="16381"/>
        </table:table-row>
        <table:table-row table:style-name="ro1">
          <table:table-cell office:value-type="date" office:date-value="2016-02-25T00:00:00" table:style-name="ce3">
            <text:p>25/0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2-26T00:00:00" table:style-name="ce3">
            <text:p>26/0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pioggia</text:p>
          </table:table-cell>
          <table:table-cell table:number-columns-repeated="16381"/>
        </table:table-row>
        <table:table-row table:style-name="ro1">
          <table:table-cell office:value-type="date" office:date-value="2016-02-27T00:00:00" table:style-name="ce3">
            <text:p>27/0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pioggia</text:p>
          </table:table-cell>
          <table:table-cell table:number-columns-repeated="16381"/>
        </table:table-row>
        <table:table-row table:style-name="ro1">
          <table:table-cell office:value-type="date" office:date-value="2016-02-28T00:00:00" table:style-name="ce3">
            <text:p>28/0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pioggia</text:p>
          </table:table-cell>
          <table:table-cell table:number-columns-repeated="16381"/>
        </table:table-row>
        <table:table-row table:style-name="ro1">
          <table:table-cell office:value-type="date" office:date-value="2016-02-29T00:00:00" table:style-name="ce3">
            <text:p>29/02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pioggia</text:p>
          </table:table-cell>
          <table:table-cell table:number-columns-repeated="16381"/>
        </table:table-row>
        <table:table-row table:style-name="ro1">
          <table:table-cell office:value-type="date" office:date-value="2016-03-01T00:00:00" table:style-name="ce3">
            <text:p>01/03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03-02T00:00:00" table:style-name="ce3">
            <text:p>02/03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3-03T00:00:00" table:style-name="ce3">
            <text:p>03/03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04T00:00:00" table:style-name="ce3">
            <text:p>04/03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05T00:00:00" table:style-name="ce3">
            <text:p>05/03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pioggia neve<text:s/></text:p>
          </table:table-cell>
          <table:table-cell table:number-columns-repeated="16381"/>
        </table:table-row>
        <table:table-row table:style-name="ro1">
          <table:table-cell office:value-type="date" office:date-value="2016-03-06T00:00:00" table:style-name="ce3">
            <text:p>06/03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03-07T00:00:00" table:style-name="ce3">
            <text:p>07/03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03-08T00:00:00" table:style-name="ce3">
            <text:p>08/03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09T00:00:00" table:style-name="ce3">
            <text:p>09/03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10T00:00:00" table:style-name="ce3">
            <text:p>10/03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11T00:00:00" table:style-name="ce3">
            <text:p>11/03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12T00:00:00" table:style-name="ce3">
            <text:p>12/03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13T00:00:00" table:style-name="ce3">
            <text:p>13/03/20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3-14T00:00:00" table:style-name="ce3">
            <text:p>14/03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3-15T00:00:00" table:style-name="ce3">
            <text:p>15/03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3-16T00:00:00" table:style-name="ce3">
            <text:p>16/03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pioggia neve<text:s/></text:p>
          </table:table-cell>
          <table:table-cell table:number-columns-repeated="16381"/>
        </table:table-row>
        <table:table-row table:style-name="ro1">
          <table:table-cell office:value-type="date" office:date-value="2016-03-17T00:00:00" table:style-name="ce3">
            <text:p>17/03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3-18T00:00:00" table:style-name="ce3">
            <text:p>18/03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19T00:00:00" table:style-name="ce3">
            <text:p>19/03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20T00:00:00" table:style-name="ce3">
            <text:p>20/03/20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21T00:00:00" table:style-name="ce3">
            <text:p>21/03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22T00:00:00" table:style-name="ce3">
            <text:p>22/03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23T00:00:00" table:style-name="ce3">
            <text:p>23/03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3-24T00:00:00" table:style-name="ce3">
            <text:p>24/03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25T00:00:00" table:style-name="ce3">
            <text:p>25/03/20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26T00:00:00" table:style-name="ce3">
            <text:p>26/03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27T00:00:00" table:style-name="ce3">
            <text:p>27/03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3-28T00:00:00" table:style-name="ce3">
            <text:p>28/03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29T00:00:00" table:style-name="ce3">
            <text:p>29/03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30T00:00:00" table:style-name="ce3">
            <text:p>30/03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3-31T00:00:00" table:style-name="ce3">
            <text:p>31/03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4-01T00:00:00" table:style-name="ce3">
            <text:p>01/04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4-02T00:00:00" table:style-name="ce3">
            <text:p>02/04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4-03T00:00:00" table:style-name="ce3">
            <text:p>03/04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4-04T00:00:00" table:style-name="ce3">
            <text:p>04/04/2016</text:p>
          </table:table-cell>
          <table:table-cell table:style-name="ce1"/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05T00:00:00" table:style-name="ce3">
            <text:p>05/04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4-06T00:00:00" table:style-name="ce3">
            <text:p>06/04/2016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04-07T00:00:00" table:style-name="ce3">
            <text:p>07/04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4-08T00:00:00" table:style-name="ce3">
            <text:p>08/04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4-09T00:00:00" table:style-name="ce3">
            <text:p>09/04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4-10T00:00:00" table:style-name="ce3">
            <text:p>10/04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11T00:00:00" table:style-name="ce3">
            <text:p>11/04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12T00:00:00" table:style-name="ce3">
            <text:p>12/04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13T00:00:00" table:style-name="ce3">
            <text:p>13/04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4-14T00:00:00" table:style-name="ce3">
            <text:p>14/04/2016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15T00:00:00" table:style-name="ce3">
            <text:p>15/04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16T00:00:00" table:style-name="ce3">
            <text:p>16/04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4-17T00:00:00" table:style-name="ce3">
            <text:p>17/04/2016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4-18T00:00:00" table:style-name="ce3">
            <text:p>18/04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4-19T00:00:00" table:style-name="ce3">
            <text:p>19/04/2016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4-20T00:00:00" table:style-name="ce3">
            <text:p>20/04/2016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21T00:00:00" table:style-name="ce3">
            <text:p>21/04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22T00:00:00" table:style-name="ce3">
            <text:p>22/04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23T00:00:00" table:style-name="ce3">
            <text:p>23/04/2016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4-24T00:00:00" table:style-name="ce3">
            <text:p>24/04/2016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25T00:00:00" table:style-name="ce3">
            <text:p>25/04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26T00:00:00" table:style-name="ce3">
            <text:p>26/04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27T00:00:00" table:style-name="ce3">
            <text:p>27/04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28T00:00:00" table:style-name="ce3">
            <text:p>28/04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29T00:00:00" table:style-name="ce3">
            <text:p>29/04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4-30T00:00:00" table:style-name="ce3">
            <text:p>30/04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5-01T00:00:00" table:style-name="ce3">
            <text:p>01/05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5-02T00:00:00" table:style-name="ce3">
            <text:p>02/05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03T00:00:00" table:style-name="ce3">
            <text:p>03/05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04T00:00:00" table:style-name="ce3">
            <text:p>04/05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05T00:00:00" table:style-name="ce3">
            <text:p>05/05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06T00:00:00" table:style-name="ce3">
            <text:p>06/05/2016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07T00:00:00" table:style-name="ce3">
            <text:p>07/05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5-08T00:00:00" table:style-name="ce3">
            <text:p>08/05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5-09T00:00:00" table:style-name="ce3">
            <text:p>09/05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5-10T00:00:00" table:style-name="ce3">
            <text:p>10/05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5-11T00:00:00" table:style-name="ce3">
            <text:p>11/05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5-12T00:00:00" table:style-name="ce3">
            <text:p>12/05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5-13T00:00:00" table:style-name="ce3">
            <text:p>13/05/2016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14T00:00:00" table:style-name="ce3">
            <text:p>14/05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5-15T00:00:00" table:style-name="ce3">
            <text:p>15/05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16T00:00:00" table:style-name="ce3">
            <text:p>16/05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17T00:00:00" table:style-name="ce3">
            <text:p>17/05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18T00:00:00" table:style-name="ce3">
            <text:p>18/05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5-19T00:00:00" table:style-name="ce3">
            <text:p>19/05/2016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5-20T00:00:00" table:style-name="ce3">
            <text:p>20/05/201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21T00:00:00" table:style-name="ce3">
            <text:p>21/05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22T00:00:00" table:style-name="ce3">
            <text:p>22/05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23T00:00:00" table:style-name="ce3">
            <text:p>23/05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5-24T00:00:00" table:style-name="ce3">
            <text:p>24/05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25T00:00:00" table:style-name="ce3">
            <text:p>25/05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26T00:00:00" table:style-name="ce3">
            <text:p>26/05/2016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27T00:00:00" table:style-name="ce3">
            <text:p>27/05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5-28T00:00:00" table:style-name="ce3">
            <text:p>28/05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5-29T00:00:00" table:style-name="ce3">
            <text:p>29/05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5-30T00:00:00" table:style-name="ce3">
            <text:p>30/05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5-31T00:00:00" table:style-name="ce3">
            <text:p>31/05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01T00:00:00" table:style-name="ce3">
            <text:p>01/06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6-02T00:00:00" table:style-name="ce3">
            <text:p>02/06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03T00:00:00" table:style-name="ce3">
            <text:p>03/06/201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6-04T00:00:00" table:style-name="ce3">
            <text:p>04/06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05T00:00:00" table:style-name="ce3">
            <text:p>05/06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6-06T00:00:00" table:style-name="ce3">
            <text:p>06/06/2016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07T00:00:00" table:style-name="ce3">
            <text:p>07/06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6-08T00:00:00" table:style-name="ce3">
            <text:p>08/06/2016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09T00:00:00" table:style-name="ce3">
            <text:p>09/06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10T00:00:00" table:style-name="ce3">
            <text:p>10/06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6-11T00:00:00" table:style-name="ce3">
            <text:p>11/06/2016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12T00:00:00" table:style-name="ce3">
            <text:p>12/06/2016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13T00:00:00" table:style-name="ce3">
            <text:p>13/06/2016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14T00:00:00" table:style-name="ce3">
            <text:p>14/06/2016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15T00:00:00" table:style-name="ce3">
            <text:p>15/06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16T00:00:00" table:style-name="ce3">
            <text:p>16/06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6-17T00:00:00" table:style-name="ce3">
            <text:p>17/06/201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18T00:00:00" table:style-name="ce3">
            <text:p>18/06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19T00:00:00" table:style-name="ce3">
            <text:p>19/06/201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6-20T00:00:00" table:style-name="ce3">
            <text:p>20/06/2016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6-21T00:00:00" table:style-name="ce3">
            <text:p>21/06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6-22T00:00:00" table:style-name="ce3">
            <text:p>22/06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6-23T00:00:00" table:style-name="ce3">
            <text:p>23/06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6-24T00:00:00" table:style-name="ce3">
            <text:p>24/06/2016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6-25T00:00:00" table:style-name="ce3">
            <text:p>25/06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26T00:00:00" table:style-name="ce3">
            <text:p>26/06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27T00:00:00" table:style-name="ce3">
            <text:p>27/06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6-28T00:00:00" table:style-name="ce3">
            <text:p>28/06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6-29T00:00:00" table:style-name="ce3">
            <text:p>29/06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6-30T00:00:00" table:style-name="ce3">
            <text:p>30/06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7-01T00:00:00" table:style-name="ce3">
            <text:p>01/07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02T00:00:00" table:style-name="ce3">
            <text:p>02/07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7-03T00:00:00" table:style-name="ce3">
            <text:p>03/07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04T00:00:00" table:style-name="ce3">
            <text:p>04/07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05T00:00:00" table:style-name="ce3">
            <text:p>05/07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7-06T00:00:00" table:style-name="ce3">
            <text:p>06/07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07T00:00:00" table:style-name="ce3">
            <text:p>07/07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08T00:00:00" table:style-name="ce3">
            <text:p>08/07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09T00:00:00" table:style-name="ce3">
            <text:p>09/07/2016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10T00:00:00" table:style-name="ce3">
            <text:p>10/07/2016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11T00:00:00" table:style-name="ce3">
            <text:p>11/07/2016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7-12T00:00:00" table:style-name="ce3">
            <text:p>12/07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7-13T00:00:00" table:style-name="ce3">
            <text:p>13/07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7-14T00:00:00" table:style-name="ce3">
            <text:p>14/07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7-15T00:00:00" table:style-name="ce3">
            <text:p>15/07/2016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16T00:00:00" table:style-name="ce3">
            <text:p>16/07/2016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17T00:00:00" table:style-name="ce3">
            <text:p>17/07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18T00:00:00" table:style-name="ce3">
            <text:p>18/07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19T00:00:00" table:style-name="ce3">
            <text:p>19/07/2016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20T00:00:00" table:style-name="ce3">
            <text:p>20/07/2016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21T00:00:00" table:style-name="ce3">
            <text:p>21/07/2016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7-22T00:00:00" table:style-name="ce3">
            <text:p>22/07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7-23T00:00:00" table:style-name="ce3">
            <text:p>23/07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7-24T00:00:00" table:style-name="ce3">
            <text:p>24/07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25T00:00:00" table:style-name="ce3">
            <text:p>25/07/2016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26T00:00:00" table:style-name="ce3">
            <text:p>26/07/2016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7-27T00:00:00" table:style-name="ce3">
            <text:p>27/07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7-28T00:00:00" table:style-name="ce3">
            <text:p>28/07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29T00:00:00" table:style-name="ce3">
            <text:p>29/07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30T00:00:00" table:style-name="ce3">
            <text:p>30/07/2016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7-31T00:00:00" table:style-name="ce3">
            <text:p>31/07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8-01T00:00:00" table:style-name="ce3">
            <text:p>01/08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02T00:00:00" table:style-name="ce3">
            <text:p>02/08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03T00:00:00" table:style-name="ce3">
            <text:p>03/08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04T00:00:00" table:style-name="ce3">
            <text:p>04/08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8-05T00:00:00" table:style-name="ce3">
            <text:p>05/08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8-06T00:00:00" table:style-name="ce3">
            <text:p>06/08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07T00:00:00" table:style-name="ce3">
            <text:p>07/08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08T00:00:00" table:style-name="ce3">
            <text:p>08/08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09T00:00:00" table:style-name="ce3">
            <text:p>09/08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10T00:00:00" table:style-name="ce3">
            <text:p>10/08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8-11T00:00:00" table:style-name="ce3">
            <text:p>11/08/2016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12T00:00:00" table:style-name="ce3">
            <text:p>12/08/2016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13T00:00:00" table:style-name="ce3">
            <text:p>13/08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14T00:00:00" table:style-name="ce3">
            <text:p>14/08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8-15T00:00:00" table:style-name="ce3">
            <text:p>15/08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16T00:00:00" table:style-name="ce3">
            <text:p>16/08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8-17T00:00:00" table:style-name="ce3">
            <text:p>17/08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8-18T00:00:00" table:style-name="ce3">
            <text:p>18/08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19T00:00:00" table:style-name="ce3">
            <text:p>19/08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20T00:00:00" table:style-name="ce3">
            <text:p>20/08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8-21T00:00:00" table:style-name="ce3">
            <text:p>21/08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22T00:00:00" table:style-name="ce3">
            <text:p>22/08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23T00:00:00" table:style-name="ce3">
            <text:p>23/08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24T00:00:00" table:style-name="ce3">
            <text:p>24/08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25T00:00:00" table:style-name="ce3">
            <text:p>25/08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26T00:00:00" table:style-name="ce3">
            <text:p>26/08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27T00:00:00" table:style-name="ce3">
            <text:p>27/08/2016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28T00:00:00" table:style-name="ce3">
            <text:p>28/08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8-29T00:00:00" table:style-name="ce3">
            <text:p>29/08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8-30T00:00:00" table:style-name="ce3">
            <text:p>30/08/201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8-31T00:00:00" table:style-name="ce3">
            <text:p>31/08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9-01T00:00:00" table:style-name="ce3">
            <text:p>01/09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02T00:00:00" table:style-name="ce3">
            <text:p>02/09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03T00:00:00" table:style-name="ce3">
            <text:p>03/09/201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04T00:00:00" table:style-name="ce3">
            <text:p>04/09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05T00:00:00" table:style-name="ce3">
            <text:p>05/09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06T00:00:00" table:style-name="ce3">
            <text:p>06/09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07T00:00:00" table:style-name="ce3">
            <text:p>07/09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08T00:00:00" table:style-name="ce3">
            <text:p>08/09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09T00:00:00" table:style-name="ce3">
            <text:p>09/09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10T00:00:00" table:style-name="ce3">
            <text:p>10/09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11T00:00:00" table:style-name="ce3">
            <text:p>11/09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9-12T00:00:00" table:style-name="ce3">
            <text:p>12/09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13T00:00:00" table:style-name="ce3">
            <text:p>13/09/20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9-14T00:00:00" table:style-name="ce3">
            <text:p>14/09/201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pioggia temporale<text:s/></text:p>
          </table:table-cell>
          <table:table-cell table:number-columns-repeated="16381"/>
        </table:table-row>
        <table:table-row table:style-name="ro1">
          <table:table-cell office:value-type="date" office:date-value="2016-09-15T00:00:00" table:style-name="ce3">
            <text:p>15/09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9-16T00:00:00" table:style-name="ce3">
            <text:p>16/09/201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9-17T00:00:00" table:style-name="ce3">
            <text:p>17/09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9-18T00:00:00" table:style-name="ce3">
            <text:p>18/09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9-19T00:00:00" table:style-name="ce3">
            <text:p>19/09/201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20T00:00:00" table:style-name="ce3">
            <text:p>20/09/2016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9-21T00:00:00" table:style-name="ce3">
            <text:p>21/09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9-22T00:00:00" table:style-name="ce3">
            <text:p>22/09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23T00:00:00" table:style-name="ce3">
            <text:p>23/09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09-24T00:00:00" table:style-name="ce3">
            <text:p>24/09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25T00:00:00" table:style-name="ce3">
            <text:p>25/09/201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26T00:00:00" table:style-name="ce3">
            <text:p>26/09/201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27T00:00:00" table:style-name="ce3">
            <text:p>27/09/201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28T00:00:00" table:style-name="ce3">
            <text:p>28/09/201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29T00:00:00" table:style-name="ce3">
            <text:p>29/09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09-30T00:00:00" table:style-name="ce3">
            <text:p>30/09/201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01T00:00:00" table:style-name="ce3">
            <text:p>01/10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0-02T00:00:00" table:style-name="ce3">
            <text:p>02/10/201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03T00:00:00" table:style-name="ce3">
            <text:p>03/10/201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04T00:00:00" table:style-name="ce3">
            <text:p>04/10/20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05T00:00:00" table:style-name="ce3">
            <text:p>05/10/2016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06T00:00:00" table:style-name="ce3">
            <text:p>06/10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07T00:00:00" table:style-name="ce3">
            <text:p>07/10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08T00:00:00" table:style-name="ce3">
            <text:p>08/10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09T00:00:00" table:style-name="ce3">
            <text:p>09/10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0-10T00:00:00" table:style-name="ce3">
            <text:p>10/10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11T00:00:00" table:style-name="ce3">
            <text:p>11/10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0-12T00:00:00" table:style-name="ce3">
            <text:p>12/10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13T00:00:00" table:style-name="ce3">
            <text:p>13/10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0-14T00:00:00" table:style-name="ce3">
            <text:p>14/10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pioggia temporale nebbia<text:s/></text:p>
          </table:table-cell>
          <table:table-cell table:number-columns-repeated="16381"/>
        </table:table-row>
        <table:table-row table:style-name="ro1">
          <table:table-cell office:value-type="date" office:date-value="2016-10-15T00:00:00" table:style-name="ce3">
            <text:p>15/10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pioggia nebbia<text:s/></text:p>
          </table:table-cell>
          <table:table-cell table:number-columns-repeated="16381"/>
        </table:table-row>
        <table:table-row table:style-name="ro1">
          <table:table-cell office:value-type="date" office:date-value="2016-10-16T00:00:00" table:style-name="ce3">
            <text:p>16/10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0-17T00:00:00" table:style-name="ce3">
            <text:p>17/10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18T00:00:00" table:style-name="ce3">
            <text:p>18/10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19T00:00:00" table:style-name="ce3">
            <text:p>19/10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0-20T00:00:00" table:style-name="ce3">
            <text:p>20/10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0-21T00:00:00" table:style-name="ce3">
            <text:p>21/10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22T00:00:00" table:style-name="ce3">
            <text:p>22/10/20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23T00:00:00" table:style-name="ce3">
            <text:p>23/10/20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0-24T00:00:00" table:style-name="ce3">
            <text:p>24/10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25T00:00:00" table:style-name="ce3">
            <text:p>25/10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0-26T00:00:00" table:style-name="ce3">
            <text:p>26/10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pioggia nebbia<text:s/></text:p>
          </table:table-cell>
          <table:table-cell table:number-columns-repeated="16381"/>
        </table:table-row>
        <table:table-row table:style-name="ro1">
          <table:table-cell office:value-type="date" office:date-value="2016-10-27T00:00:00" table:style-name="ce3">
            <text:p>27/10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0-28T00:00:00" table:style-name="ce3">
            <text:p>28/10/201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29T00:00:00" table:style-name="ce3">
            <text:p>29/10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30T00:00:00" table:style-name="ce3">
            <text:p>30/10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0-31T00:00:00" table:style-name="ce3">
            <text:p>31/10/20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1-01T00:00:00" table:style-name="ce3">
            <text:p>01/11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1-02T00:00:00" table:style-name="ce3">
            <text:p>02/11/201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1-03T00:00:00" table:style-name="ce3">
            <text:p>03/11/20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04T00:00:00" table:style-name="ce3">
            <text:p>04/11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05T00:00:00" table:style-name="ce3">
            <text:p>05/11/20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1-06T00:00:00" table:style-name="ce3">
            <text:p>06/11/20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1-07T00:00:00" table:style-name="ce3">
            <text:p>07/11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08T00:00:00" table:style-name="ce3">
            <text:p>08/11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09T00:00:00" table:style-name="ce3">
            <text:p>09/11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10T00:00:00" table:style-name="ce3">
            <text:p>10/11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11T00:00:00" table:style-name="ce3">
            <text:p>11/11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12T00:00:00" table:style-name="ce3">
            <text:p>12/11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13T00:00:00" table:style-name="ce3">
            <text:p>13/11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14T00:00:00" table:style-name="ce3">
            <text:p>14/11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1-15T00:00:00" table:style-name="ce3">
            <text:p>15/11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16T00:00:00" table:style-name="ce3">
            <text:p>16/11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17T00:00:00" table:style-name="ce3">
            <text:p>17/11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18T00:00:00" table:style-name="ce3">
            <text:p>18/11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19T00:00:00" table:style-name="ce3">
            <text:p>19/11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20T00:00:00" table:style-name="ce3">
            <text:p>20/11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1-21T00:00:00" table:style-name="ce3">
            <text:p>21/11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pioggia nebbia<text:s/></text:p>
          </table:table-cell>
          <table:table-cell table:number-columns-repeated="16381"/>
        </table:table-row>
        <table:table-row table:style-name="ro1">
          <table:table-cell office:value-type="date" office:date-value="2016-11-22T00:00:00" table:style-name="ce3">
            <text:p>22/11/20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1-23T00:00:00" table:style-name="ce3">
            <text:p>23/11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pioggia nebbia<text:s/></text:p>
          </table:table-cell>
          <table:table-cell table:number-columns-repeated="16381"/>
        </table:table-row>
        <table:table-row table:style-name="ro1">
          <table:table-cell office:value-type="date" office:date-value="2016-11-24T00:00:00" table:style-name="ce3">
            <text:p>24/11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1-25T00:00:00" table:style-name="ce3">
            <text:p>25/11/201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1-26T00:00:00" table:style-name="ce3">
            <text:p>26/11/201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27T00:00:00" table:style-name="ce3">
            <text:p>27/11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1-28T00:00:00" table:style-name="ce3">
            <text:p>28/11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pioggia nebbia<text:s/></text:p>
          </table:table-cell>
          <table:table-cell table:number-columns-repeated="16381"/>
        </table:table-row>
        <table:table-row table:style-name="ro1">
          <table:table-cell office:value-type="date" office:date-value="2016-11-29T00:00:00" table:style-name="ce3">
            <text:p>29/11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1-30T00:00:00" table:style-name="ce3">
            <text:p>30/11/201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01T00:00:00" table:style-name="ce3">
            <text:p>01/1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02T00:00:00" table:style-name="ce3">
            <text:p>02/1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03T00:00:00" table:style-name="ce3">
            <text:p>03/12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2-04T00:00:00" table:style-name="ce3">
            <text:p>04/1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05T00:00:00" table:style-name="ce3">
            <text:p>05/1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06T00:00:00" table:style-name="ce3">
            <text:p>06/12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07T00:00:00" table:style-name="ce3">
            <text:p>07/12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08T00:00:00" table:style-name="ce3">
            <text:p>08/12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09T00:00:00" table:style-name="ce3">
            <text:p>09/12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10T00:00:00" table:style-name="ce3">
            <text:p>10/12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11T00:00:00" table:style-name="ce3">
            <text:p>11/12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12T00:00:00" table:style-name="ce3">
            <text:p>12/12/20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2-13T00:00:00" table:style-name="ce3">
            <text:p>13/12/2016</text:p>
          </table:table-cell>
          <table:table-cell office:value-type="float" office:value="-1" table:style-name="ce1">
            <text:p>-1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2-14T00:00:00" table:style-name="ce3">
            <text:p>14/12/2016</text:p>
          </table:table-cell>
          <table:table-cell office:value-type="float" office:value="-1" table:style-name="ce1">
            <text:p>-1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2-15T00:00:00" table:style-name="ce3">
            <text:p>15/12/2016</text:p>
          </table:table-cell>
          <table:table-cell office:value-type="float" office:value="-1" table:style-name="ce1">
            <text:p>-1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2-16T00:00:00" table:style-name="ce3">
            <text:p>16/12/201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nebbia<text:s/></text:p>
          </table:table-cell>
          <table:table-cell table:number-columns-repeated="16381"/>
        </table:table-row>
        <table:table-row table:style-name="ro1">
          <table:table-cell office:value-type="date" office:date-value="2016-12-17T00:00:00" table:style-name="ce3">
            <text:p>17/12/201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18T00:00:00" table:style-name="ce3">
            <text:p>18/12/201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19T00:00:00" table:style-name="ce3">
            <text:p>19/12/201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pioggia neve<text:s/></text:p>
          </table:table-cell>
          <table:table-cell table:number-columns-repeated="16381"/>
        </table:table-row>
        <table:table-row table:style-name="ro1">
          <table:table-cell office:value-type="date" office:date-value="2016-12-20T00:00:00" table:style-name="ce3">
            <text:p>20/1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pioggia<text:s/></text:p>
          </table:table-cell>
          <table:table-cell table:number-columns-repeated="16381"/>
        </table:table-row>
        <table:table-row table:style-name="ro1">
          <table:table-cell office:value-type="date" office:date-value="2016-12-21T00:00:00" table:style-name="ce3">
            <text:p>21/1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pioggia nebbia<text:s/></text:p>
          </table:table-cell>
          <table:table-cell table:number-columns-repeated="16381"/>
        </table:table-row>
        <table:table-row table:style-name="ro1">
          <table:table-cell office:value-type="date" office:date-value="2016-12-22T00:00:00" table:style-name="ce3">
            <text:p>22/12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23T00:00:00" table:style-name="ce3">
            <text:p>23/12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24T00:00:00" table:style-name="ce3">
            <text:p>24/1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25T00:00:00" table:style-name="ce3">
            <text:p>25/12/20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26T00:00:00" table:style-name="ce3">
            <text:p>26/12/20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27T00:00:00" table:style-name="ce3">
            <text:p>27/12/201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28T00:00:00" table:style-name="ce3">
            <text:p>28/12/20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29T00:00:00" table:style-name="ce3">
            <text:p>29/12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30T00:00:00" table:style-name="ce3">
            <text:p>30/12/20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style-name="ro1">
          <table:table-cell office:value-type="date" office:date-value="2016-12-31T00:00:00" table:style-name="ce3">
            <text:p>31/12/201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table:number-columns-repeated="16381"/>
        </table:table-row>
        <table:table-row table:number-rows-repeated="1048209" table:style-name="ro1">
          <table:table-cell table:number-columns-repeated="16384"/>
        </table:table-row>
      </table:table>
      <table:table table:name="4_" table:style-name="ta2">
        <table:table-column table:style-name="co2" table:default-cell-style-name="ce1"/>
        <table:table-column table:style-name="co15" table:default-cell-style-name="ce1"/>
        <table:table-column table:style-name="co16" table:number-columns-repeated="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16" table:number-columns-repeated="16371" table:default-cell-style-name="ce1"/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FENOMENI</text:p>
          </table:table-cell>
          <table:table-cell office:value-type="string" table:style-name="ce1">
            <text:p>pioggia1</text:p>
          </table:table-cell>
          <table:table-cell office:value-type="string" table:style-name="ce1">
            <text:p>nebbia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01T00:00:00" table:style-name="ce3">
            <text:p>01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]));0;1)" table:style-name="ce1">
            <text:p>0</text:p>
          </table:table-cell>
          <table:table-cell office:value-type="float" office:value="0" table:formula="of:=IF(ISERR(FIND(&quot;nebbia&quot;;[.B2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02T00:00:00" table:style-name="ce3">
            <text:p>02/01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3]));0;1)" table:style-name="ce1">
            <text:p>1</text:p>
          </table:table-cell>
          <table:table-cell office:value-type="float" office:value="0" table:formula="of:=IF(ISERR(FIND(&quot;nebbia&quot;;[.B3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03T00:00:00" table:style-name="ce3">
            <text:p>03/01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4]));0;1)" table:style-name="ce1">
            <text:p>0</text:p>
          </table:table-cell>
          <table:table-cell office:value-type="float" office:value="1" table:formula="of:=IF(ISERR(FIND(&quot;nebbia&quot;;[.B4]));0;1)" table:style-name="ce1">
            <text:p>1</text:p>
          </table:table-cell>
          <table:table-cell table:number-columns-repeated="6" table:style-name="ce1"/>
          <table:table-cell office:value-type="string" table:style-name="ce5">
            <text:p>Etichette di riga</text:p>
          </table:table-cell>
          <table:table-cell office:value-type="string" table:style-name="ce4">
            <text:p>Num. giorni pioggia</text:p>
          </table:table-cell>
          <table:table-cell office:value-type="string" table:style-name="ce12">
            <text:p>Num. giorni nebbia</text:p>
          </table:table-cell>
          <table:table-cell table:number-columns-repeated="16371"/>
        </table:table-row>
        <table:table-row table:style-name="ro1">
          <table:table-cell office:value-type="date" office:date-value="2016-01-04T00:00:00" table:style-name="ce3">
            <text:p>04/01/2016</text:p>
          </table:table-cell>
          <table:table-cell office:value-type="string" table:style-name="ce2">
            <text:p>pioggia neve<text:s/></text:p>
          </table:table-cell>
          <table:table-cell office:value-type="float" office:value="1" table:formula="of:=IF(ISERR(FIND(&quot;pioggia&quot;;[.B5]));0;1)" table:style-name="ce1">
            <text:p>1</text:p>
          </table:table-cell>
          <table:table-cell office:value-type="float" office:value="0" table:formula="of:=IF(ISERR(FIND(&quot;nebbia&quot;;[.B5]));0;1)" table:style-name="ce1">
            <text:p>0</text:p>
          </table:table-cell>
          <table:table-cell table:number-columns-repeated="6" table:style-name="ce1"/>
          <table:table-cell office:value-type="string" table:style-name="ce7">
            <text:p>gen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4">
            <text:p>6</text:p>
          </table:table-cell>
          <table:table-cell table:number-columns-repeated="16371"/>
        </table:table-row>
        <table:table-row table:style-name="ro1">
          <table:table-cell office:value-type="date" office:date-value="2016-01-05T00:00:00" table:style-name="ce3">
            <text:p>05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6]));0;1)" table:style-name="ce1">
            <text:p>0</text:p>
          </table:table-cell>
          <table:table-cell office:value-type="float" office:value="0" table:formula="of:=IF(ISERR(FIND(&quot;nebbia&quot;;[.B6]));0;1)" table:style-name="ce1">
            <text:p>0</text:p>
          </table:table-cell>
          <table:table-cell table:number-columns-repeated="6" table:style-name="ce1"/>
          <table:table-cell office:value-type="string" table:style-name="ce9">
            <text:p>feb</text:p>
          </table:table-cell>
          <table:table-cell office:value-type="float" office:value="13" table:style-name="ce17">
            <text:p>13</text:p>
          </table:table-cell>
          <table:table-cell office:value-type="float" office:value="6" table:style-name="ce18">
            <text:p>6</text:p>
          </table:table-cell>
          <table:table-cell table:number-columns-repeated="16371"/>
        </table:table-row>
        <table:table-row table:style-name="ro1">
          <table:table-cell office:value-type="date" office:date-value="2016-01-06T00:00:00" table:style-name="ce3">
            <text:p>06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7]));0;1)" table:style-name="ce1">
            <text:p>0</text:p>
          </table:table-cell>
          <table:table-cell office:value-type="float" office:value="0" table:formula="of:=IF(ISERR(FIND(&quot;nebbia&quot;;[.B7]));0;1)" table:style-name="ce1">
            <text:p>0</text:p>
          </table:table-cell>
          <table:table-cell table:number-columns-repeated="6" table:style-name="ce1"/>
          <table:table-cell office:value-type="string" table:style-name="ce9">
            <text:p>mar</text:p>
          </table:table-cell>
          <table:table-cell office:value-type="float" office:value="10" table:style-name="ce17">
            <text:p>10</text:p>
          </table:table-cell>
          <table:table-cell office:value-type="float" office:value="3" table:style-name="ce18">
            <text:p>3</text:p>
          </table:table-cell>
          <table:table-cell table:number-columns-repeated="16371"/>
        </table:table-row>
        <table:table-row table:style-name="ro1">
          <table:table-cell office:value-type="date" office:date-value="2016-01-07T00:00:00" table:style-name="ce3">
            <text:p>07/01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8]));0;1)" table:style-name="ce1">
            <text:p>1</text:p>
          </table:table-cell>
          <table:table-cell office:value-type="float" office:value="0" table:formula="of:=IF(ISERR(FIND(&quot;nebbia&quot;;[.B8]));0;1)" table:style-name="ce1">
            <text:p>0</text:p>
          </table:table-cell>
          <table:table-cell table:number-columns-repeated="6" table:style-name="ce1"/>
          <table:table-cell office:value-type="string" table:style-name="ce9">
            <text:p>apr</text:p>
          </table:table-cell>
          <table:table-cell office:value-type="float" office:value="14" table:style-name="ce17">
            <text:p>14</text:p>
          </table:table-cell>
          <table:table-cell office:value-type="float" office:value="1" table:style-name="ce18">
            <text:p>1</text:p>
          </table:table-cell>
          <table:table-cell table:number-columns-repeated="16371"/>
        </table:table-row>
        <table:table-row table:style-name="ro1">
          <table:table-cell office:value-type="date" office:date-value="2016-01-08T00:00:00" table:style-name="ce3">
            <text:p>08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9]));0;1)" table:style-name="ce1">
            <text:p>0</text:p>
          </table:table-cell>
          <table:table-cell office:value-type="float" office:value="0" table:formula="of:=IF(ISERR(FIND(&quot;nebbia&quot;;[.B9]));0;1)" table:style-name="ce1">
            <text:p>0</text:p>
          </table:table-cell>
          <table:table-cell table:number-columns-repeated="6" table:style-name="ce1"/>
          <table:table-cell office:value-type="string" table:style-name="ce9">
            <text:p>mag</text:p>
          </table:table-cell>
          <table:table-cell office:value-type="float" office:value="15" table:style-name="ce17">
            <text:p>15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1">
          <table:table-cell office:value-type="date" office:date-value="2016-01-09T00:00:00" table:style-name="ce3">
            <text:p>09/01/2016</text:p>
          </table:table-cell>
          <table:table-cell office:value-type="string" table:style-name="ce2">
            <text:p>pioggia nebbia<text:s/></text:p>
          </table:table-cell>
          <table:table-cell office:value-type="float" office:value="1" table:formula="of:=IF(ISERR(FIND(&quot;pioggia&quot;;[.B10]));0;1)" table:style-name="ce1">
            <text:p>1</text:p>
          </table:table-cell>
          <table:table-cell office:value-type="float" office:value="1" table:formula="of:=IF(ISERR(FIND(&quot;nebbia&quot;;[.B10]));0;1)" table:style-name="ce1">
            <text:p>1</text:p>
          </table:table-cell>
          <table:table-cell table:number-columns-repeated="6" table:style-name="ce1"/>
          <table:table-cell office:value-type="string" table:style-name="ce9">
            <text:p>giu</text:p>
          </table:table-cell>
          <table:table-cell office:value-type="float" office:value="17" table:style-name="ce17">
            <text:p>17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1">
          <table:table-cell office:value-type="date" office:date-value="2016-01-10T00:00:00" table:style-name="ce3">
            <text:p>10/01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11]));0;1)" table:style-name="ce1">
            <text:p>0</text:p>
          </table:table-cell>
          <table:table-cell office:value-type="float" office:value="1" table:formula="of:=IF(ISERR(FIND(&quot;nebbia&quot;;[.B11]));0;1)" table:style-name="ce1">
            <text:p>1</text:p>
          </table:table-cell>
          <table:table-cell table:number-columns-repeated="6" table:style-name="ce1"/>
          <table:table-cell office:value-type="string" table:style-name="ce9">
            <text:p>lug</text:p>
          </table:table-cell>
          <table:table-cell office:value-type="float" office:value="11" table:style-name="ce17">
            <text:p>11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1">
          <table:table-cell office:value-type="date" office:date-value="2016-01-11T00:00:00" table:style-name="ce3">
            <text:p>11/01/2016</text:p>
          </table:table-cell>
          <table:table-cell office:value-type="string" table:style-name="ce2">
            <text:p>pioggia nebbia<text:s/></text:p>
          </table:table-cell>
          <table:table-cell office:value-type="float" office:value="1" table:formula="of:=IF(ISERR(FIND(&quot;pioggia&quot;;[.B12]));0;1)" table:style-name="ce1">
            <text:p>1</text:p>
          </table:table-cell>
          <table:table-cell office:value-type="float" office:value="1" table:formula="of:=IF(ISERR(FIND(&quot;nebbia&quot;;[.B12]));0;1)" table:style-name="ce1">
            <text:p>1</text:p>
          </table:table-cell>
          <table:table-cell table:number-columns-repeated="6" table:style-name="ce1"/>
          <table:table-cell office:value-type="string" table:style-name="ce9">
            <text:p>ago</text:p>
          </table:table-cell>
          <table:table-cell office:value-type="float" office:value="8" table:style-name="ce17">
            <text:p>8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1">
          <table:table-cell office:value-type="date" office:date-value="2016-01-12T00:00:00" table:style-name="ce3">
            <text:p>12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3]));0;1)" table:style-name="ce1">
            <text:p>0</text:p>
          </table:table-cell>
          <table:table-cell office:value-type="float" office:value="0" table:formula="of:=IF(ISERR(FIND(&quot;nebbia&quot;;[.B13]));0;1)" table:style-name="ce1">
            <text:p>0</text:p>
          </table:table-cell>
          <table:table-cell table:number-columns-repeated="6" table:style-name="ce1"/>
          <table:table-cell office:value-type="string" table:style-name="ce9">
            <text:p>set</text:p>
          </table:table-cell>
          <table:table-cell office:value-type="float" office:value="8" table:style-name="ce17">
            <text:p>8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1">
          <table:table-cell office:value-type="date" office:date-value="2016-01-13T00:00:00" table:style-name="ce3">
            <text:p>13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4]));0;1)" table:style-name="ce1">
            <text:p>0</text:p>
          </table:table-cell>
          <table:table-cell office:value-type="float" office:value="0" table:formula="of:=IF(ISERR(FIND(&quot;nebbia&quot;;[.B14]));0;1)" table:style-name="ce1">
            <text:p>0</text:p>
          </table:table-cell>
          <table:table-cell table:number-columns-repeated="6" table:style-name="ce1"/>
          <table:table-cell office:value-type="string" table:style-name="ce9">
            <text:p>ott</text:p>
          </table:table-cell>
          <table:table-cell office:value-type="float" office:value="9" table:style-name="ce17">
            <text:p>9</text:p>
          </table:table-cell>
          <table:table-cell office:value-type="float" office:value="8" table:style-name="ce18">
            <text:p>8</text:p>
          </table:table-cell>
          <table:table-cell table:number-columns-repeated="16371"/>
        </table:table-row>
        <table:table-row table:style-name="ro1">
          <table:table-cell office:value-type="date" office:date-value="2016-01-14T00:00:00" table:style-name="ce3">
            <text:p>14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5]));0;1)" table:style-name="ce1">
            <text:p>0</text:p>
          </table:table-cell>
          <table:table-cell office:value-type="float" office:value="0" table:formula="of:=IF(ISERR(FIND(&quot;nebbia&quot;;[.B15]));0;1)" table:style-name="ce1">
            <text:p>0</text:p>
          </table:table-cell>
          <table:table-cell table:number-columns-repeated="6" table:style-name="ce1"/>
          <table:table-cell office:value-type="string" table:style-name="ce9">
            <text:p>nov</text:p>
          </table:table-cell>
          <table:table-cell office:value-type="float" office:value="10" table:style-name="ce17">
            <text:p>10</text:p>
          </table:table-cell>
          <table:table-cell office:value-type="float" office:value="6" table:style-name="ce18">
            <text:p>6</text:p>
          </table:table-cell>
          <table:table-cell table:number-columns-repeated="16371"/>
        </table:table-row>
        <table:table-row table:style-name="ro1">
          <table:table-cell office:value-type="date" office:date-value="2016-01-15T00:00:00" table:style-name="ce3">
            <text:p>15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6]));0;1)" table:style-name="ce1">
            <text:p>0</text:p>
          </table:table-cell>
          <table:table-cell office:value-type="float" office:value="0" table:formula="of:=IF(ISERR(FIND(&quot;nebbia&quot;;[.B16]));0;1)" table:style-name="ce1">
            <text:p>0</text:p>
          </table:table-cell>
          <table:table-cell table:number-columns-repeated="6" table:style-name="ce1"/>
          <table:table-cell office:value-type="string" table:style-name="ce9">
            <text:p>dic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18">
            <text:p>6</text:p>
          </table:table-cell>
          <table:table-cell table:number-columns-repeated="16371"/>
        </table:table-row>
        <table:table-row table:style-name="ro1">
          <table:table-cell office:value-type="date" office:date-value="2016-01-16T00:00:00" table:style-name="ce3">
            <text:p>16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7]));0;1)" table:style-name="ce1">
            <text:p>0</text:p>
          </table:table-cell>
          <table:table-cell office:value-type="float" office:value="0" table:formula="of:=IF(ISERR(FIND(&quot;nebbia&quot;;[.B17]));0;1)" table:style-name="ce1">
            <text:p>0</text:p>
          </table:table-cell>
          <table:table-cell table:number-columns-repeated="6" table:style-name="ce1"/>
          <table:table-cell office:value-type="string" table:style-name="ce10">
            <text:p>Totale complessivo</text:p>
          </table:table-cell>
          <table:table-cell office:value-type="float" office:value="124" table:style-name="ce15">
            <text:p>124</text:p>
          </table:table-cell>
          <table:table-cell office:value-type="float" office:value="36" table:style-name="ce16">
            <text:p>36</text:p>
          </table:table-cell>
          <table:table-cell table:number-columns-repeated="16371"/>
        </table:table-row>
        <table:table-row table:style-name="ro1">
          <table:table-cell office:value-type="date" office:date-value="2016-01-17T00:00:00" table:style-name="ce3">
            <text:p>17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8]));0;1)" table:style-name="ce1">
            <text:p>0</text:p>
          </table:table-cell>
          <table:table-cell office:value-type="float" office:value="0" table:formula="of:=IF(ISERR(FIND(&quot;nebbia&quot;;[.B18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18T00:00:00" table:style-name="ce3">
            <text:p>18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9]));0;1)" table:style-name="ce1">
            <text:p>0</text:p>
          </table:table-cell>
          <table:table-cell office:value-type="float" office:value="0" table:formula="of:=IF(ISERR(FIND(&quot;nebbia&quot;;[.B19]));0;1)" table:style-name="ce1">
            <text:p>0</text:p>
          </table:table-cell>
          <table:table-cell table:number-columns-repeated="2" table:style-name="ce1"/>
          <table:table-cell table:style-name="ce1">
            <draw:frame draw:z-index="1" draw:id="id2" draw:style-name="a2" draw:name="Grafico 2" svg:x="0.15in" svg:y="0.13333in" svg:width="6.05833in" svg:height="3.8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office:value-type="date" office:date-value="2016-01-19T00:00:00" table:style-name="ce3">
            <text:p>19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0]));0;1)" table:style-name="ce1">
            <text:p>0</text:p>
          </table:table-cell>
          <table:table-cell office:value-type="float" office:value="0" table:formula="of:=IF(ISERR(FIND(&quot;nebbia&quot;;[.B20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20T00:00:00" table:style-name="ce3">
            <text:p>20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1]));0;1)" table:style-name="ce1">
            <text:p>0</text:p>
          </table:table-cell>
          <table:table-cell office:value-type="float" office:value="0" table:formula="of:=IF(ISERR(FIND(&quot;nebbia&quot;;[.B21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21T00:00:00" table:style-name="ce3">
            <text:p>21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2]));0;1)" table:style-name="ce1">
            <text:p>0</text:p>
          </table:table-cell>
          <table:table-cell office:value-type="float" office:value="0" table:formula="of:=IF(ISERR(FIND(&quot;nebbia&quot;;[.B22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22T00:00:00" table:style-name="ce3">
            <text:p>22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3]));0;1)" table:style-name="ce1">
            <text:p>0</text:p>
          </table:table-cell>
          <table:table-cell office:value-type="float" office:value="0" table:formula="of:=IF(ISERR(FIND(&quot;nebbia&quot;;[.B23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23T00:00:00" table:style-name="ce3">
            <text:p>23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4]));0;1)" table:style-name="ce1">
            <text:p>0</text:p>
          </table:table-cell>
          <table:table-cell office:value-type="float" office:value="0" table:formula="of:=IF(ISERR(FIND(&quot;nebbia&quot;;[.B24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24T00:00:00" table:style-name="ce3">
            <text:p>24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5]));0;1)" table:style-name="ce1">
            <text:p>0</text:p>
          </table:table-cell>
          <table:table-cell office:value-type="float" office:value="0" table:formula="of:=IF(ISERR(FIND(&quot;nebbia&quot;;[.B25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25T00:00:00" table:style-name="ce3">
            <text:p>25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6]));0;1)" table:style-name="ce1">
            <text:p>0</text:p>
          </table:table-cell>
          <table:table-cell office:value-type="float" office:value="0" table:formula="of:=IF(ISERR(FIND(&quot;nebbia&quot;;[.B26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26T00:00:00" table:style-name="ce3">
            <text:p>26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7]));0;1)" table:style-name="ce1">
            <text:p>0</text:p>
          </table:table-cell>
          <table:table-cell office:value-type="float" office:value="0" table:formula="of:=IF(ISERR(FIND(&quot;nebbia&quot;;[.B27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27T00:00:00" table:style-name="ce3">
            <text:p>27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8]));0;1)" table:style-name="ce1">
            <text:p>0</text:p>
          </table:table-cell>
          <table:table-cell office:value-type="float" office:value="0" table:formula="of:=IF(ISERR(FIND(&quot;nebbia&quot;;[.B28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28T00:00:00" table:style-name="ce3">
            <text:p>28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9]));0;1)" table:style-name="ce1">
            <text:p>0</text:p>
          </table:table-cell>
          <table:table-cell office:value-type="float" office:value="0" table:formula="of:=IF(ISERR(FIND(&quot;nebbia&quot;;[.B29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29T00:00:00" table:style-name="ce3">
            <text:p>29/0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0]));0;1)" table:style-name="ce1">
            <text:p>0</text:p>
          </table:table-cell>
          <table:table-cell office:value-type="float" office:value="0" table:formula="of:=IF(ISERR(FIND(&quot;nebbia&quot;;[.B30]));0;1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30T00:00:00" table:style-name="ce3">
            <text:p>30/01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1]));0;1)" table:style-name="ce1">
            <text:p>0</text:p>
          </table:table-cell>
          <table:table-cell office:value-type="float" office:value="1" table:formula="of:=IF(ISERR(FIND(&quot;nebbia&quot;;[.B31]));0;1)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1-31T00:00:00" table:style-name="ce3">
            <text:p>31/01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2]));0;1)" table:style-name="ce1">
            <text:p>0</text:p>
          </table:table-cell>
          <table:table-cell office:value-type="float" office:value="1" table:formula="of:=IF(ISERR(FIND(&quot;nebbia&quot;;[.B32]));0;1)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6-02-01T00:00:00" table:style-name="ce3">
            <text:p>01/02/2016</text:p>
          </table:table-cell>
          <table:table-cell office:value-type="string" table:style-name="ce2">
            <text:p>nebbia</text:p>
          </table:table-cell>
          <table:table-cell office:value-type="float" office:value="0" table:formula="of:=IF(ISERR(FIND(&quot;pioggia&quot;;[.B33]));0;1)" table:style-name="ce1">
            <text:p>0</text:p>
          </table:table-cell>
          <table:table-cell office:value-type="float" office:value="1" table:formula="of:=IF(ISERR(FIND(&quot;nebbia&quot;;[.B33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02-02T00:00:00" table:style-name="ce3">
            <text:p>02/02/2016</text:p>
          </table:table-cell>
          <table:table-cell office:value-type="string" table:style-name="ce2">
            <text:p>nebbia</text:p>
          </table:table-cell>
          <table:table-cell office:value-type="float" office:value="0" table:formula="of:=IF(ISERR(FIND(&quot;pioggia&quot;;[.B34]));0;1)" table:style-name="ce1">
            <text:p>0</text:p>
          </table:table-cell>
          <table:table-cell office:value-type="float" office:value="1" table:formula="of:=IF(ISERR(FIND(&quot;nebbia&quot;;[.B34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02-03T00:00:00" table:style-name="ce3">
            <text:p>03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5]));0;1)" table:style-name="ce1">
            <text:p>0</text:p>
          </table:table-cell>
          <table:table-cell office:value-type="float" office:value="0" table:formula="of:=IF(ISERR(FIND(&quot;nebbia&quot;;[.B3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04T00:00:00" table:style-name="ce3">
            <text:p>04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6]));0;1)" table:style-name="ce1">
            <text:p>0</text:p>
          </table:table-cell>
          <table:table-cell office:value-type="float" office:value="0" table:formula="of:=IF(ISERR(FIND(&quot;nebbia&quot;;[.B3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05T00:00:00" table:style-name="ce3">
            <text:p>05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7]));0;1)" table:style-name="ce1">
            <text:p>0</text:p>
          </table:table-cell>
          <table:table-cell office:value-type="float" office:value="0" table:formula="of:=IF(ISERR(FIND(&quot;nebbia&quot;;[.B3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06T00:00:00" table:style-name="ce3">
            <text:p>06/02/2016</text:p>
          </table:table-cell>
          <table:table-cell office:value-type="string" table:style-name="ce2">
            <text:p>pioggia</text:p>
          </table:table-cell>
          <table:table-cell office:value-type="float" office:value="1" table:formula="of:=IF(ISERR(FIND(&quot;pioggia&quot;;[.B38]));0;1)" table:style-name="ce1">
            <text:p>1</text:p>
          </table:table-cell>
          <table:table-cell office:value-type="float" office:value="0" table:formula="of:=IF(ISERR(FIND(&quot;nebbia&quot;;[.B3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07T00:00:00" table:style-name="ce3">
            <text:p>07/02/2016</text:p>
          </table:table-cell>
          <table:table-cell office:value-type="string" table:style-name="ce2">
            <text:p>pioggia</text:p>
          </table:table-cell>
          <table:table-cell office:value-type="float" office:value="1" table:formula="of:=IF(ISERR(FIND(&quot;pioggia&quot;;[.B39]));0;1)" table:style-name="ce1">
            <text:p>1</text:p>
          </table:table-cell>
          <table:table-cell office:value-type="float" office:value="0" table:formula="of:=IF(ISERR(FIND(&quot;nebbia&quot;;[.B3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08T00:00:00" table:style-name="ce3">
            <text:p>08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40]));0;1)" table:style-name="ce1">
            <text:p>0</text:p>
          </table:table-cell>
          <table:table-cell office:value-type="float" office:value="0" table:formula="of:=IF(ISERR(FIND(&quot;nebbia&quot;;[.B4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09T00:00:00" table:style-name="ce3">
            <text:p>09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41]));0;1)" table:style-name="ce1">
            <text:p>0</text:p>
          </table:table-cell>
          <table:table-cell office:value-type="float" office:value="0" table:formula="of:=IF(ISERR(FIND(&quot;nebbia&quot;;[.B4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10T00:00:00" table:style-name="ce3">
            <text:p>10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42]));0;1)" table:style-name="ce1">
            <text:p>0</text:p>
          </table:table-cell>
          <table:table-cell office:value-type="float" office:value="0" table:formula="of:=IF(ISERR(FIND(&quot;nebbia&quot;;[.B4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11T00:00:00" table:style-name="ce3">
            <text:p>11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43]));0;1)" table:style-name="ce1">
            <text:p>0</text:p>
          </table:table-cell>
          <table:table-cell office:value-type="float" office:value="0" table:formula="of:=IF(ISERR(FIND(&quot;nebbia&quot;;[.B4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12T00:00:00" table:style-name="ce3">
            <text:p>12/02/2016</text:p>
          </table:table-cell>
          <table:table-cell office:value-type="string" table:style-name="ce2">
            <text:p>pioggia neve</text:p>
          </table:table-cell>
          <table:table-cell office:value-type="float" office:value="1" table:formula="of:=IF(ISERR(FIND(&quot;pioggia&quot;;[.B44]));0;1)" table:style-name="ce1">
            <text:p>1</text:p>
          </table:table-cell>
          <table:table-cell office:value-type="float" office:value="0" table:formula="of:=IF(ISERR(FIND(&quot;nebbia&quot;;[.B4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13T00:00:00" table:style-name="ce3">
            <text:p>13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45]));0;1)" table:style-name="ce1">
            <text:p>0</text:p>
          </table:table-cell>
          <table:table-cell office:value-type="float" office:value="0" table:formula="of:=IF(ISERR(FIND(&quot;nebbia&quot;;[.B4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14T00:00:00" table:style-name="ce3">
            <text:p>14/02/2016</text:p>
          </table:table-cell>
          <table:table-cell office:value-type="string" table:style-name="ce2">
            <text:p>pioggia nebbia</text:p>
          </table:table-cell>
          <table:table-cell office:value-type="float" office:value="1" table:formula="of:=IF(ISERR(FIND(&quot;pioggia&quot;;[.B46]));0;1)" table:style-name="ce1">
            <text:p>1</text:p>
          </table:table-cell>
          <table:table-cell office:value-type="float" office:value="1" table:formula="of:=IF(ISERR(FIND(&quot;nebbia&quot;;[.B46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02-15T00:00:00" table:style-name="ce3">
            <text:p>15/02/2016</text:p>
          </table:table-cell>
          <table:table-cell office:value-type="string" table:style-name="ce2">
            <text:p>nebbia</text:p>
          </table:table-cell>
          <table:table-cell office:value-type="float" office:value="0" table:formula="of:=IF(ISERR(FIND(&quot;pioggia&quot;;[.B47]));0;1)" table:style-name="ce1">
            <text:p>0</text:p>
          </table:table-cell>
          <table:table-cell office:value-type="float" office:value="1" table:formula="of:=IF(ISERR(FIND(&quot;nebbia&quot;;[.B47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02-16T00:00:00" table:style-name="ce3">
            <text:p>16/02/2016</text:p>
          </table:table-cell>
          <table:table-cell office:value-type="string" table:style-name="ce2">
            <text:p>pioggia</text:p>
          </table:table-cell>
          <table:table-cell office:value-type="float" office:value="1" table:formula="of:=IF(ISERR(FIND(&quot;pioggia&quot;;[.B48]));0;1)" table:style-name="ce1">
            <text:p>1</text:p>
          </table:table-cell>
          <table:table-cell office:value-type="float" office:value="0" table:formula="of:=IF(ISERR(FIND(&quot;nebbia&quot;;[.B4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17T00:00:00" table:style-name="ce3">
            <text:p>17/02/2016</text:p>
          </table:table-cell>
          <table:table-cell office:value-type="string" table:style-name="ce2">
            <text:p>pioggia</text:p>
          </table:table-cell>
          <table:table-cell office:value-type="float" office:value="1" table:formula="of:=IF(ISERR(FIND(&quot;pioggia&quot;;[.B49]));0;1)" table:style-name="ce1">
            <text:p>1</text:p>
          </table:table-cell>
          <table:table-cell office:value-type="float" office:value="0" table:formula="of:=IF(ISERR(FIND(&quot;nebbia&quot;;[.B4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18T00:00:00" table:style-name="ce3">
            <text:p>18/02/2016</text:p>
          </table:table-cell>
          <table:table-cell office:value-type="string" table:style-name="ce2">
            <text:p>pioggia</text:p>
          </table:table-cell>
          <table:table-cell office:value-type="float" office:value="1" table:formula="of:=IF(ISERR(FIND(&quot;pioggia&quot;;[.B50]));0;1)" table:style-name="ce1">
            <text:p>1</text:p>
          </table:table-cell>
          <table:table-cell office:value-type="float" office:value="0" table:formula="of:=IF(ISERR(FIND(&quot;nebbia&quot;;[.B5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19T00:00:00" table:style-name="ce3">
            <text:p>19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51]));0;1)" table:style-name="ce1">
            <text:p>0</text:p>
          </table:table-cell>
          <table:table-cell office:value-type="float" office:value="0" table:formula="of:=IF(ISERR(FIND(&quot;nebbia&quot;;[.B5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20T00:00:00" table:style-name="ce3">
            <text:p>20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52]));0;1)" table:style-name="ce1">
            <text:p>0</text:p>
          </table:table-cell>
          <table:table-cell office:value-type="float" office:value="0" table:formula="of:=IF(ISERR(FIND(&quot;nebbia&quot;;[.B5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21T00:00:00" table:style-name="ce3">
            <text:p>21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53]));0;1)" table:style-name="ce1">
            <text:p>0</text:p>
          </table:table-cell>
          <table:table-cell office:value-type="float" office:value="0" table:formula="of:=IF(ISERR(FIND(&quot;nebbia&quot;;[.B5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22T00:00:00" table:style-name="ce3">
            <text:p>22/02/2016</text:p>
          </table:table-cell>
          <table:table-cell office:value-type="string" table:style-name="ce2">
            <text:p>pioggia</text:p>
          </table:table-cell>
          <table:table-cell office:value-type="float" office:value="1" table:formula="of:=IF(ISERR(FIND(&quot;pioggia&quot;;[.B54]));0;1)" table:style-name="ce1">
            <text:p>1</text:p>
          </table:table-cell>
          <table:table-cell office:value-type="float" office:value="0" table:formula="of:=IF(ISERR(FIND(&quot;nebbia&quot;;[.B5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23T00:00:00" table:style-name="ce3">
            <text:p>23/02/2016</text:p>
          </table:table-cell>
          <table:table-cell office:value-type="string" table:style-name="ce2">
            <text:p>pioggia nebbia</text:p>
          </table:table-cell>
          <table:table-cell office:value-type="float" office:value="1" table:formula="of:=IF(ISERR(FIND(&quot;pioggia&quot;;[.B55]));0;1)" table:style-name="ce1">
            <text:p>1</text:p>
          </table:table-cell>
          <table:table-cell office:value-type="float" office:value="1" table:formula="of:=IF(ISERR(FIND(&quot;nebbia&quot;;[.B55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02-24T00:00:00" table:style-name="ce3">
            <text:p>24/02/2016</text:p>
          </table:table-cell>
          <table:table-cell office:value-type="string" table:style-name="ce2">
            <text:p>nebbia</text:p>
          </table:table-cell>
          <table:table-cell office:value-type="float" office:value="0" table:formula="of:=IF(ISERR(FIND(&quot;pioggia&quot;;[.B56]));0;1)" table:style-name="ce1">
            <text:p>0</text:p>
          </table:table-cell>
          <table:table-cell office:value-type="float" office:value="1" table:formula="of:=IF(ISERR(FIND(&quot;nebbia&quot;;[.B56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02-25T00:00:00" table:style-name="ce3">
            <text:p>25/0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57]));0;1)" table:style-name="ce1">
            <text:p>0</text:p>
          </table:table-cell>
          <table:table-cell office:value-type="float" office:value="0" table:formula="of:=IF(ISERR(FIND(&quot;nebbia&quot;;[.B5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26T00:00:00" table:style-name="ce3">
            <text:p>26/02/2016</text:p>
          </table:table-cell>
          <table:table-cell office:value-type="string" table:style-name="ce2">
            <text:p>pioggia</text:p>
          </table:table-cell>
          <table:table-cell office:value-type="float" office:value="1" table:formula="of:=IF(ISERR(FIND(&quot;pioggia&quot;;[.B58]));0;1)" table:style-name="ce1">
            <text:p>1</text:p>
          </table:table-cell>
          <table:table-cell office:value-type="float" office:value="0" table:formula="of:=IF(ISERR(FIND(&quot;nebbia&quot;;[.B5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27T00:00:00" table:style-name="ce3">
            <text:p>27/02/2016</text:p>
          </table:table-cell>
          <table:table-cell office:value-type="string" table:style-name="ce2">
            <text:p>pioggia</text:p>
          </table:table-cell>
          <table:table-cell office:value-type="float" office:value="1" table:formula="of:=IF(ISERR(FIND(&quot;pioggia&quot;;[.B59]));0;1)" table:style-name="ce1">
            <text:p>1</text:p>
          </table:table-cell>
          <table:table-cell office:value-type="float" office:value="0" table:formula="of:=IF(ISERR(FIND(&quot;nebbia&quot;;[.B5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28T00:00:00" table:style-name="ce3">
            <text:p>28/02/2016</text:p>
          </table:table-cell>
          <table:table-cell office:value-type="string" table:style-name="ce2">
            <text:p>pioggia</text:p>
          </table:table-cell>
          <table:table-cell office:value-type="float" office:value="1" table:formula="of:=IF(ISERR(FIND(&quot;pioggia&quot;;[.B60]));0;1)" table:style-name="ce1">
            <text:p>1</text:p>
          </table:table-cell>
          <table:table-cell office:value-type="float" office:value="0" table:formula="of:=IF(ISERR(FIND(&quot;nebbia&quot;;[.B6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2-29T00:00:00" table:style-name="ce3">
            <text:p>29/02/2016</text:p>
          </table:table-cell>
          <table:table-cell office:value-type="string" table:style-name="ce2">
            <text:p>pioggia</text:p>
          </table:table-cell>
          <table:table-cell office:value-type="float" office:value="1" table:formula="of:=IF(ISERR(FIND(&quot;pioggia&quot;;[.B61]));0;1)" table:style-name="ce1">
            <text:p>1</text:p>
          </table:table-cell>
          <table:table-cell office:value-type="float" office:value="0" table:formula="of:=IF(ISERR(FIND(&quot;nebbia&quot;;[.B6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01T00:00:00" table:style-name="ce3">
            <text:p>01/03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62]));0;1)" table:style-name="ce1">
            <text:p>0</text:p>
          </table:table-cell>
          <table:table-cell office:value-type="float" office:value="1" table:formula="of:=IF(ISERR(FIND(&quot;nebbia&quot;;[.B62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03-02T00:00:00" table:style-name="ce3">
            <text:p>02/03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63]));0;1)" table:style-name="ce1">
            <text:p>1</text:p>
          </table:table-cell>
          <table:table-cell office:value-type="float" office:value="0" table:formula="of:=IF(ISERR(FIND(&quot;nebbia&quot;;[.B6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03T00:00:00" table:style-name="ce3">
            <text:p>03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64]));0;1)" table:style-name="ce1">
            <text:p>0</text:p>
          </table:table-cell>
          <table:table-cell office:value-type="float" office:value="0" table:formula="of:=IF(ISERR(FIND(&quot;nebbia&quot;;[.B6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04T00:00:00" table:style-name="ce3">
            <text:p>04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65]));0;1)" table:style-name="ce1">
            <text:p>0</text:p>
          </table:table-cell>
          <table:table-cell office:value-type="float" office:value="0" table:formula="of:=IF(ISERR(FIND(&quot;nebbia&quot;;[.B6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05T00:00:00" table:style-name="ce3">
            <text:p>05/03/2016</text:p>
          </table:table-cell>
          <table:table-cell office:value-type="string" table:style-name="ce2">
            <text:p>pioggia neve<text:s/></text:p>
          </table:table-cell>
          <table:table-cell office:value-type="float" office:value="1" table:formula="of:=IF(ISERR(FIND(&quot;pioggia&quot;;[.B66]));0;1)" table:style-name="ce1">
            <text:p>1</text:p>
          </table:table-cell>
          <table:table-cell office:value-type="float" office:value="0" table:formula="of:=IF(ISERR(FIND(&quot;nebbia&quot;;[.B6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06T00:00:00" table:style-name="ce3">
            <text:p>06/03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67]));0;1)" table:style-name="ce1">
            <text:p>0</text:p>
          </table:table-cell>
          <table:table-cell office:value-type="float" office:value="1" table:formula="of:=IF(ISERR(FIND(&quot;nebbia&quot;;[.B67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03-07T00:00:00" table:style-name="ce3">
            <text:p>07/03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68]));0;1)" table:style-name="ce1">
            <text:p>0</text:p>
          </table:table-cell>
          <table:table-cell office:value-type="float" office:value="1" table:formula="of:=IF(ISERR(FIND(&quot;nebbia&quot;;[.B68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03-08T00:00:00" table:style-name="ce3">
            <text:p>08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69]));0;1)" table:style-name="ce1">
            <text:p>0</text:p>
          </table:table-cell>
          <table:table-cell office:value-type="float" office:value="0" table:formula="of:=IF(ISERR(FIND(&quot;nebbia&quot;;[.B6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09T00:00:00" table:style-name="ce3">
            <text:p>09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70]));0;1)" table:style-name="ce1">
            <text:p>0</text:p>
          </table:table-cell>
          <table:table-cell office:value-type="float" office:value="0" table:formula="of:=IF(ISERR(FIND(&quot;nebbia&quot;;[.B7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10T00:00:00" table:style-name="ce3">
            <text:p>10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71]));0;1)" table:style-name="ce1">
            <text:p>0</text:p>
          </table:table-cell>
          <table:table-cell office:value-type="float" office:value="0" table:formula="of:=IF(ISERR(FIND(&quot;nebbia&quot;;[.B7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11T00:00:00" table:style-name="ce3">
            <text:p>11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72]));0;1)" table:style-name="ce1">
            <text:p>0</text:p>
          </table:table-cell>
          <table:table-cell office:value-type="float" office:value="0" table:formula="of:=IF(ISERR(FIND(&quot;nebbia&quot;;[.B7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12T00:00:00" table:style-name="ce3">
            <text:p>12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73]));0;1)" table:style-name="ce1">
            <text:p>0</text:p>
          </table:table-cell>
          <table:table-cell office:value-type="float" office:value="0" table:formula="of:=IF(ISERR(FIND(&quot;nebbia&quot;;[.B7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13T00:00:00" table:style-name="ce3">
            <text:p>13/03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74]));0;1)" table:style-name="ce1">
            <text:p>1</text:p>
          </table:table-cell>
          <table:table-cell office:value-type="float" office:value="0" table:formula="of:=IF(ISERR(FIND(&quot;nebbia&quot;;[.B7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14T00:00:00" table:style-name="ce3">
            <text:p>14/03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75]));0;1)" table:style-name="ce1">
            <text:p>1</text:p>
          </table:table-cell>
          <table:table-cell office:value-type="float" office:value="0" table:formula="of:=IF(ISERR(FIND(&quot;nebbia&quot;;[.B7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15T00:00:00" table:style-name="ce3">
            <text:p>15/03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76]));0;1)" table:style-name="ce1">
            <text:p>1</text:p>
          </table:table-cell>
          <table:table-cell office:value-type="float" office:value="0" table:formula="of:=IF(ISERR(FIND(&quot;nebbia&quot;;[.B7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16T00:00:00" table:style-name="ce3">
            <text:p>16/03/2016</text:p>
          </table:table-cell>
          <table:table-cell office:value-type="string" table:style-name="ce2">
            <text:p>pioggia neve<text:s/></text:p>
          </table:table-cell>
          <table:table-cell office:value-type="float" office:value="1" table:formula="of:=IF(ISERR(FIND(&quot;pioggia&quot;;[.B77]));0;1)" table:style-name="ce1">
            <text:p>1</text:p>
          </table:table-cell>
          <table:table-cell office:value-type="float" office:value="0" table:formula="of:=IF(ISERR(FIND(&quot;nebbia&quot;;[.B7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17T00:00:00" table:style-name="ce3">
            <text:p>17/03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78]));0;1)" table:style-name="ce1">
            <text:p>1</text:p>
          </table:table-cell>
          <table:table-cell office:value-type="float" office:value="0" table:formula="of:=IF(ISERR(FIND(&quot;nebbia&quot;;[.B7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18T00:00:00" table:style-name="ce3">
            <text:p>18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79]));0;1)" table:style-name="ce1">
            <text:p>0</text:p>
          </table:table-cell>
          <table:table-cell office:value-type="float" office:value="0" table:formula="of:=IF(ISERR(FIND(&quot;nebbia&quot;;[.B7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19T00:00:00" table:style-name="ce3">
            <text:p>19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80]));0;1)" table:style-name="ce1">
            <text:p>0</text:p>
          </table:table-cell>
          <table:table-cell office:value-type="float" office:value="0" table:formula="of:=IF(ISERR(FIND(&quot;nebbia&quot;;[.B8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20T00:00:00" table:style-name="ce3">
            <text:p>20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81]));0;1)" table:style-name="ce1">
            <text:p>0</text:p>
          </table:table-cell>
          <table:table-cell office:value-type="float" office:value="0" table:formula="of:=IF(ISERR(FIND(&quot;nebbia&quot;;[.B8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21T00:00:00" table:style-name="ce3">
            <text:p>21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82]));0;1)" table:style-name="ce1">
            <text:p>0</text:p>
          </table:table-cell>
          <table:table-cell office:value-type="float" office:value="0" table:formula="of:=IF(ISERR(FIND(&quot;nebbia&quot;;[.B8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22T00:00:00" table:style-name="ce3">
            <text:p>22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83]));0;1)" table:style-name="ce1">
            <text:p>0</text:p>
          </table:table-cell>
          <table:table-cell office:value-type="float" office:value="0" table:formula="of:=IF(ISERR(FIND(&quot;nebbia&quot;;[.B8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23T00:00:00" table:style-name="ce3">
            <text:p>23/03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84]));0;1)" table:style-name="ce1">
            <text:p>1</text:p>
          </table:table-cell>
          <table:table-cell office:value-type="float" office:value="0" table:formula="of:=IF(ISERR(FIND(&quot;nebbia&quot;;[.B8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24T00:00:00" table:style-name="ce3">
            <text:p>24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85]));0;1)" table:style-name="ce1">
            <text:p>0</text:p>
          </table:table-cell>
          <table:table-cell office:value-type="float" office:value="0" table:formula="of:=IF(ISERR(FIND(&quot;nebbia&quot;;[.B8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25T00:00:00" table:style-name="ce3">
            <text:p>25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86]));0;1)" table:style-name="ce1">
            <text:p>0</text:p>
          </table:table-cell>
          <table:table-cell office:value-type="float" office:value="0" table:formula="of:=IF(ISERR(FIND(&quot;nebbia&quot;;[.B8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26T00:00:00" table:style-name="ce3">
            <text:p>26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87]));0;1)" table:style-name="ce1">
            <text:p>0</text:p>
          </table:table-cell>
          <table:table-cell office:value-type="float" office:value="0" table:formula="of:=IF(ISERR(FIND(&quot;nebbia&quot;;[.B8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27T00:00:00" table:style-name="ce3">
            <text:p>27/03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88]));0;1)" table:style-name="ce1">
            <text:p>1</text:p>
          </table:table-cell>
          <table:table-cell office:value-type="float" office:value="0" table:formula="of:=IF(ISERR(FIND(&quot;nebbia&quot;;[.B8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28T00:00:00" table:style-name="ce3">
            <text:p>28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89]));0;1)" table:style-name="ce1">
            <text:p>0</text:p>
          </table:table-cell>
          <table:table-cell office:value-type="float" office:value="0" table:formula="of:=IF(ISERR(FIND(&quot;nebbia&quot;;[.B8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29T00:00:00" table:style-name="ce3">
            <text:p>29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90]));0;1)" table:style-name="ce1">
            <text:p>0</text:p>
          </table:table-cell>
          <table:table-cell office:value-type="float" office:value="0" table:formula="of:=IF(ISERR(FIND(&quot;nebbia&quot;;[.B9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30T00:00:00" table:style-name="ce3">
            <text:p>30/03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91]));0;1)" table:style-name="ce1">
            <text:p>0</text:p>
          </table:table-cell>
          <table:table-cell office:value-type="float" office:value="0" table:formula="of:=IF(ISERR(FIND(&quot;nebbia&quot;;[.B9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3-31T00:00:00" table:style-name="ce3">
            <text:p>31/03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92]));0;1)" table:style-name="ce1">
            <text:p>1</text:p>
          </table:table-cell>
          <table:table-cell office:value-type="float" office:value="0" table:formula="of:=IF(ISERR(FIND(&quot;nebbia&quot;;[.B9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01T00:00:00" table:style-name="ce3">
            <text:p>01/04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93]));0;1)" table:style-name="ce1">
            <text:p>1</text:p>
          </table:table-cell>
          <table:table-cell office:value-type="float" office:value="0" table:formula="of:=IF(ISERR(FIND(&quot;nebbia&quot;;[.B9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02T00:00:00" table:style-name="ce3">
            <text:p>02/04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94]));0;1)" table:style-name="ce1">
            <text:p>1</text:p>
          </table:table-cell>
          <table:table-cell office:value-type="float" office:value="0" table:formula="of:=IF(ISERR(FIND(&quot;nebbia&quot;;[.B9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03T00:00:00" table:style-name="ce3">
            <text:p>03/04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95]));0;1)" table:style-name="ce1">
            <text:p>1</text:p>
          </table:table-cell>
          <table:table-cell office:value-type="float" office:value="0" table:formula="of:=IF(ISERR(FIND(&quot;nebbia&quot;;[.B9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04T00:00:00" table:style-name="ce3">
            <text:p>04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96]));0;1)" table:style-name="ce1">
            <text:p>0</text:p>
          </table:table-cell>
          <table:table-cell office:value-type="float" office:value="0" table:formula="of:=IF(ISERR(FIND(&quot;nebbia&quot;;[.B9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05T00:00:00" table:style-name="ce3">
            <text:p>05/04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97]));0;1)" table:style-name="ce1">
            <text:p>1</text:p>
          </table:table-cell>
          <table:table-cell office:value-type="float" office:value="0" table:formula="of:=IF(ISERR(FIND(&quot;nebbia&quot;;[.B9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06T00:00:00" table:style-name="ce3">
            <text:p>06/04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98]));0;1)" table:style-name="ce1">
            <text:p>0</text:p>
          </table:table-cell>
          <table:table-cell office:value-type="float" office:value="1" table:formula="of:=IF(ISERR(FIND(&quot;nebbia&quot;;[.B98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04-07T00:00:00" table:style-name="ce3">
            <text:p>07/04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99]));0;1)" table:style-name="ce1">
            <text:p>1</text:p>
          </table:table-cell>
          <table:table-cell office:value-type="float" office:value="0" table:formula="of:=IF(ISERR(FIND(&quot;nebbia&quot;;[.B9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08T00:00:00" table:style-name="ce3">
            <text:p>08/04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00]));0;1)" table:style-name="ce1">
            <text:p>1</text:p>
          </table:table-cell>
          <table:table-cell office:value-type="float" office:value="0" table:formula="of:=IF(ISERR(FIND(&quot;nebbia&quot;;[.B10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09T00:00:00" table:style-name="ce3">
            <text:p>09/04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01]));0;1)" table:style-name="ce1">
            <text:p>1</text:p>
          </table:table-cell>
          <table:table-cell office:value-type="float" office:value="0" table:formula="of:=IF(ISERR(FIND(&quot;nebbia&quot;;[.B10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10T00:00:00" table:style-name="ce3">
            <text:p>10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02]));0;1)" table:style-name="ce1">
            <text:p>0</text:p>
          </table:table-cell>
          <table:table-cell office:value-type="float" office:value="0" table:formula="of:=IF(ISERR(FIND(&quot;nebbia&quot;;[.B10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11T00:00:00" table:style-name="ce3">
            <text:p>11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03]));0;1)" table:style-name="ce1">
            <text:p>0</text:p>
          </table:table-cell>
          <table:table-cell office:value-type="float" office:value="0" table:formula="of:=IF(ISERR(FIND(&quot;nebbia&quot;;[.B10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12T00:00:00" table:style-name="ce3">
            <text:p>12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04]));0;1)" table:style-name="ce1">
            <text:p>0</text:p>
          </table:table-cell>
          <table:table-cell office:value-type="float" office:value="0" table:formula="of:=IF(ISERR(FIND(&quot;nebbia&quot;;[.B10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13T00:00:00" table:style-name="ce3">
            <text:p>13/04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05]));0;1)" table:style-name="ce1">
            <text:p>1</text:p>
          </table:table-cell>
          <table:table-cell office:value-type="float" office:value="0" table:formula="of:=IF(ISERR(FIND(&quot;nebbia&quot;;[.B10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14T00:00:00" table:style-name="ce3">
            <text:p>14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06]));0;1)" table:style-name="ce1">
            <text:p>0</text:p>
          </table:table-cell>
          <table:table-cell office:value-type="float" office:value="0" table:formula="of:=IF(ISERR(FIND(&quot;nebbia&quot;;[.B10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15T00:00:00" table:style-name="ce3">
            <text:p>15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07]));0;1)" table:style-name="ce1">
            <text:p>0</text:p>
          </table:table-cell>
          <table:table-cell office:value-type="float" office:value="0" table:formula="of:=IF(ISERR(FIND(&quot;nebbia&quot;;[.B10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16T00:00:00" table:style-name="ce3">
            <text:p>16/04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08]));0;1)" table:style-name="ce1">
            <text:p>1</text:p>
          </table:table-cell>
          <table:table-cell office:value-type="float" office:value="0" table:formula="of:=IF(ISERR(FIND(&quot;nebbia&quot;;[.B10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17T00:00:00" table:style-name="ce3">
            <text:p>17/04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09]));0;1)" table:style-name="ce1">
            <text:p>1</text:p>
          </table:table-cell>
          <table:table-cell office:value-type="float" office:value="0" table:formula="of:=IF(ISERR(FIND(&quot;nebbia&quot;;[.B10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18T00:00:00" table:style-name="ce3">
            <text:p>18/04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10]));0;1)" table:style-name="ce1">
            <text:p>1</text:p>
          </table:table-cell>
          <table:table-cell office:value-type="float" office:value="0" table:formula="of:=IF(ISERR(FIND(&quot;nebbia&quot;;[.B11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19T00:00:00" table:style-name="ce3">
            <text:p>19/04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11]));0;1)" table:style-name="ce1">
            <text:p>1</text:p>
          </table:table-cell>
          <table:table-cell office:value-type="float" office:value="0" table:formula="of:=IF(ISERR(FIND(&quot;nebbia&quot;;[.B11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20T00:00:00" table:style-name="ce3">
            <text:p>20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12]));0;1)" table:style-name="ce1">
            <text:p>0</text:p>
          </table:table-cell>
          <table:table-cell office:value-type="float" office:value="0" table:formula="of:=IF(ISERR(FIND(&quot;nebbia&quot;;[.B11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21T00:00:00" table:style-name="ce3">
            <text:p>21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13]));0;1)" table:style-name="ce1">
            <text:p>0</text:p>
          </table:table-cell>
          <table:table-cell office:value-type="float" office:value="0" table:formula="of:=IF(ISERR(FIND(&quot;nebbia&quot;;[.B11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22T00:00:00" table:style-name="ce3">
            <text:p>22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14]));0;1)" table:style-name="ce1">
            <text:p>0</text:p>
          </table:table-cell>
          <table:table-cell office:value-type="float" office:value="0" table:formula="of:=IF(ISERR(FIND(&quot;nebbia&quot;;[.B11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23T00:00:00" table:style-name="ce3">
            <text:p>23/04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15]));0;1)" table:style-name="ce1">
            <text:p>1</text:p>
          </table:table-cell>
          <table:table-cell office:value-type="float" office:value="0" table:formula="of:=IF(ISERR(FIND(&quot;nebbia&quot;;[.B11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24T00:00:00" table:style-name="ce3">
            <text:p>24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16]));0;1)" table:style-name="ce1">
            <text:p>0</text:p>
          </table:table-cell>
          <table:table-cell office:value-type="float" office:value="0" table:formula="of:=IF(ISERR(FIND(&quot;nebbia&quot;;[.B11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25T00:00:00" table:style-name="ce3">
            <text:p>25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17]));0;1)" table:style-name="ce1">
            <text:p>0</text:p>
          </table:table-cell>
          <table:table-cell office:value-type="float" office:value="0" table:formula="of:=IF(ISERR(FIND(&quot;nebbia&quot;;[.B11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26T00:00:00" table:style-name="ce3">
            <text:p>26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18]));0;1)" table:style-name="ce1">
            <text:p>0</text:p>
          </table:table-cell>
          <table:table-cell office:value-type="float" office:value="0" table:formula="of:=IF(ISERR(FIND(&quot;nebbia&quot;;[.B11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27T00:00:00" table:style-name="ce3">
            <text:p>27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19]));0;1)" table:style-name="ce1">
            <text:p>0</text:p>
          </table:table-cell>
          <table:table-cell office:value-type="float" office:value="0" table:formula="of:=IF(ISERR(FIND(&quot;nebbia&quot;;[.B11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28T00:00:00" table:style-name="ce3">
            <text:p>28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20]));0;1)" table:style-name="ce1">
            <text:p>0</text:p>
          </table:table-cell>
          <table:table-cell office:value-type="float" office:value="0" table:formula="of:=IF(ISERR(FIND(&quot;nebbia&quot;;[.B12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29T00:00:00" table:style-name="ce3">
            <text:p>29/04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21]));0;1)" table:style-name="ce1">
            <text:p>0</text:p>
          </table:table-cell>
          <table:table-cell office:value-type="float" office:value="0" table:formula="of:=IF(ISERR(FIND(&quot;nebbia&quot;;[.B12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4-30T00:00:00" table:style-name="ce3">
            <text:p>30/04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22]));0;1)" table:style-name="ce1">
            <text:p>1</text:p>
          </table:table-cell>
          <table:table-cell office:value-type="float" office:value="0" table:formula="of:=IF(ISERR(FIND(&quot;nebbia&quot;;[.B12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01T00:00:00" table:style-name="ce3">
            <text:p>01/05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23]));0;1)" table:style-name="ce1">
            <text:p>1</text:p>
          </table:table-cell>
          <table:table-cell office:value-type="float" office:value="0" table:formula="of:=IF(ISERR(FIND(&quot;nebbia&quot;;[.B12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02T00:00:00" table:style-name="ce3">
            <text:p>02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24]));0;1)" table:style-name="ce1">
            <text:p>0</text:p>
          </table:table-cell>
          <table:table-cell office:value-type="float" office:value="0" table:formula="of:=IF(ISERR(FIND(&quot;nebbia&quot;;[.B12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03T00:00:00" table:style-name="ce3">
            <text:p>03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25]));0;1)" table:style-name="ce1">
            <text:p>0</text:p>
          </table:table-cell>
          <table:table-cell office:value-type="float" office:value="0" table:formula="of:=IF(ISERR(FIND(&quot;nebbia&quot;;[.B12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04T00:00:00" table:style-name="ce3">
            <text:p>04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26]));0;1)" table:style-name="ce1">
            <text:p>0</text:p>
          </table:table-cell>
          <table:table-cell office:value-type="float" office:value="0" table:formula="of:=IF(ISERR(FIND(&quot;nebbia&quot;;[.B12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05T00:00:00" table:style-name="ce3">
            <text:p>05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27]));0;1)" table:style-name="ce1">
            <text:p>0</text:p>
          </table:table-cell>
          <table:table-cell office:value-type="float" office:value="0" table:formula="of:=IF(ISERR(FIND(&quot;nebbia&quot;;[.B12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06T00:00:00" table:style-name="ce3">
            <text:p>06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28]));0;1)" table:style-name="ce1">
            <text:p>0</text:p>
          </table:table-cell>
          <table:table-cell office:value-type="float" office:value="0" table:formula="of:=IF(ISERR(FIND(&quot;nebbia&quot;;[.B12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07T00:00:00" table:style-name="ce3">
            <text:p>07/05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29]));0;1)" table:style-name="ce1">
            <text:p>1</text:p>
          </table:table-cell>
          <table:table-cell office:value-type="float" office:value="0" table:formula="of:=IF(ISERR(FIND(&quot;nebbia&quot;;[.B12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08T00:00:00" table:style-name="ce3">
            <text:p>08/05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30]));0;1)" table:style-name="ce1">
            <text:p>1</text:p>
          </table:table-cell>
          <table:table-cell office:value-type="float" office:value="0" table:formula="of:=IF(ISERR(FIND(&quot;nebbia&quot;;[.B13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09T00:00:00" table:style-name="ce3">
            <text:p>09/05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31]));0;1)" table:style-name="ce1">
            <text:p>1</text:p>
          </table:table-cell>
          <table:table-cell office:value-type="float" office:value="0" table:formula="of:=IF(ISERR(FIND(&quot;nebbia&quot;;[.B13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10T00:00:00" table:style-name="ce3">
            <text:p>10/05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32]));0;1)" table:style-name="ce1">
            <text:p>1</text:p>
          </table:table-cell>
          <table:table-cell office:value-type="float" office:value="0" table:formula="of:=IF(ISERR(FIND(&quot;nebbia&quot;;[.B13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11T00:00:00" table:style-name="ce3">
            <text:p>11/05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33]));0;1)" table:style-name="ce1">
            <text:p>1</text:p>
          </table:table-cell>
          <table:table-cell office:value-type="float" office:value="0" table:formula="of:=IF(ISERR(FIND(&quot;nebbia&quot;;[.B13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12T00:00:00" table:style-name="ce3">
            <text:p>12/05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34]));0;1)" table:style-name="ce1">
            <text:p>1</text:p>
          </table:table-cell>
          <table:table-cell office:value-type="float" office:value="0" table:formula="of:=IF(ISERR(FIND(&quot;nebbia&quot;;[.B13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13T00:00:00" table:style-name="ce3">
            <text:p>13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35]));0;1)" table:style-name="ce1">
            <text:p>0</text:p>
          </table:table-cell>
          <table:table-cell office:value-type="float" office:value="0" table:formula="of:=IF(ISERR(FIND(&quot;nebbia&quot;;[.B13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14T00:00:00" table:style-name="ce3">
            <text:p>14/05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36]));0;1)" table:style-name="ce1">
            <text:p>1</text:p>
          </table:table-cell>
          <table:table-cell office:value-type="float" office:value="0" table:formula="of:=IF(ISERR(FIND(&quot;nebbia&quot;;[.B13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15T00:00:00" table:style-name="ce3">
            <text:p>15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37]));0;1)" table:style-name="ce1">
            <text:p>0</text:p>
          </table:table-cell>
          <table:table-cell office:value-type="float" office:value="0" table:formula="of:=IF(ISERR(FIND(&quot;nebbia&quot;;[.B13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16T00:00:00" table:style-name="ce3">
            <text:p>16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38]));0;1)" table:style-name="ce1">
            <text:p>0</text:p>
          </table:table-cell>
          <table:table-cell office:value-type="float" office:value="0" table:formula="of:=IF(ISERR(FIND(&quot;nebbia&quot;;[.B13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17T00:00:00" table:style-name="ce3">
            <text:p>17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39]));0;1)" table:style-name="ce1">
            <text:p>0</text:p>
          </table:table-cell>
          <table:table-cell office:value-type="float" office:value="0" table:formula="of:=IF(ISERR(FIND(&quot;nebbia&quot;;[.B13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18T00:00:00" table:style-name="ce3">
            <text:p>18/05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40]));0;1)" table:style-name="ce1">
            <text:p>1</text:p>
          </table:table-cell>
          <table:table-cell office:value-type="float" office:value="0" table:formula="of:=IF(ISERR(FIND(&quot;nebbia&quot;;[.B14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19T00:00:00" table:style-name="ce3">
            <text:p>19/05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41]));0;1)" table:style-name="ce1">
            <text:p>1</text:p>
          </table:table-cell>
          <table:table-cell office:value-type="float" office:value="0" table:formula="of:=IF(ISERR(FIND(&quot;nebbia&quot;;[.B14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20T00:00:00" table:style-name="ce3">
            <text:p>20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42]));0;1)" table:style-name="ce1">
            <text:p>0</text:p>
          </table:table-cell>
          <table:table-cell office:value-type="float" office:value="0" table:formula="of:=IF(ISERR(FIND(&quot;nebbia&quot;;[.B14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21T00:00:00" table:style-name="ce3">
            <text:p>21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43]));0;1)" table:style-name="ce1">
            <text:p>0</text:p>
          </table:table-cell>
          <table:table-cell office:value-type="float" office:value="0" table:formula="of:=IF(ISERR(FIND(&quot;nebbia&quot;;[.B14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22T00:00:00" table:style-name="ce3">
            <text:p>22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44]));0;1)" table:style-name="ce1">
            <text:p>0</text:p>
          </table:table-cell>
          <table:table-cell office:value-type="float" office:value="0" table:formula="of:=IF(ISERR(FIND(&quot;nebbia&quot;;[.B14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23T00:00:00" table:style-name="ce3">
            <text:p>23/05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45]));0;1)" table:style-name="ce1">
            <text:p>1</text:p>
          </table:table-cell>
          <table:table-cell office:value-type="float" office:value="0" table:formula="of:=IF(ISERR(FIND(&quot;nebbia&quot;;[.B14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24T00:00:00" table:style-name="ce3">
            <text:p>24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46]));0;1)" table:style-name="ce1">
            <text:p>0</text:p>
          </table:table-cell>
          <table:table-cell office:value-type="float" office:value="0" table:formula="of:=IF(ISERR(FIND(&quot;nebbia&quot;;[.B14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25T00:00:00" table:style-name="ce3">
            <text:p>25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47]));0;1)" table:style-name="ce1">
            <text:p>0</text:p>
          </table:table-cell>
          <table:table-cell office:value-type="float" office:value="0" table:formula="of:=IF(ISERR(FIND(&quot;nebbia&quot;;[.B14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26T00:00:00" table:style-name="ce3">
            <text:p>26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48]));0;1)" table:style-name="ce1">
            <text:p>0</text:p>
          </table:table-cell>
          <table:table-cell office:value-type="float" office:value="0" table:formula="of:=IF(ISERR(FIND(&quot;nebbia&quot;;[.B14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27T00:00:00" table:style-name="ce3">
            <text:p>27/05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49]));0;1)" table:style-name="ce1">
            <text:p>0</text:p>
          </table:table-cell>
          <table:table-cell office:value-type="float" office:value="0" table:formula="of:=IF(ISERR(FIND(&quot;nebbia&quot;;[.B14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28T00:00:00" table:style-name="ce3">
            <text:p>28/05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50]));0;1)" table:style-name="ce1">
            <text:p>1</text:p>
          </table:table-cell>
          <table:table-cell office:value-type="float" office:value="0" table:formula="of:=IF(ISERR(FIND(&quot;nebbia&quot;;[.B15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29T00:00:00" table:style-name="ce3">
            <text:p>29/05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51]));0;1)" table:style-name="ce1">
            <text:p>1</text:p>
          </table:table-cell>
          <table:table-cell office:value-type="float" office:value="0" table:formula="of:=IF(ISERR(FIND(&quot;nebbia&quot;;[.B15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30T00:00:00" table:style-name="ce3">
            <text:p>30/05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52]));0;1)" table:style-name="ce1">
            <text:p>1</text:p>
          </table:table-cell>
          <table:table-cell office:value-type="float" office:value="0" table:formula="of:=IF(ISERR(FIND(&quot;nebbia&quot;;[.B15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5-31T00:00:00" table:style-name="ce3">
            <text:p>31/05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53]));0;1)" table:style-name="ce1">
            <text:p>1</text:p>
          </table:table-cell>
          <table:table-cell office:value-type="float" office:value="0" table:formula="of:=IF(ISERR(FIND(&quot;nebbia&quot;;[.B15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01T00:00:00" table:style-name="ce3">
            <text:p>01/06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54]));0;1)" table:style-name="ce1">
            <text:p>1</text:p>
          </table:table-cell>
          <table:table-cell office:value-type="float" office:value="0" table:formula="of:=IF(ISERR(FIND(&quot;nebbia&quot;;[.B15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02T00:00:00" table:style-name="ce3">
            <text:p>02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55]));0;1)" table:style-name="ce1">
            <text:p>1</text:p>
          </table:table-cell>
          <table:table-cell office:value-type="float" office:value="0" table:formula="of:=IF(ISERR(FIND(&quot;nebbia&quot;;[.B15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03T00:00:00" table:style-name="ce3">
            <text:p>03/06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56]));0;1)" table:style-name="ce1">
            <text:p>1</text:p>
          </table:table-cell>
          <table:table-cell office:value-type="float" office:value="0" table:formula="of:=IF(ISERR(FIND(&quot;nebbia&quot;;[.B15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04T00:00:00" table:style-name="ce3">
            <text:p>04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57]));0;1)" table:style-name="ce1">
            <text:p>1</text:p>
          </table:table-cell>
          <table:table-cell office:value-type="float" office:value="0" table:formula="of:=IF(ISERR(FIND(&quot;nebbia&quot;;[.B15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05T00:00:00" table:style-name="ce3">
            <text:p>05/06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58]));0;1)" table:style-name="ce1">
            <text:p>1</text:p>
          </table:table-cell>
          <table:table-cell office:value-type="float" office:value="0" table:formula="of:=IF(ISERR(FIND(&quot;nebbia&quot;;[.B15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06T00:00:00" table:style-name="ce3">
            <text:p>06/06/2016</text:p>
          </table:table-cell>
          <table:table-cell office:value-type="string" table:style-name="ce2">
            <text:p>temporale<text:s/></text:p>
          </table:table-cell>
          <table:table-cell office:value-type="float" office:value="0" table:formula="of:=IF(ISERR(FIND(&quot;pioggia&quot;;[.B159]));0;1)" table:style-name="ce1">
            <text:p>0</text:p>
          </table:table-cell>
          <table:table-cell office:value-type="float" office:value="0" table:formula="of:=IF(ISERR(FIND(&quot;nebbia&quot;;[.B15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07T00:00:00" table:style-name="ce3">
            <text:p>07/06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60]));0;1)" table:style-name="ce1">
            <text:p>0</text:p>
          </table:table-cell>
          <table:table-cell office:value-type="float" office:value="0" table:formula="of:=IF(ISERR(FIND(&quot;nebbia&quot;;[.B16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08T00:00:00" table:style-name="ce3">
            <text:p>08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61]));0;1)" table:style-name="ce1">
            <text:p>1</text:p>
          </table:table-cell>
          <table:table-cell office:value-type="float" office:value="0" table:formula="of:=IF(ISERR(FIND(&quot;nebbia&quot;;[.B16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09T00:00:00" table:style-name="ce3">
            <text:p>09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62]));0;1)" table:style-name="ce1">
            <text:p>1</text:p>
          </table:table-cell>
          <table:table-cell office:value-type="float" office:value="0" table:formula="of:=IF(ISERR(FIND(&quot;nebbia&quot;;[.B16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10T00:00:00" table:style-name="ce3">
            <text:p>10/06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63]));0;1)" table:style-name="ce1">
            <text:p>0</text:p>
          </table:table-cell>
          <table:table-cell office:value-type="float" office:value="0" table:formula="of:=IF(ISERR(FIND(&quot;nebbia&quot;;[.B16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11T00:00:00" table:style-name="ce3">
            <text:p>11/06/2016</text:p>
          </table:table-cell>
          <table:table-cell office:value-type="string" table:style-name="ce2">
            <text:p>temporale<text:s/></text:p>
          </table:table-cell>
          <table:table-cell office:value-type="float" office:value="0" table:formula="of:=IF(ISERR(FIND(&quot;pioggia&quot;;[.B164]));0;1)" table:style-name="ce1">
            <text:p>0</text:p>
          </table:table-cell>
          <table:table-cell office:value-type="float" office:value="0" table:formula="of:=IF(ISERR(FIND(&quot;nebbia&quot;;[.B16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12T00:00:00" table:style-name="ce3">
            <text:p>12/06/2016</text:p>
          </table:table-cell>
          <table:table-cell office:value-type="string" table:style-name="ce2">
            <text:p>temporale<text:s/></text:p>
          </table:table-cell>
          <table:table-cell office:value-type="float" office:value="0" table:formula="of:=IF(ISERR(FIND(&quot;pioggia&quot;;[.B165]));0;1)" table:style-name="ce1">
            <text:p>0</text:p>
          </table:table-cell>
          <table:table-cell office:value-type="float" office:value="0" table:formula="of:=IF(ISERR(FIND(&quot;nebbia&quot;;[.B16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13T00:00:00" table:style-name="ce3">
            <text:p>13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66]));0;1)" table:style-name="ce1">
            <text:p>1</text:p>
          </table:table-cell>
          <table:table-cell office:value-type="float" office:value="0" table:formula="of:=IF(ISERR(FIND(&quot;nebbia&quot;;[.B16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14T00:00:00" table:style-name="ce3">
            <text:p>14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67]));0;1)" table:style-name="ce1">
            <text:p>1</text:p>
          </table:table-cell>
          <table:table-cell office:value-type="float" office:value="0" table:formula="of:=IF(ISERR(FIND(&quot;nebbia&quot;;[.B16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15T00:00:00" table:style-name="ce3">
            <text:p>15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68]));0;1)" table:style-name="ce1">
            <text:p>1</text:p>
          </table:table-cell>
          <table:table-cell office:value-type="float" office:value="0" table:formula="of:=IF(ISERR(FIND(&quot;nebbia&quot;;[.B16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16T00:00:00" table:style-name="ce3">
            <text:p>16/06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69]));0;1)" table:style-name="ce1">
            <text:p>1</text:p>
          </table:table-cell>
          <table:table-cell office:value-type="float" office:value="0" table:formula="of:=IF(ISERR(FIND(&quot;nebbia&quot;;[.B16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17T00:00:00" table:style-name="ce3">
            <text:p>17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70]));0;1)" table:style-name="ce1">
            <text:p>1</text:p>
          </table:table-cell>
          <table:table-cell office:value-type="float" office:value="0" table:formula="of:=IF(ISERR(FIND(&quot;nebbia&quot;;[.B17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18T00:00:00" table:style-name="ce3">
            <text:p>18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71]));0;1)" table:style-name="ce1">
            <text:p>1</text:p>
          </table:table-cell>
          <table:table-cell office:value-type="float" office:value="0" table:formula="of:=IF(ISERR(FIND(&quot;nebbia&quot;;[.B17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19T00:00:00" table:style-name="ce3">
            <text:p>19/06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72]));0;1)" table:style-name="ce1">
            <text:p>0</text:p>
          </table:table-cell>
          <table:table-cell office:value-type="float" office:value="0" table:formula="of:=IF(ISERR(FIND(&quot;nebbia&quot;;[.B17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20T00:00:00" table:style-name="ce3">
            <text:p>20/06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73]));0;1)" table:style-name="ce1">
            <text:p>0</text:p>
          </table:table-cell>
          <table:table-cell office:value-type="float" office:value="0" table:formula="of:=IF(ISERR(FIND(&quot;nebbia&quot;;[.B17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21T00:00:00" table:style-name="ce3">
            <text:p>21/06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74]));0;1)" table:style-name="ce1">
            <text:p>0</text:p>
          </table:table-cell>
          <table:table-cell office:value-type="float" office:value="0" table:formula="of:=IF(ISERR(FIND(&quot;nebbia&quot;;[.B17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22T00:00:00" table:style-name="ce3">
            <text:p>22/06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75]));0;1)" table:style-name="ce1">
            <text:p>0</text:p>
          </table:table-cell>
          <table:table-cell office:value-type="float" office:value="0" table:formula="of:=IF(ISERR(FIND(&quot;nebbia&quot;;[.B17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23T00:00:00" table:style-name="ce3">
            <text:p>23/06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76]));0;1)" table:style-name="ce1">
            <text:p>0</text:p>
          </table:table-cell>
          <table:table-cell office:value-type="float" office:value="0" table:formula="of:=IF(ISERR(FIND(&quot;nebbia&quot;;[.B17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24T00:00:00" table:style-name="ce3">
            <text:p>24/06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77]));0;1)" table:style-name="ce1">
            <text:p>0</text:p>
          </table:table-cell>
          <table:table-cell office:value-type="float" office:value="0" table:formula="of:=IF(ISERR(FIND(&quot;nebbia&quot;;[.B17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25T00:00:00" table:style-name="ce3">
            <text:p>25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78]));0;1)" table:style-name="ce1">
            <text:p>1</text:p>
          </table:table-cell>
          <table:table-cell office:value-type="float" office:value="0" table:formula="of:=IF(ISERR(FIND(&quot;nebbia&quot;;[.B17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26T00:00:00" table:style-name="ce3">
            <text:p>26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79]));0;1)" table:style-name="ce1">
            <text:p>1</text:p>
          </table:table-cell>
          <table:table-cell office:value-type="float" office:value="0" table:formula="of:=IF(ISERR(FIND(&quot;nebbia&quot;;[.B17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27T00:00:00" table:style-name="ce3">
            <text:p>27/06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80]));0;1)" table:style-name="ce1">
            <text:p>0</text:p>
          </table:table-cell>
          <table:table-cell office:value-type="float" office:value="0" table:formula="of:=IF(ISERR(FIND(&quot;nebbia&quot;;[.B18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28T00:00:00" table:style-name="ce3">
            <text:p>28/06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81]));0;1)" table:style-name="ce1">
            <text:p>0</text:p>
          </table:table-cell>
          <table:table-cell office:value-type="float" office:value="0" table:formula="of:=IF(ISERR(FIND(&quot;nebbia&quot;;[.B18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29T00:00:00" table:style-name="ce3">
            <text:p>29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82]));0;1)" table:style-name="ce1">
            <text:p>1</text:p>
          </table:table-cell>
          <table:table-cell office:value-type="float" office:value="0" table:formula="of:=IF(ISERR(FIND(&quot;nebbia&quot;;[.B18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6-30T00:00:00" table:style-name="ce3">
            <text:p>30/06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83]));0;1)" table:style-name="ce1">
            <text:p>1</text:p>
          </table:table-cell>
          <table:table-cell office:value-type="float" office:value="0" table:formula="of:=IF(ISERR(FIND(&quot;nebbia&quot;;[.B18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01T00:00:00" table:style-name="ce3">
            <text:p>01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84]));0;1)" table:style-name="ce1">
            <text:p>0</text:p>
          </table:table-cell>
          <table:table-cell office:value-type="float" office:value="0" table:formula="of:=IF(ISERR(FIND(&quot;nebbia&quot;;[.B18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02T00:00:00" table:style-name="ce3">
            <text:p>02/07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85]));0;1)" table:style-name="ce1">
            <text:p>1</text:p>
          </table:table-cell>
          <table:table-cell office:value-type="float" office:value="0" table:formula="of:=IF(ISERR(FIND(&quot;nebbia&quot;;[.B18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03T00:00:00" table:style-name="ce3">
            <text:p>03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86]));0;1)" table:style-name="ce1">
            <text:p>0</text:p>
          </table:table-cell>
          <table:table-cell office:value-type="float" office:value="0" table:formula="of:=IF(ISERR(FIND(&quot;nebbia&quot;;[.B18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04T00:00:00" table:style-name="ce3">
            <text:p>04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87]));0;1)" table:style-name="ce1">
            <text:p>0</text:p>
          </table:table-cell>
          <table:table-cell office:value-type="float" office:value="0" table:formula="of:=IF(ISERR(FIND(&quot;nebbia&quot;;[.B18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05T00:00:00" table:style-name="ce3">
            <text:p>05/07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188]));0;1)" table:style-name="ce1">
            <text:p>1</text:p>
          </table:table-cell>
          <table:table-cell office:value-type="float" office:value="0" table:formula="of:=IF(ISERR(FIND(&quot;nebbia&quot;;[.B18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06T00:00:00" table:style-name="ce3">
            <text:p>06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89]));0;1)" table:style-name="ce1">
            <text:p>0</text:p>
          </table:table-cell>
          <table:table-cell office:value-type="float" office:value="0" table:formula="of:=IF(ISERR(FIND(&quot;nebbia&quot;;[.B18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07T00:00:00" table:style-name="ce3">
            <text:p>07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90]));0;1)" table:style-name="ce1">
            <text:p>0</text:p>
          </table:table-cell>
          <table:table-cell office:value-type="float" office:value="0" table:formula="of:=IF(ISERR(FIND(&quot;nebbia&quot;;[.B19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08T00:00:00" table:style-name="ce3">
            <text:p>08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91]));0;1)" table:style-name="ce1">
            <text:p>0</text:p>
          </table:table-cell>
          <table:table-cell office:value-type="float" office:value="0" table:formula="of:=IF(ISERR(FIND(&quot;nebbia&quot;;[.B19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09T00:00:00" table:style-name="ce3">
            <text:p>09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92]));0;1)" table:style-name="ce1">
            <text:p>0</text:p>
          </table:table-cell>
          <table:table-cell office:value-type="float" office:value="0" table:formula="of:=IF(ISERR(FIND(&quot;nebbia&quot;;[.B19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10T00:00:00" table:style-name="ce3">
            <text:p>10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93]));0;1)" table:style-name="ce1">
            <text:p>0</text:p>
          </table:table-cell>
          <table:table-cell office:value-type="float" office:value="0" table:formula="of:=IF(ISERR(FIND(&quot;nebbia&quot;;[.B19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11T00:00:00" table:style-name="ce3">
            <text:p>11/07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94]));0;1)" table:style-name="ce1">
            <text:p>1</text:p>
          </table:table-cell>
          <table:table-cell office:value-type="float" office:value="0" table:formula="of:=IF(ISERR(FIND(&quot;nebbia&quot;;[.B19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12T00:00:00" table:style-name="ce3">
            <text:p>12/07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95]));0;1)" table:style-name="ce1">
            <text:p>1</text:p>
          </table:table-cell>
          <table:table-cell office:value-type="float" office:value="0" table:formula="of:=IF(ISERR(FIND(&quot;nebbia&quot;;[.B19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13T00:00:00" table:style-name="ce3">
            <text:p>13/07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96]));0;1)" table:style-name="ce1">
            <text:p>1</text:p>
          </table:table-cell>
          <table:table-cell office:value-type="float" office:value="0" table:formula="of:=IF(ISERR(FIND(&quot;nebbia&quot;;[.B19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14T00:00:00" table:style-name="ce3">
            <text:p>14/07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197]));0;1)" table:style-name="ce1">
            <text:p>1</text:p>
          </table:table-cell>
          <table:table-cell office:value-type="float" office:value="0" table:formula="of:=IF(ISERR(FIND(&quot;nebbia&quot;;[.B19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15T00:00:00" table:style-name="ce3">
            <text:p>15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98]));0;1)" table:style-name="ce1">
            <text:p>0</text:p>
          </table:table-cell>
          <table:table-cell office:value-type="float" office:value="0" table:formula="of:=IF(ISERR(FIND(&quot;nebbia&quot;;[.B19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16T00:00:00" table:style-name="ce3">
            <text:p>16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199]));0;1)" table:style-name="ce1">
            <text:p>0</text:p>
          </table:table-cell>
          <table:table-cell office:value-type="float" office:value="0" table:formula="of:=IF(ISERR(FIND(&quot;nebbia&quot;;[.B19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17T00:00:00" table:style-name="ce3">
            <text:p>17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00]));0;1)" table:style-name="ce1">
            <text:p>0</text:p>
          </table:table-cell>
          <table:table-cell office:value-type="float" office:value="0" table:formula="of:=IF(ISERR(FIND(&quot;nebbia&quot;;[.B20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18T00:00:00" table:style-name="ce3">
            <text:p>18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01]));0;1)" table:style-name="ce1">
            <text:p>0</text:p>
          </table:table-cell>
          <table:table-cell office:value-type="float" office:value="0" table:formula="of:=IF(ISERR(FIND(&quot;nebbia&quot;;[.B20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19T00:00:00" table:style-name="ce3">
            <text:p>19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02]));0;1)" table:style-name="ce1">
            <text:p>0</text:p>
          </table:table-cell>
          <table:table-cell office:value-type="float" office:value="0" table:formula="of:=IF(ISERR(FIND(&quot;nebbia&quot;;[.B20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20T00:00:00" table:style-name="ce3">
            <text:p>20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03]));0;1)" table:style-name="ce1">
            <text:p>0</text:p>
          </table:table-cell>
          <table:table-cell office:value-type="float" office:value="0" table:formula="of:=IF(ISERR(FIND(&quot;nebbia&quot;;[.B20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21T00:00:00" table:style-name="ce3">
            <text:p>21/07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04]));0;1)" table:style-name="ce1">
            <text:p>1</text:p>
          </table:table-cell>
          <table:table-cell office:value-type="float" office:value="0" table:formula="of:=IF(ISERR(FIND(&quot;nebbia&quot;;[.B20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22T00:00:00" table:style-name="ce3">
            <text:p>22/07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205]));0;1)" table:style-name="ce1">
            <text:p>1</text:p>
          </table:table-cell>
          <table:table-cell office:value-type="float" office:value="0" table:formula="of:=IF(ISERR(FIND(&quot;nebbia&quot;;[.B20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23T00:00:00" table:style-name="ce3">
            <text:p>23/07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206]));0;1)" table:style-name="ce1">
            <text:p>1</text:p>
          </table:table-cell>
          <table:table-cell office:value-type="float" office:value="0" table:formula="of:=IF(ISERR(FIND(&quot;nebbia&quot;;[.B20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24T00:00:00" table:style-name="ce3">
            <text:p>24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07]));0;1)" table:style-name="ce1">
            <text:p>0</text:p>
          </table:table-cell>
          <table:table-cell office:value-type="float" office:value="0" table:formula="of:=IF(ISERR(FIND(&quot;nebbia&quot;;[.B20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25T00:00:00" table:style-name="ce3">
            <text:p>25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08]));0;1)" table:style-name="ce1">
            <text:p>0</text:p>
          </table:table-cell>
          <table:table-cell office:value-type="float" office:value="0" table:formula="of:=IF(ISERR(FIND(&quot;nebbia&quot;;[.B20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26T00:00:00" table:style-name="ce3">
            <text:p>26/07/2016</text:p>
          </table:table-cell>
          <table:table-cell office:value-type="string" table:style-name="ce2">
            <text:p>temporale<text:s/></text:p>
          </table:table-cell>
          <table:table-cell office:value-type="float" office:value="0" table:formula="of:=IF(ISERR(FIND(&quot;pioggia&quot;;[.B209]));0;1)" table:style-name="ce1">
            <text:p>0</text:p>
          </table:table-cell>
          <table:table-cell office:value-type="float" office:value="0" table:formula="of:=IF(ISERR(FIND(&quot;nebbia&quot;;[.B20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27T00:00:00" table:style-name="ce3">
            <text:p>27/07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210]));0;1)" table:style-name="ce1">
            <text:p>1</text:p>
          </table:table-cell>
          <table:table-cell office:value-type="float" office:value="0" table:formula="of:=IF(ISERR(FIND(&quot;nebbia&quot;;[.B21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28T00:00:00" table:style-name="ce3">
            <text:p>28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11]));0;1)" table:style-name="ce1">
            <text:p>0</text:p>
          </table:table-cell>
          <table:table-cell office:value-type="float" office:value="0" table:formula="of:=IF(ISERR(FIND(&quot;nebbia&quot;;[.B21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29T00:00:00" table:style-name="ce3">
            <text:p>29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12]));0;1)" table:style-name="ce1">
            <text:p>0</text:p>
          </table:table-cell>
          <table:table-cell office:value-type="float" office:value="0" table:formula="of:=IF(ISERR(FIND(&quot;nebbia&quot;;[.B21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30T00:00:00" table:style-name="ce3">
            <text:p>30/07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13]));0;1)" table:style-name="ce1">
            <text:p>0</text:p>
          </table:table-cell>
          <table:table-cell office:value-type="float" office:value="0" table:formula="of:=IF(ISERR(FIND(&quot;nebbia&quot;;[.B21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7-31T00:00:00" table:style-name="ce3">
            <text:p>31/07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214]));0;1)" table:style-name="ce1">
            <text:p>1</text:p>
          </table:table-cell>
          <table:table-cell office:value-type="float" office:value="0" table:formula="of:=IF(ISERR(FIND(&quot;nebbia&quot;;[.B21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01T00:00:00" table:style-name="ce3">
            <text:p>01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15]));0;1)" table:style-name="ce1">
            <text:p>0</text:p>
          </table:table-cell>
          <table:table-cell office:value-type="float" office:value="0" table:formula="of:=IF(ISERR(FIND(&quot;nebbia&quot;;[.B21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02T00:00:00" table:style-name="ce3">
            <text:p>02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16]));0;1)" table:style-name="ce1">
            <text:p>0</text:p>
          </table:table-cell>
          <table:table-cell office:value-type="float" office:value="0" table:formula="of:=IF(ISERR(FIND(&quot;nebbia&quot;;[.B21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03T00:00:00" table:style-name="ce3">
            <text:p>03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17]));0;1)" table:style-name="ce1">
            <text:p>0</text:p>
          </table:table-cell>
          <table:table-cell office:value-type="float" office:value="0" table:formula="of:=IF(ISERR(FIND(&quot;nebbia&quot;;[.B21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04T00:00:00" table:style-name="ce3">
            <text:p>04/08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218]));0;1)" table:style-name="ce1">
            <text:p>1</text:p>
          </table:table-cell>
          <table:table-cell office:value-type="float" office:value="0" table:formula="of:=IF(ISERR(FIND(&quot;nebbia&quot;;[.B21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05T00:00:00" table:style-name="ce3">
            <text:p>05/08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219]));0;1)" table:style-name="ce1">
            <text:p>1</text:p>
          </table:table-cell>
          <table:table-cell office:value-type="float" office:value="0" table:formula="of:=IF(ISERR(FIND(&quot;nebbia&quot;;[.B21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06T00:00:00" table:style-name="ce3">
            <text:p>06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20]));0;1)" table:style-name="ce1">
            <text:p>0</text:p>
          </table:table-cell>
          <table:table-cell office:value-type="float" office:value="0" table:formula="of:=IF(ISERR(FIND(&quot;nebbia&quot;;[.B22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07T00:00:00" table:style-name="ce3">
            <text:p>07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21]));0;1)" table:style-name="ce1">
            <text:p>0</text:p>
          </table:table-cell>
          <table:table-cell office:value-type="float" office:value="0" table:formula="of:=IF(ISERR(FIND(&quot;nebbia&quot;;[.B22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08T00:00:00" table:style-name="ce3">
            <text:p>08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22]));0;1)" table:style-name="ce1">
            <text:p>0</text:p>
          </table:table-cell>
          <table:table-cell office:value-type="float" office:value="0" table:formula="of:=IF(ISERR(FIND(&quot;nebbia&quot;;[.B22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09T00:00:00" table:style-name="ce3">
            <text:p>09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23]));0;1)" table:style-name="ce1">
            <text:p>0</text:p>
          </table:table-cell>
          <table:table-cell office:value-type="float" office:value="0" table:formula="of:=IF(ISERR(FIND(&quot;nebbia&quot;;[.B22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10T00:00:00" table:style-name="ce3">
            <text:p>10/08/2016</text:p>
          </table:table-cell>
          <table:table-cell office:value-type="string" table:style-name="ce2">
            <text:p>temporale<text:s/></text:p>
          </table:table-cell>
          <table:table-cell office:value-type="float" office:value="0" table:formula="of:=IF(ISERR(FIND(&quot;pioggia&quot;;[.B224]));0;1)" table:style-name="ce1">
            <text:p>0</text:p>
          </table:table-cell>
          <table:table-cell office:value-type="float" office:value="0" table:formula="of:=IF(ISERR(FIND(&quot;nebbia&quot;;[.B22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11T00:00:00" table:style-name="ce3">
            <text:p>11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25]));0;1)" table:style-name="ce1">
            <text:p>0</text:p>
          </table:table-cell>
          <table:table-cell office:value-type="float" office:value="0" table:formula="of:=IF(ISERR(FIND(&quot;nebbia&quot;;[.B22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12T00:00:00" table:style-name="ce3">
            <text:p>12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26]));0;1)" table:style-name="ce1">
            <text:p>0</text:p>
          </table:table-cell>
          <table:table-cell office:value-type="float" office:value="0" table:formula="of:=IF(ISERR(FIND(&quot;nebbia&quot;;[.B22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13T00:00:00" table:style-name="ce3">
            <text:p>13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27]));0;1)" table:style-name="ce1">
            <text:p>0</text:p>
          </table:table-cell>
          <table:table-cell office:value-type="float" office:value="0" table:formula="of:=IF(ISERR(FIND(&quot;nebbia&quot;;[.B22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14T00:00:00" table:style-name="ce3">
            <text:p>14/08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28]));0;1)" table:style-name="ce1">
            <text:p>1</text:p>
          </table:table-cell>
          <table:table-cell office:value-type="float" office:value="0" table:formula="of:=IF(ISERR(FIND(&quot;nebbia&quot;;[.B22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15T00:00:00" table:style-name="ce3">
            <text:p>15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29]));0;1)" table:style-name="ce1">
            <text:p>0</text:p>
          </table:table-cell>
          <table:table-cell office:value-type="float" office:value="0" table:formula="of:=IF(ISERR(FIND(&quot;nebbia&quot;;[.B22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16T00:00:00" table:style-name="ce3">
            <text:p>16/08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230]));0;1)" table:style-name="ce1">
            <text:p>1</text:p>
          </table:table-cell>
          <table:table-cell office:value-type="float" office:value="0" table:formula="of:=IF(ISERR(FIND(&quot;nebbia&quot;;[.B23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17T00:00:00" table:style-name="ce3">
            <text:p>17/08/2016</text:p>
          </table:table-cell>
          <table:table-cell office:value-type="string" table:style-name="ce2">
            <text:p>temporale<text:s/></text:p>
          </table:table-cell>
          <table:table-cell office:value-type="float" office:value="0" table:formula="of:=IF(ISERR(FIND(&quot;pioggia&quot;;[.B231]));0;1)" table:style-name="ce1">
            <text:p>0</text:p>
          </table:table-cell>
          <table:table-cell office:value-type="float" office:value="0" table:formula="of:=IF(ISERR(FIND(&quot;nebbia&quot;;[.B23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18T00:00:00" table:style-name="ce3">
            <text:p>18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32]));0;1)" table:style-name="ce1">
            <text:p>0</text:p>
          </table:table-cell>
          <table:table-cell office:value-type="float" office:value="0" table:formula="of:=IF(ISERR(FIND(&quot;nebbia&quot;;[.B23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19T00:00:00" table:style-name="ce3">
            <text:p>19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33]));0;1)" table:style-name="ce1">
            <text:p>0</text:p>
          </table:table-cell>
          <table:table-cell office:value-type="float" office:value="0" table:formula="of:=IF(ISERR(FIND(&quot;nebbia&quot;;[.B23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20T00:00:00" table:style-name="ce3">
            <text:p>20/08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34]));0;1)" table:style-name="ce1">
            <text:p>1</text:p>
          </table:table-cell>
          <table:table-cell office:value-type="float" office:value="0" table:formula="of:=IF(ISERR(FIND(&quot;nebbia&quot;;[.B23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21T00:00:00" table:style-name="ce3">
            <text:p>21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35]));0;1)" table:style-name="ce1">
            <text:p>0</text:p>
          </table:table-cell>
          <table:table-cell office:value-type="float" office:value="0" table:formula="of:=IF(ISERR(FIND(&quot;nebbia&quot;;[.B23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22T00:00:00" table:style-name="ce3">
            <text:p>22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36]));0;1)" table:style-name="ce1">
            <text:p>0</text:p>
          </table:table-cell>
          <table:table-cell office:value-type="float" office:value="0" table:formula="of:=IF(ISERR(FIND(&quot;nebbia&quot;;[.B23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23T00:00:00" table:style-name="ce3">
            <text:p>23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37]));0;1)" table:style-name="ce1">
            <text:p>0</text:p>
          </table:table-cell>
          <table:table-cell office:value-type="float" office:value="0" table:formula="of:=IF(ISERR(FIND(&quot;nebbia&quot;;[.B23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24T00:00:00" table:style-name="ce3">
            <text:p>24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38]));0;1)" table:style-name="ce1">
            <text:p>0</text:p>
          </table:table-cell>
          <table:table-cell office:value-type="float" office:value="0" table:formula="of:=IF(ISERR(FIND(&quot;nebbia&quot;;[.B23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25T00:00:00" table:style-name="ce3">
            <text:p>25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39]));0;1)" table:style-name="ce1">
            <text:p>0</text:p>
          </table:table-cell>
          <table:table-cell office:value-type="float" office:value="0" table:formula="of:=IF(ISERR(FIND(&quot;nebbia&quot;;[.B23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26T00:00:00" table:style-name="ce3">
            <text:p>26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40]));0;1)" table:style-name="ce1">
            <text:p>0</text:p>
          </table:table-cell>
          <table:table-cell office:value-type="float" office:value="0" table:formula="of:=IF(ISERR(FIND(&quot;nebbia&quot;;[.B24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27T00:00:00" table:style-name="ce3">
            <text:p>27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41]));0;1)" table:style-name="ce1">
            <text:p>0</text:p>
          </table:table-cell>
          <table:table-cell office:value-type="float" office:value="0" table:formula="of:=IF(ISERR(FIND(&quot;nebbia&quot;;[.B24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28T00:00:00" table:style-name="ce3">
            <text:p>28/08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42]));0;1)" table:style-name="ce1">
            <text:p>0</text:p>
          </table:table-cell>
          <table:table-cell office:value-type="float" office:value="0" table:formula="of:=IF(ISERR(FIND(&quot;nebbia&quot;;[.B24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29T00:00:00" table:style-name="ce3">
            <text:p>29/08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243]));0;1)" table:style-name="ce1">
            <text:p>1</text:p>
          </table:table-cell>
          <table:table-cell office:value-type="float" office:value="0" table:formula="of:=IF(ISERR(FIND(&quot;nebbia&quot;;[.B24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30T00:00:00" table:style-name="ce3">
            <text:p>30/08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244]));0;1)" table:style-name="ce1">
            <text:p>1</text:p>
          </table:table-cell>
          <table:table-cell office:value-type="float" office:value="0" table:formula="of:=IF(ISERR(FIND(&quot;nebbia&quot;;[.B24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8-31T00:00:00" table:style-name="ce3">
            <text:p>31/08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45]));0;1)" table:style-name="ce1">
            <text:p>1</text:p>
          </table:table-cell>
          <table:table-cell office:value-type="float" office:value="0" table:formula="of:=IF(ISERR(FIND(&quot;nebbia&quot;;[.B24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01T00:00:00" table:style-name="ce3">
            <text:p>01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46]));0;1)" table:style-name="ce1">
            <text:p>0</text:p>
          </table:table-cell>
          <table:table-cell office:value-type="float" office:value="0" table:formula="of:=IF(ISERR(FIND(&quot;nebbia&quot;;[.B24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02T00:00:00" table:style-name="ce3">
            <text:p>02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47]));0;1)" table:style-name="ce1">
            <text:p>0</text:p>
          </table:table-cell>
          <table:table-cell office:value-type="float" office:value="0" table:formula="of:=IF(ISERR(FIND(&quot;nebbia&quot;;[.B24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03T00:00:00" table:style-name="ce3">
            <text:p>03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48]));0;1)" table:style-name="ce1">
            <text:p>0</text:p>
          </table:table-cell>
          <table:table-cell office:value-type="float" office:value="0" table:formula="of:=IF(ISERR(FIND(&quot;nebbia&quot;;[.B24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04T00:00:00" table:style-name="ce3">
            <text:p>04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49]));0;1)" table:style-name="ce1">
            <text:p>0</text:p>
          </table:table-cell>
          <table:table-cell office:value-type="float" office:value="0" table:formula="of:=IF(ISERR(FIND(&quot;nebbia&quot;;[.B24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05T00:00:00" table:style-name="ce3">
            <text:p>05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50]));0;1)" table:style-name="ce1">
            <text:p>0</text:p>
          </table:table-cell>
          <table:table-cell office:value-type="float" office:value="0" table:formula="of:=IF(ISERR(FIND(&quot;nebbia&quot;;[.B25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06T00:00:00" table:style-name="ce3">
            <text:p>06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51]));0;1)" table:style-name="ce1">
            <text:p>0</text:p>
          </table:table-cell>
          <table:table-cell office:value-type="float" office:value="0" table:formula="of:=IF(ISERR(FIND(&quot;nebbia&quot;;[.B25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07T00:00:00" table:style-name="ce3">
            <text:p>07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52]));0;1)" table:style-name="ce1">
            <text:p>0</text:p>
          </table:table-cell>
          <table:table-cell office:value-type="float" office:value="0" table:formula="of:=IF(ISERR(FIND(&quot;nebbia&quot;;[.B25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08T00:00:00" table:style-name="ce3">
            <text:p>08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53]));0;1)" table:style-name="ce1">
            <text:p>0</text:p>
          </table:table-cell>
          <table:table-cell office:value-type="float" office:value="0" table:formula="of:=IF(ISERR(FIND(&quot;nebbia&quot;;[.B25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09T00:00:00" table:style-name="ce3">
            <text:p>09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54]));0;1)" table:style-name="ce1">
            <text:p>0</text:p>
          </table:table-cell>
          <table:table-cell office:value-type="float" office:value="0" table:formula="of:=IF(ISERR(FIND(&quot;nebbia&quot;;[.B25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10T00:00:00" table:style-name="ce3">
            <text:p>10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55]));0;1)" table:style-name="ce1">
            <text:p>0</text:p>
          </table:table-cell>
          <table:table-cell office:value-type="float" office:value="0" table:formula="of:=IF(ISERR(FIND(&quot;nebbia&quot;;[.B25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11T00:00:00" table:style-name="ce3">
            <text:p>11/09/2016</text:p>
          </table:table-cell>
          <table:table-cell office:value-type="string" table:style-name="ce2">
            <text:p>temporale<text:s/></text:p>
          </table:table-cell>
          <table:table-cell office:value-type="float" office:value="0" table:formula="of:=IF(ISERR(FIND(&quot;pioggia&quot;;[.B256]));0;1)" table:style-name="ce1">
            <text:p>0</text:p>
          </table:table-cell>
          <table:table-cell office:value-type="float" office:value="0" table:formula="of:=IF(ISERR(FIND(&quot;nebbia&quot;;[.B25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12T00:00:00" table:style-name="ce3">
            <text:p>12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57]));0;1)" table:style-name="ce1">
            <text:p>0</text:p>
          </table:table-cell>
          <table:table-cell office:value-type="float" office:value="0" table:formula="of:=IF(ISERR(FIND(&quot;nebbia&quot;;[.B25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13T00:00:00" table:style-name="ce3">
            <text:p>13/09/2016</text:p>
          </table:table-cell>
          <table:table-cell office:value-type="string" table:style-name="ce2">
            <text:p>temporale<text:s/></text:p>
          </table:table-cell>
          <table:table-cell office:value-type="float" office:value="0" table:formula="of:=IF(ISERR(FIND(&quot;pioggia&quot;;[.B258]));0;1)" table:style-name="ce1">
            <text:p>0</text:p>
          </table:table-cell>
          <table:table-cell office:value-type="float" office:value="0" table:formula="of:=IF(ISERR(FIND(&quot;nebbia&quot;;[.B25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14T00:00:00" table:style-name="ce3">
            <text:p>14/09/2016</text:p>
          </table:table-cell>
          <table:table-cell office:value-type="string" table:style-name="ce2">
            <text:p>pioggia temporale<text:s/></text:p>
          </table:table-cell>
          <table:table-cell office:value-type="float" office:value="1" table:formula="of:=IF(ISERR(FIND(&quot;pioggia&quot;;[.B259]));0;1)" table:style-name="ce1">
            <text:p>1</text:p>
          </table:table-cell>
          <table:table-cell office:value-type="float" office:value="0" table:formula="of:=IF(ISERR(FIND(&quot;nebbia&quot;;[.B25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15T00:00:00" table:style-name="ce3">
            <text:p>15/09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60]));0;1)" table:style-name="ce1">
            <text:p>1</text:p>
          </table:table-cell>
          <table:table-cell office:value-type="float" office:value="0" table:formula="of:=IF(ISERR(FIND(&quot;nebbia&quot;;[.B26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16T00:00:00" table:style-name="ce3">
            <text:p>16/09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61]));0;1)" table:style-name="ce1">
            <text:p>1</text:p>
          </table:table-cell>
          <table:table-cell office:value-type="float" office:value="0" table:formula="of:=IF(ISERR(FIND(&quot;nebbia&quot;;[.B26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17T00:00:00" table:style-name="ce3">
            <text:p>17/09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62]));0;1)" table:style-name="ce1">
            <text:p>1</text:p>
          </table:table-cell>
          <table:table-cell office:value-type="float" office:value="0" table:formula="of:=IF(ISERR(FIND(&quot;nebbia&quot;;[.B26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18T00:00:00" table:style-name="ce3">
            <text:p>18/09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63]));0;1)" table:style-name="ce1">
            <text:p>1</text:p>
          </table:table-cell>
          <table:table-cell office:value-type="float" office:value="0" table:formula="of:=IF(ISERR(FIND(&quot;nebbia&quot;;[.B26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19T00:00:00" table:style-name="ce3">
            <text:p>19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64]));0;1)" table:style-name="ce1">
            <text:p>0</text:p>
          </table:table-cell>
          <table:table-cell office:value-type="float" office:value="0" table:formula="of:=IF(ISERR(FIND(&quot;nebbia&quot;;[.B26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20T00:00:00" table:style-name="ce3">
            <text:p>20/09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65]));0;1)" table:style-name="ce1">
            <text:p>1</text:p>
          </table:table-cell>
          <table:table-cell office:value-type="float" office:value="0" table:formula="of:=IF(ISERR(FIND(&quot;nebbia&quot;;[.B26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21T00:00:00" table:style-name="ce3">
            <text:p>21/09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66]));0;1)" table:style-name="ce1">
            <text:p>1</text:p>
          </table:table-cell>
          <table:table-cell office:value-type="float" office:value="0" table:formula="of:=IF(ISERR(FIND(&quot;nebbia&quot;;[.B26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22T00:00:00" table:style-name="ce3">
            <text:p>22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67]));0;1)" table:style-name="ce1">
            <text:p>0</text:p>
          </table:table-cell>
          <table:table-cell office:value-type="float" office:value="0" table:formula="of:=IF(ISERR(FIND(&quot;nebbia&quot;;[.B26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23T00:00:00" table:style-name="ce3">
            <text:p>23/09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68]));0;1)" table:style-name="ce1">
            <text:p>1</text:p>
          </table:table-cell>
          <table:table-cell office:value-type="float" office:value="0" table:formula="of:=IF(ISERR(FIND(&quot;nebbia&quot;;[.B26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24T00:00:00" table:style-name="ce3">
            <text:p>24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69]));0;1)" table:style-name="ce1">
            <text:p>0</text:p>
          </table:table-cell>
          <table:table-cell office:value-type="float" office:value="0" table:formula="of:=IF(ISERR(FIND(&quot;nebbia&quot;;[.B26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25T00:00:00" table:style-name="ce3">
            <text:p>25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70]));0;1)" table:style-name="ce1">
            <text:p>0</text:p>
          </table:table-cell>
          <table:table-cell office:value-type="float" office:value="0" table:formula="of:=IF(ISERR(FIND(&quot;nebbia&quot;;[.B27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26T00:00:00" table:style-name="ce3">
            <text:p>26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71]));0;1)" table:style-name="ce1">
            <text:p>0</text:p>
          </table:table-cell>
          <table:table-cell office:value-type="float" office:value="0" table:formula="of:=IF(ISERR(FIND(&quot;nebbia&quot;;[.B27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27T00:00:00" table:style-name="ce3">
            <text:p>27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72]));0;1)" table:style-name="ce1">
            <text:p>0</text:p>
          </table:table-cell>
          <table:table-cell office:value-type="float" office:value="0" table:formula="of:=IF(ISERR(FIND(&quot;nebbia&quot;;[.B27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28T00:00:00" table:style-name="ce3">
            <text:p>28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73]));0;1)" table:style-name="ce1">
            <text:p>0</text:p>
          </table:table-cell>
          <table:table-cell office:value-type="float" office:value="0" table:formula="of:=IF(ISERR(FIND(&quot;nebbia&quot;;[.B27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29T00:00:00" table:style-name="ce3">
            <text:p>29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74]));0;1)" table:style-name="ce1">
            <text:p>0</text:p>
          </table:table-cell>
          <table:table-cell office:value-type="float" office:value="0" table:formula="of:=IF(ISERR(FIND(&quot;nebbia&quot;;[.B27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09-30T00:00:00" table:style-name="ce3">
            <text:p>30/09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75]));0;1)" table:style-name="ce1">
            <text:p>0</text:p>
          </table:table-cell>
          <table:table-cell office:value-type="float" office:value="0" table:formula="of:=IF(ISERR(FIND(&quot;nebbia&quot;;[.B27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01T00:00:00" table:style-name="ce3">
            <text:p>01/10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76]));0;1)" table:style-name="ce1">
            <text:p>1</text:p>
          </table:table-cell>
          <table:table-cell office:value-type="float" office:value="0" table:formula="of:=IF(ISERR(FIND(&quot;nebbia&quot;;[.B27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02T00:00:00" table:style-name="ce3">
            <text:p>02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77]));0;1)" table:style-name="ce1">
            <text:p>0</text:p>
          </table:table-cell>
          <table:table-cell office:value-type="float" office:value="0" table:formula="of:=IF(ISERR(FIND(&quot;nebbia&quot;;[.B27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03T00:00:00" table:style-name="ce3">
            <text:p>03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78]));0;1)" table:style-name="ce1">
            <text:p>0</text:p>
          </table:table-cell>
          <table:table-cell office:value-type="float" office:value="0" table:formula="of:=IF(ISERR(FIND(&quot;nebbia&quot;;[.B27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3">
            <text:p>04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79]));0;1)" table:style-name="ce1">
            <text:p>0</text:p>
          </table:table-cell>
          <table:table-cell office:value-type="float" office:value="0" table:formula="of:=IF(ISERR(FIND(&quot;nebbia&quot;;[.B27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05T00:00:00" table:style-name="ce3">
            <text:p>05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80]));0;1)" table:style-name="ce1">
            <text:p>0</text:p>
          </table:table-cell>
          <table:table-cell office:value-type="float" office:value="0" table:formula="of:=IF(ISERR(FIND(&quot;nebbia&quot;;[.B28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06T00:00:00" table:style-name="ce3">
            <text:p>06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81]));0;1)" table:style-name="ce1">
            <text:p>0</text:p>
          </table:table-cell>
          <table:table-cell office:value-type="float" office:value="0" table:formula="of:=IF(ISERR(FIND(&quot;nebbia&quot;;[.B28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07T00:00:00" table:style-name="ce3">
            <text:p>07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82]));0;1)" table:style-name="ce1">
            <text:p>0</text:p>
          </table:table-cell>
          <table:table-cell office:value-type="float" office:value="0" table:formula="of:=IF(ISERR(FIND(&quot;nebbia&quot;;[.B28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08T00:00:00" table:style-name="ce3">
            <text:p>08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83]));0;1)" table:style-name="ce1">
            <text:p>0</text:p>
          </table:table-cell>
          <table:table-cell office:value-type="float" office:value="0" table:formula="of:=IF(ISERR(FIND(&quot;nebbia&quot;;[.B28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09T00:00:00" table:style-name="ce3">
            <text:p>09/10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84]));0;1)" table:style-name="ce1">
            <text:p>1</text:p>
          </table:table-cell>
          <table:table-cell office:value-type="float" office:value="0" table:formula="of:=IF(ISERR(FIND(&quot;nebbia&quot;;[.B28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10T00:00:00" table:style-name="ce3">
            <text:p>10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85]));0;1)" table:style-name="ce1">
            <text:p>0</text:p>
          </table:table-cell>
          <table:table-cell office:value-type="float" office:value="0" table:formula="of:=IF(ISERR(FIND(&quot;nebbia&quot;;[.B28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11T00:00:00" table:style-name="ce3">
            <text:p>11/10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86]));0;1)" table:style-name="ce1">
            <text:p>1</text:p>
          </table:table-cell>
          <table:table-cell office:value-type="float" office:value="0" table:formula="of:=IF(ISERR(FIND(&quot;nebbia&quot;;[.B28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12T00:00:00" table:style-name="ce3">
            <text:p>12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87]));0;1)" table:style-name="ce1">
            <text:p>0</text:p>
          </table:table-cell>
          <table:table-cell office:value-type="float" office:value="0" table:formula="of:=IF(ISERR(FIND(&quot;nebbia&quot;;[.B28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13T00:00:00" table:style-name="ce3">
            <text:p>13/10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88]));0;1)" table:style-name="ce1">
            <text:p>1</text:p>
          </table:table-cell>
          <table:table-cell office:value-type="float" office:value="0" table:formula="of:=IF(ISERR(FIND(&quot;nebbia&quot;;[.B28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14T00:00:00" table:style-name="ce3">
            <text:p>14/10/2016</text:p>
          </table:table-cell>
          <table:table-cell office:value-type="string" table:style-name="ce2">
            <text:p>pioggia temporale nebbia<text:s/></text:p>
          </table:table-cell>
          <table:table-cell office:value-type="float" office:value="1" table:formula="of:=IF(ISERR(FIND(&quot;pioggia&quot;;[.B289]));0;1)" table:style-name="ce1">
            <text:p>1</text:p>
          </table:table-cell>
          <table:table-cell office:value-type="float" office:value="1" table:formula="of:=IF(ISERR(FIND(&quot;nebbia&quot;;[.B289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0-15T00:00:00" table:style-name="ce3">
            <text:p>15/10/2016</text:p>
          </table:table-cell>
          <table:table-cell office:value-type="string" table:style-name="ce2">
            <text:p>pioggia nebbia<text:s/></text:p>
          </table:table-cell>
          <table:table-cell office:value-type="float" office:value="1" table:formula="of:=IF(ISERR(FIND(&quot;pioggia&quot;;[.B290]));0;1)" table:style-name="ce1">
            <text:p>1</text:p>
          </table:table-cell>
          <table:table-cell office:value-type="float" office:value="1" table:formula="of:=IF(ISERR(FIND(&quot;nebbia&quot;;[.B290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0-16T00:00:00" table:style-name="ce3">
            <text:p>16/10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291]));0;1)" table:style-name="ce1">
            <text:p>0</text:p>
          </table:table-cell>
          <table:table-cell office:value-type="float" office:value="1" table:formula="of:=IF(ISERR(FIND(&quot;nebbia&quot;;[.B291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0-17T00:00:00" table:style-name="ce3">
            <text:p>17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92]));0;1)" table:style-name="ce1">
            <text:p>0</text:p>
          </table:table-cell>
          <table:table-cell office:value-type="float" office:value="0" table:formula="of:=IF(ISERR(FIND(&quot;nebbia&quot;;[.B29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18T00:00:00" table:style-name="ce3">
            <text:p>18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93]));0;1)" table:style-name="ce1">
            <text:p>0</text:p>
          </table:table-cell>
          <table:table-cell office:value-type="float" office:value="0" table:formula="of:=IF(ISERR(FIND(&quot;nebbia&quot;;[.B29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19T00:00:00" table:style-name="ce3">
            <text:p>19/10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294]));0;1)" table:style-name="ce1">
            <text:p>0</text:p>
          </table:table-cell>
          <table:table-cell office:value-type="float" office:value="1" table:formula="of:=IF(ISERR(FIND(&quot;nebbia&quot;;[.B294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0-20T00:00:00" table:style-name="ce3">
            <text:p>20/10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295]));0;1)" table:style-name="ce1">
            <text:p>0</text:p>
          </table:table-cell>
          <table:table-cell office:value-type="float" office:value="1" table:formula="of:=IF(ISERR(FIND(&quot;nebbia&quot;;[.B295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0-21T00:00:00" table:style-name="ce3">
            <text:p>21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96]));0;1)" table:style-name="ce1">
            <text:p>0</text:p>
          </table:table-cell>
          <table:table-cell office:value-type="float" office:value="0" table:formula="of:=IF(ISERR(FIND(&quot;nebbia&quot;;[.B29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22T00:00:00" table:style-name="ce3">
            <text:p>22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97]));0;1)" table:style-name="ce1">
            <text:p>0</text:p>
          </table:table-cell>
          <table:table-cell office:value-type="float" office:value="0" table:formula="of:=IF(ISERR(FIND(&quot;nebbia&quot;;[.B29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23T00:00:00" table:style-name="ce3">
            <text:p>23/10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298]));0;1)" table:style-name="ce1">
            <text:p>1</text:p>
          </table:table-cell>
          <table:table-cell office:value-type="float" office:value="0" table:formula="of:=IF(ISERR(FIND(&quot;nebbia&quot;;[.B29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24T00:00:00" table:style-name="ce3">
            <text:p>24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299]));0;1)" table:style-name="ce1">
            <text:p>0</text:p>
          </table:table-cell>
          <table:table-cell office:value-type="float" office:value="0" table:formula="of:=IF(ISERR(FIND(&quot;nebbia&quot;;[.B29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25T00:00:00" table:style-name="ce3">
            <text:p>25/10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300]));0;1)" table:style-name="ce1">
            <text:p>1</text:p>
          </table:table-cell>
          <table:table-cell office:value-type="float" office:value="0" table:formula="of:=IF(ISERR(FIND(&quot;nebbia&quot;;[.B30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26T00:00:00" table:style-name="ce3">
            <text:p>26/10/2016</text:p>
          </table:table-cell>
          <table:table-cell office:value-type="string" table:style-name="ce2">
            <text:p>pioggia nebbia<text:s/></text:p>
          </table:table-cell>
          <table:table-cell office:value-type="float" office:value="1" table:formula="of:=IF(ISERR(FIND(&quot;pioggia&quot;;[.B301]));0;1)" table:style-name="ce1">
            <text:p>1</text:p>
          </table:table-cell>
          <table:table-cell office:value-type="float" office:value="1" table:formula="of:=IF(ISERR(FIND(&quot;nebbia&quot;;[.B301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0-27T00:00:00" table:style-name="ce3">
            <text:p>27/10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02]));0;1)" table:style-name="ce1">
            <text:p>0</text:p>
          </table:table-cell>
          <table:table-cell office:value-type="float" office:value="1" table:formula="of:=IF(ISERR(FIND(&quot;nebbia&quot;;[.B302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0-28T00:00:00" table:style-name="ce3">
            <text:p>28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03]));0;1)" table:style-name="ce1">
            <text:p>0</text:p>
          </table:table-cell>
          <table:table-cell office:value-type="float" office:value="0" table:formula="of:=IF(ISERR(FIND(&quot;nebbia&quot;;[.B30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29T00:00:00" table:style-name="ce3">
            <text:p>29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04]));0;1)" table:style-name="ce1">
            <text:p>0</text:p>
          </table:table-cell>
          <table:table-cell office:value-type="float" office:value="0" table:formula="of:=IF(ISERR(FIND(&quot;nebbia&quot;;[.B30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30T00:00:00" table:style-name="ce3">
            <text:p>30/10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05]));0;1)" table:style-name="ce1">
            <text:p>0</text:p>
          </table:table-cell>
          <table:table-cell office:value-type="float" office:value="0" table:formula="of:=IF(ISERR(FIND(&quot;nebbia&quot;;[.B30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0-31T00:00:00" table:style-name="ce3">
            <text:p>31/10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06]));0;1)" table:style-name="ce1">
            <text:p>0</text:p>
          </table:table-cell>
          <table:table-cell office:value-type="float" office:value="1" table:formula="of:=IF(ISERR(FIND(&quot;nebbia&quot;;[.B306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1-01T00:00:00" table:style-name="ce3">
            <text:p>01/11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07]));0;1)" table:style-name="ce1">
            <text:p>0</text:p>
          </table:table-cell>
          <table:table-cell office:value-type="float" office:value="1" table:formula="of:=IF(ISERR(FIND(&quot;nebbia&quot;;[.B307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1-02T00:00:00" table:style-name="ce3">
            <text:p>02/11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308]));0;1)" table:style-name="ce1">
            <text:p>1</text:p>
          </table:table-cell>
          <table:table-cell office:value-type="float" office:value="0" table:formula="of:=IF(ISERR(FIND(&quot;nebbia&quot;;[.B30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03T00:00:00" table:style-name="ce3">
            <text:p>03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09]));0;1)" table:style-name="ce1">
            <text:p>0</text:p>
          </table:table-cell>
          <table:table-cell office:value-type="float" office:value="0" table:formula="of:=IF(ISERR(FIND(&quot;nebbia&quot;;[.B30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04T00:00:00" table:style-name="ce3">
            <text:p>04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10]));0;1)" table:style-name="ce1">
            <text:p>0</text:p>
          </table:table-cell>
          <table:table-cell office:value-type="float" office:value="0" table:formula="of:=IF(ISERR(FIND(&quot;nebbia&quot;;[.B31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05T00:00:00" table:style-name="ce3">
            <text:p>05/11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311]));0;1)" table:style-name="ce1">
            <text:p>1</text:p>
          </table:table-cell>
          <table:table-cell office:value-type="float" office:value="0" table:formula="of:=IF(ISERR(FIND(&quot;nebbia&quot;;[.B31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06T00:00:00" table:style-name="ce3">
            <text:p>06/11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12]));0;1)" table:style-name="ce1">
            <text:p>0</text:p>
          </table:table-cell>
          <table:table-cell office:value-type="float" office:value="1" table:formula="of:=IF(ISERR(FIND(&quot;nebbia&quot;;[.B312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1-07T00:00:00" table:style-name="ce3">
            <text:p>07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13]));0;1)" table:style-name="ce1">
            <text:p>0</text:p>
          </table:table-cell>
          <table:table-cell office:value-type="float" office:value="0" table:formula="of:=IF(ISERR(FIND(&quot;nebbia&quot;;[.B31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08T00:00:00" table:style-name="ce3">
            <text:p>08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14]));0;1)" table:style-name="ce1">
            <text:p>0</text:p>
          </table:table-cell>
          <table:table-cell office:value-type="float" office:value="0" table:formula="of:=IF(ISERR(FIND(&quot;nebbia&quot;;[.B31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09T00:00:00" table:style-name="ce3">
            <text:p>09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15]));0;1)" table:style-name="ce1">
            <text:p>0</text:p>
          </table:table-cell>
          <table:table-cell office:value-type="float" office:value="0" table:formula="of:=IF(ISERR(FIND(&quot;nebbia&quot;;[.B31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10T00:00:00" table:style-name="ce3">
            <text:p>10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16]));0;1)" table:style-name="ce1">
            <text:p>0</text:p>
          </table:table-cell>
          <table:table-cell office:value-type="float" office:value="0" table:formula="of:=IF(ISERR(FIND(&quot;nebbia&quot;;[.B31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11T00:00:00" table:style-name="ce3">
            <text:p>11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17]));0;1)" table:style-name="ce1">
            <text:p>0</text:p>
          </table:table-cell>
          <table:table-cell office:value-type="float" office:value="0" table:formula="of:=IF(ISERR(FIND(&quot;nebbia&quot;;[.B31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12T00:00:00" table:style-name="ce3">
            <text:p>12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18]));0;1)" table:style-name="ce1">
            <text:p>0</text:p>
          </table:table-cell>
          <table:table-cell office:value-type="float" office:value="0" table:formula="of:=IF(ISERR(FIND(&quot;nebbia&quot;;[.B31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13T00:00:00" table:style-name="ce3">
            <text:p>13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19]));0;1)" table:style-name="ce1">
            <text:p>0</text:p>
          </table:table-cell>
          <table:table-cell office:value-type="float" office:value="0" table:formula="of:=IF(ISERR(FIND(&quot;nebbia&quot;;[.B31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14T00:00:00" table:style-name="ce3">
            <text:p>14/11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320]));0;1)" table:style-name="ce1">
            <text:p>1</text:p>
          </table:table-cell>
          <table:table-cell office:value-type="float" office:value="0" table:formula="of:=IF(ISERR(FIND(&quot;nebbia&quot;;[.B32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15T00:00:00" table:style-name="ce3">
            <text:p>15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21]));0;1)" table:style-name="ce1">
            <text:p>0</text:p>
          </table:table-cell>
          <table:table-cell office:value-type="float" office:value="0" table:formula="of:=IF(ISERR(FIND(&quot;nebbia&quot;;[.B32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16T00:00:00" table:style-name="ce3">
            <text:p>16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22]));0;1)" table:style-name="ce1">
            <text:p>0</text:p>
          </table:table-cell>
          <table:table-cell office:value-type="float" office:value="0" table:formula="of:=IF(ISERR(FIND(&quot;nebbia&quot;;[.B32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17T00:00:00" table:style-name="ce3">
            <text:p>17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23]));0;1)" table:style-name="ce1">
            <text:p>0</text:p>
          </table:table-cell>
          <table:table-cell office:value-type="float" office:value="0" table:formula="of:=IF(ISERR(FIND(&quot;nebbia&quot;;[.B32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18T00:00:00" table:style-name="ce3">
            <text:p>18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24]));0;1)" table:style-name="ce1">
            <text:p>0</text:p>
          </table:table-cell>
          <table:table-cell office:value-type="float" office:value="0" table:formula="of:=IF(ISERR(FIND(&quot;nebbia&quot;;[.B32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19T00:00:00" table:style-name="ce3">
            <text:p>19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25]));0;1)" table:style-name="ce1">
            <text:p>0</text:p>
          </table:table-cell>
          <table:table-cell office:value-type="float" office:value="0" table:formula="of:=IF(ISERR(FIND(&quot;nebbia&quot;;[.B32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20T00:00:00" table:style-name="ce3">
            <text:p>20/11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326]));0;1)" table:style-name="ce1">
            <text:p>1</text:p>
          </table:table-cell>
          <table:table-cell office:value-type="float" office:value="0" table:formula="of:=IF(ISERR(FIND(&quot;nebbia&quot;;[.B32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21T00:00:00" table:style-name="ce3">
            <text:p>21/11/2016</text:p>
          </table:table-cell>
          <table:table-cell office:value-type="string" table:style-name="ce2">
            <text:p>pioggia nebbia<text:s/></text:p>
          </table:table-cell>
          <table:table-cell office:value-type="float" office:value="1" table:formula="of:=IF(ISERR(FIND(&quot;pioggia&quot;;[.B327]));0;1)" table:style-name="ce1">
            <text:p>1</text:p>
          </table:table-cell>
          <table:table-cell office:value-type="float" office:value="1" table:formula="of:=IF(ISERR(FIND(&quot;nebbia&quot;;[.B327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1-22T00:00:00" table:style-name="ce3">
            <text:p>22/11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328]));0;1)" table:style-name="ce1">
            <text:p>1</text:p>
          </table:table-cell>
          <table:table-cell office:value-type="float" office:value="0" table:formula="of:=IF(ISERR(FIND(&quot;nebbia&quot;;[.B32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23T00:00:00" table:style-name="ce3">
            <text:p>23/11/2016</text:p>
          </table:table-cell>
          <table:table-cell office:value-type="string" table:style-name="ce2">
            <text:p>pioggia nebbia<text:s/></text:p>
          </table:table-cell>
          <table:table-cell office:value-type="float" office:value="1" table:formula="of:=IF(ISERR(FIND(&quot;pioggia&quot;;[.B329]));0;1)" table:style-name="ce1">
            <text:p>1</text:p>
          </table:table-cell>
          <table:table-cell office:value-type="float" office:value="1" table:formula="of:=IF(ISERR(FIND(&quot;nebbia&quot;;[.B329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1-24T00:00:00" table:style-name="ce3">
            <text:p>24/11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330]));0;1)" table:style-name="ce1">
            <text:p>1</text:p>
          </table:table-cell>
          <table:table-cell office:value-type="float" office:value="0" table:formula="of:=IF(ISERR(FIND(&quot;nebbia&quot;;[.B33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25T00:00:00" table:style-name="ce3">
            <text:p>25/11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331]));0;1)" table:style-name="ce1">
            <text:p>1</text:p>
          </table:table-cell>
          <table:table-cell office:value-type="float" office:value="0" table:formula="of:=IF(ISERR(FIND(&quot;nebbia&quot;;[.B33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26T00:00:00" table:style-name="ce3">
            <text:p>26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32]));0;1)" table:style-name="ce1">
            <text:p>0</text:p>
          </table:table-cell>
          <table:table-cell office:value-type="float" office:value="0" table:formula="of:=IF(ISERR(FIND(&quot;nebbia&quot;;[.B33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27T00:00:00" table:style-name="ce3">
            <text:p>27/11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33]));0;1)" table:style-name="ce1">
            <text:p>0</text:p>
          </table:table-cell>
          <table:table-cell office:value-type="float" office:value="1" table:formula="of:=IF(ISERR(FIND(&quot;nebbia&quot;;[.B333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1-28T00:00:00" table:style-name="ce3">
            <text:p>28/11/2016</text:p>
          </table:table-cell>
          <table:table-cell office:value-type="string" table:style-name="ce2">
            <text:p>pioggia nebbia<text:s/></text:p>
          </table:table-cell>
          <table:table-cell office:value-type="float" office:value="1" table:formula="of:=IF(ISERR(FIND(&quot;pioggia&quot;;[.B334]));0;1)" table:style-name="ce1">
            <text:p>1</text:p>
          </table:table-cell>
          <table:table-cell office:value-type="float" office:value="1" table:formula="of:=IF(ISERR(FIND(&quot;nebbia&quot;;[.B334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1-29T00:00:00" table:style-name="ce3">
            <text:p>29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35]));0;1)" table:style-name="ce1">
            <text:p>0</text:p>
          </table:table-cell>
          <table:table-cell office:value-type="float" office:value="0" table:formula="of:=IF(ISERR(FIND(&quot;nebbia&quot;;[.B33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1-30T00:00:00" table:style-name="ce3">
            <text:p>30/11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36]));0;1)" table:style-name="ce1">
            <text:p>0</text:p>
          </table:table-cell>
          <table:table-cell office:value-type="float" office:value="0" table:formula="of:=IF(ISERR(FIND(&quot;nebbia&quot;;[.B33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01T00:00:00" table:style-name="ce3">
            <text:p>01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37]));0;1)" table:style-name="ce1">
            <text:p>0</text:p>
          </table:table-cell>
          <table:table-cell office:value-type="float" office:value="0" table:formula="of:=IF(ISERR(FIND(&quot;nebbia&quot;;[.B33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02T00:00:00" table:style-name="ce3">
            <text:p>02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38]));0;1)" table:style-name="ce1">
            <text:p>0</text:p>
          </table:table-cell>
          <table:table-cell office:value-type="float" office:value="0" table:formula="of:=IF(ISERR(FIND(&quot;nebbia&quot;;[.B33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03T00:00:00" table:style-name="ce3">
            <text:p>03/12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339]));0;1)" table:style-name="ce1">
            <text:p>1</text:p>
          </table:table-cell>
          <table:table-cell office:value-type="float" office:value="0" table:formula="of:=IF(ISERR(FIND(&quot;nebbia&quot;;[.B33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04T00:00:00" table:style-name="ce3">
            <text:p>04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40]));0;1)" table:style-name="ce1">
            <text:p>0</text:p>
          </table:table-cell>
          <table:table-cell office:value-type="float" office:value="0" table:formula="of:=IF(ISERR(FIND(&quot;nebbia&quot;;[.B34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05T00:00:00" table:style-name="ce3">
            <text:p>05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41]));0;1)" table:style-name="ce1">
            <text:p>0</text:p>
          </table:table-cell>
          <table:table-cell office:value-type="float" office:value="0" table:formula="of:=IF(ISERR(FIND(&quot;nebbia&quot;;[.B34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06T00:00:00" table:style-name="ce3">
            <text:p>06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42]));0;1)" table:style-name="ce1">
            <text:p>0</text:p>
          </table:table-cell>
          <table:table-cell office:value-type="float" office:value="0" table:formula="of:=IF(ISERR(FIND(&quot;nebbia&quot;;[.B34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07T00:00:00" table:style-name="ce3">
            <text:p>07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43]));0;1)" table:style-name="ce1">
            <text:p>0</text:p>
          </table:table-cell>
          <table:table-cell office:value-type="float" office:value="0" table:formula="of:=IF(ISERR(FIND(&quot;nebbia&quot;;[.B34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08T00:00:00" table:style-name="ce3">
            <text:p>08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44]));0;1)" table:style-name="ce1">
            <text:p>0</text:p>
          </table:table-cell>
          <table:table-cell office:value-type="float" office:value="0" table:formula="of:=IF(ISERR(FIND(&quot;nebbia&quot;;[.B34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09T00:00:00" table:style-name="ce3">
            <text:p>09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45]));0;1)" table:style-name="ce1">
            <text:p>0</text:p>
          </table:table-cell>
          <table:table-cell office:value-type="float" office:value="0" table:formula="of:=IF(ISERR(FIND(&quot;nebbia&quot;;[.B34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10T00:00:00" table:style-name="ce3">
            <text:p>10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46]));0;1)" table:style-name="ce1">
            <text:p>0</text:p>
          </table:table-cell>
          <table:table-cell office:value-type="float" office:value="0" table:formula="of:=IF(ISERR(FIND(&quot;nebbia&quot;;[.B34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11T00:00:00" table:style-name="ce3">
            <text:p>11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47]));0;1)" table:style-name="ce1">
            <text:p>0</text:p>
          </table:table-cell>
          <table:table-cell office:value-type="float" office:value="0" table:formula="of:=IF(ISERR(FIND(&quot;nebbia&quot;;[.B347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12T00:00:00" table:style-name="ce3">
            <text:p>12/12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48]));0;1)" table:style-name="ce1">
            <text:p>0</text:p>
          </table:table-cell>
          <table:table-cell office:value-type="float" office:value="1" table:formula="of:=IF(ISERR(FIND(&quot;nebbia&quot;;[.B348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2-13T00:00:00" table:style-name="ce3">
            <text:p>13/12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49]));0;1)" table:style-name="ce1">
            <text:p>0</text:p>
          </table:table-cell>
          <table:table-cell office:value-type="float" office:value="1" table:formula="of:=IF(ISERR(FIND(&quot;nebbia&quot;;[.B349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2-14T00:00:00" table:style-name="ce3">
            <text:p>14/12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50]));0;1)" table:style-name="ce1">
            <text:p>0</text:p>
          </table:table-cell>
          <table:table-cell office:value-type="float" office:value="1" table:formula="of:=IF(ISERR(FIND(&quot;nebbia&quot;;[.B350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2-15T00:00:00" table:style-name="ce3">
            <text:p>15/12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51]));0;1)" table:style-name="ce1">
            <text:p>0</text:p>
          </table:table-cell>
          <table:table-cell office:value-type="float" office:value="1" table:formula="of:=IF(ISERR(FIND(&quot;nebbia&quot;;[.B351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2-16T00:00:00" table:style-name="ce3">
            <text:p>16/12/2016</text:p>
          </table:table-cell>
          <table:table-cell office:value-type="string" table:style-name="ce2">
            <text:p>nebbia<text:s/></text:p>
          </table:table-cell>
          <table:table-cell office:value-type="float" office:value="0" table:formula="of:=IF(ISERR(FIND(&quot;pioggia&quot;;[.B352]));0;1)" table:style-name="ce1">
            <text:p>0</text:p>
          </table:table-cell>
          <table:table-cell office:value-type="float" office:value="1" table:formula="of:=IF(ISERR(FIND(&quot;nebbia&quot;;[.B352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2-17T00:00:00" table:style-name="ce3">
            <text:p>17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53]));0;1)" table:style-name="ce1">
            <text:p>0</text:p>
          </table:table-cell>
          <table:table-cell office:value-type="float" office:value="0" table:formula="of:=IF(ISERR(FIND(&quot;nebbia&quot;;[.B35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18T00:00:00" table:style-name="ce3">
            <text:p>18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54]));0;1)" table:style-name="ce1">
            <text:p>0</text:p>
          </table:table-cell>
          <table:table-cell office:value-type="float" office:value="0" table:formula="of:=IF(ISERR(FIND(&quot;nebbia&quot;;[.B35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19T00:00:00" table:style-name="ce3">
            <text:p>19/12/2016</text:p>
          </table:table-cell>
          <table:table-cell office:value-type="string" table:style-name="ce2">
            <text:p>pioggia neve<text:s/></text:p>
          </table:table-cell>
          <table:table-cell office:value-type="float" office:value="1" table:formula="of:=IF(ISERR(FIND(&quot;pioggia&quot;;[.B355]));0;1)" table:style-name="ce1">
            <text:p>1</text:p>
          </table:table-cell>
          <table:table-cell office:value-type="float" office:value="0" table:formula="of:=IF(ISERR(FIND(&quot;nebbia&quot;;[.B35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20T00:00:00" table:style-name="ce3">
            <text:p>20/12/2016</text:p>
          </table:table-cell>
          <table:table-cell office:value-type="string" table:style-name="ce2">
            <text:p>pioggia<text:s/></text:p>
          </table:table-cell>
          <table:table-cell office:value-type="float" office:value="1" table:formula="of:=IF(ISERR(FIND(&quot;pioggia&quot;;[.B356]));0;1)" table:style-name="ce1">
            <text:p>1</text:p>
          </table:table-cell>
          <table:table-cell office:value-type="float" office:value="0" table:formula="of:=IF(ISERR(FIND(&quot;nebbia&quot;;[.B35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21T00:00:00" table:style-name="ce3">
            <text:p>21/12/2016</text:p>
          </table:table-cell>
          <table:table-cell office:value-type="string" table:style-name="ce2">
            <text:p>pioggia nebbia<text:s/></text:p>
          </table:table-cell>
          <table:table-cell office:value-type="float" office:value="1" table:formula="of:=IF(ISERR(FIND(&quot;pioggia&quot;;[.B357]));0;1)" table:style-name="ce1">
            <text:p>1</text:p>
          </table:table-cell>
          <table:table-cell office:value-type="float" office:value="1" table:formula="of:=IF(ISERR(FIND(&quot;nebbia&quot;;[.B357]));0;1)" table:style-name="ce1">
            <text:p>1</text:p>
          </table:table-cell>
          <table:table-cell table:number-columns-repeated="16380"/>
        </table:table-row>
        <table:table-row table:style-name="ro1">
          <table:table-cell office:value-type="date" office:date-value="2016-12-22T00:00:00" table:style-name="ce3">
            <text:p>22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58]));0;1)" table:style-name="ce1">
            <text:p>0</text:p>
          </table:table-cell>
          <table:table-cell office:value-type="float" office:value="0" table:formula="of:=IF(ISERR(FIND(&quot;nebbia&quot;;[.B358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23T00:00:00" table:style-name="ce3">
            <text:p>23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59]));0;1)" table:style-name="ce1">
            <text:p>0</text:p>
          </table:table-cell>
          <table:table-cell office:value-type="float" office:value="0" table:formula="of:=IF(ISERR(FIND(&quot;nebbia&quot;;[.B359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24T00:00:00" table:style-name="ce3">
            <text:p>24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60]));0;1)" table:style-name="ce1">
            <text:p>0</text:p>
          </table:table-cell>
          <table:table-cell office:value-type="float" office:value="0" table:formula="of:=IF(ISERR(FIND(&quot;nebbia&quot;;[.B360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25T00:00:00" table:style-name="ce3">
            <text:p>25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61]));0;1)" table:style-name="ce1">
            <text:p>0</text:p>
          </table:table-cell>
          <table:table-cell office:value-type="float" office:value="0" table:formula="of:=IF(ISERR(FIND(&quot;nebbia&quot;;[.B361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26T00:00:00" table:style-name="ce3">
            <text:p>26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62]));0;1)" table:style-name="ce1">
            <text:p>0</text:p>
          </table:table-cell>
          <table:table-cell office:value-type="float" office:value="0" table:formula="of:=IF(ISERR(FIND(&quot;nebbia&quot;;[.B362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27T00:00:00" table:style-name="ce3">
            <text:p>27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63]));0;1)" table:style-name="ce1">
            <text:p>0</text:p>
          </table:table-cell>
          <table:table-cell office:value-type="float" office:value="0" table:formula="of:=IF(ISERR(FIND(&quot;nebbia&quot;;[.B363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28T00:00:00" table:style-name="ce3">
            <text:p>28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64]));0;1)" table:style-name="ce1">
            <text:p>0</text:p>
          </table:table-cell>
          <table:table-cell office:value-type="float" office:value="0" table:formula="of:=IF(ISERR(FIND(&quot;nebbia&quot;;[.B364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29T00:00:00" table:style-name="ce3">
            <text:p>29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65]));0;1)" table:style-name="ce1">
            <text:p>0</text:p>
          </table:table-cell>
          <table:table-cell office:value-type="float" office:value="0" table:formula="of:=IF(ISERR(FIND(&quot;nebbia&quot;;[.B365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30T00:00:00" table:style-name="ce3">
            <text:p>30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66]));0;1)" table:style-name="ce1">
            <text:p>0</text:p>
          </table:table-cell>
          <table:table-cell office:value-type="float" office:value="0" table:formula="of:=IF(ISERR(FIND(&quot;nebbia&quot;;[.B366]));0;1)" table:style-name="ce1">
            <text:p>0</text:p>
          </table:table-cell>
          <table:table-cell table:number-columns-repeated="16380"/>
        </table:table-row>
        <table:table-row table:style-name="ro1">
          <table:table-cell office:value-type="date" office:date-value="2016-12-31T00:00:00" table:style-name="ce3">
            <text:p>31/12/2016</text:p>
          </table:table-cell>
          <table:table-cell office:value-type="string" table:style-name="ce2">
            <text:p/>
          </table:table-cell>
          <table:table-cell office:value-type="float" office:value="0" table:formula="of:=IF(ISERR(FIND(&quot;pioggia&quot;;[.B367]));0;1)" table:style-name="ce1">
            <text:p>0</text:p>
          </table:table-cell>
          <table:table-cell office:value-type="float" office:value="0" table:formula="of:=IF(ISERR(FIND(&quot;nebbia&quot;;[.B367]));0;1)" table:style-name="ce1">
            <text:p>0</text:p>
          </table:table-cell>
          <table:table-cell table:number-columns-repeated="16380"/>
        </table:table-row>
        <table:table-row table:number-rows-repeated="1048209" table:style-name="ro1">
          <table:table-cell table:number-columns-repeated="16384"/>
        </table:table-row>
      </table:table>
      <table:database-ranges>
        <table:database-range table:target-range-address="Dati.A1:Dati.O32" table:name="Torino_2016_Gennaio" table:display-filter-buttons="true" table:on-update-keep-size="false" table:on-update-keep-styles="true" table:refresh-delay="false">
          <table:database-source-sql table:database-name="Provider=Microsoft.Mashup.OleDb.1;Data Source=$Workbook$;Location=Torino-2016-Gennaio;Extended Properties=&quot;&quot;" table:sql-statement="SELECT * FROM [Torino-2016-Gennaio]"/>
        </table:database-range>
        <table:database-range table:target-range-address="Dati.A33:Dati.O62" table:name="Torino_2016_Febbraio__2" table:display-filter-buttons="true" table:on-update-keep-size="false" table:on-update-keep-styles="true" table:refresh-delay="false"/>
        <table:database-range table:target-range-address="Dati.A63:Dati.O94" table:name="Torino_2016_Marzo" table:display-filter-buttons="true" table:on-update-keep-size="false" table:on-update-keep-styles="true" table:refresh-delay="false">
          <table:database-source-sql table:database-name="Provider=Microsoft.Mashup.OleDb.1;Data Source=$Workbook$;Location=Torino-2016-Marzo;Extended Properties=&quot;&quot;" table:sql-statement="SELECT * FROM [Torino-2016-Marzo]"/>
        </table:database-range>
        <table:database-range table:target-range-address="Dati.A95:Dati.O125" table:name="Torino_2016_Aprile" table:display-filter-buttons="true" table:on-update-keep-size="false" table:on-update-keep-styles="true" table:refresh-delay="false">
          <table:database-source-sql table:database-name="Provider=Microsoft.Mashup.OleDb.1;Data Source=$Workbook$;Location=Torino-2016-Aprile;Extended Properties=&quot;&quot;" table:sql-statement="SELECT * FROM [Torino-2016-Aprile]"/>
        </table:database-range>
        <table:database-range table:target-range-address="Dati.A126:Dati.O157" table:name="Torino_2016_Maggio" table:display-filter-buttons="true" table:on-update-keep-size="false" table:on-update-keep-styles="true" table:refresh-delay="false">
          <table:database-source-sql table:database-name="Provider=Microsoft.Mashup.OleDb.1;Data Source=$Workbook$;Location=Torino-2016-Maggio;Extended Properties=&quot;&quot;" table:sql-statement="SELECT * FROM [Torino-2016-Maggio]"/>
        </table:database-range>
        <table:database-range table:target-range-address="Dati.A158:Dati.O188" table:name="Torino_2016_Giugno" table:display-filter-buttons="true" table:on-update-keep-size="false" table:on-update-keep-styles="true" table:refresh-delay="false">
          <table:database-source-sql table:database-name="Provider=Microsoft.Mashup.OleDb.1;Data Source=$Workbook$;Location=Torino-2016-Giugno;Extended Properties=&quot;&quot;" table:sql-statement="SELECT * FROM [Torino-2016-Giugno]"/>
        </table:database-range>
        <table:database-range table:target-range-address="Dati.A189:Dati.O220" table:name="Torino_2016_Luglio__3" table:display-filter-buttons="true" table:on-update-keep-size="false" table:on-update-keep-styles="true" table:refresh-delay="false">
          <table:database-source-sql table:database-name="Provider=Microsoft.Mashup.OleDb.1;Data Source=$Workbook$;Location=&quot;Torino-2016-Luglio (3)&quot;;Extended Properties=&quot;&quot;" table:sql-statement="SELECT * FROM [Torino-2016-Luglio (3)]"/>
        </table:database-range>
        <table:database-range table:target-range-address="Dati.A221:Dati.O252" table:name="Torino_2016_Agosto" table:display-filter-buttons="true" table:on-update-keep-size="false" table:on-update-keep-styles="true" table:refresh-delay="false">
          <table:database-source-sql table:database-name="Provider=Microsoft.Mashup.OleDb.1;Data Source=$Workbook$;Location=Torino-2016-Agosto;Extended Properties=&quot;&quot;" table:sql-statement="SELECT * FROM [Torino-2016-Agosto]"/>
        </table:database-range>
        <table:database-range table:target-range-address="Dati.A253:Dati.O283" table:name="Torino_2016_Settembre" table:display-filter-buttons="true" table:on-update-keep-size="false" table:on-update-keep-styles="true" table:refresh-delay="false">
          <table:database-source-sql table:database-name="Provider=Microsoft.Mashup.OleDb.1;Data Source=$Workbook$;Location=Torino-2016-Settembre;Extended Properties=&quot;&quot;" table:sql-statement="SELECT * FROM [Torino-2016-Settembre]"/>
        </table:database-range>
        <table:database-range table:target-range-address="Dati.A284:Dati.O315" table:name="Torino_2016_Ottobre" table:display-filter-buttons="true" table:on-update-keep-size="false" table:on-update-keep-styles="true" table:refresh-delay="false">
          <table:database-source-sql table:database-name="Provider=Microsoft.Mashup.OleDb.1;Data Source=$Workbook$;Location=Torino-2016-Ottobre;Extended Properties=&quot;&quot;" table:sql-statement="SELECT * FROM [Torino-2016-Ottobre]"/>
        </table:database-range>
        <table:database-range table:target-range-address="Dati.A316:Dati.O346" table:name="Torino_2016_Novembre" table:display-filter-buttons="true" table:on-update-keep-size="false" table:on-update-keep-styles="true" table:refresh-delay="false">
          <table:database-source-sql table:database-name="Provider=Microsoft.Mashup.OleDb.1;Data Source=$Workbook$;Location=Torino-2016-Novembre;Extended Properties=&quot;&quot;" table:sql-statement="SELECT * FROM [Torino-2016-Novembre]"/>
        </table:database-range>
        <table:database-range table:target-range-address="Dati.A347:Dati.O378" table:name="Torino_2016_Dicembre" table:display-filter-buttons="true" table:on-update-keep-size="false" table:on-update-keep-styles="true" table:refresh-delay="false">
          <table:database-source-sql table:database-name="Provider=Microsoft.Mashup.OleDb.1;Data Source=$Workbook$;Location=Torino-2016-Dicembre;Extended Properties=&quot;&quot;" table:sql-statement="SELECT * FROM [Torino-2016-Dicembre]"/>
        </table:database-range>
      </table:database-ranges>
      <table:data-pilot-tables>
        <table:data-pilot-table table:name="Tabella pivot16" table:target-range-address="3_.A3:3_.B16" table:show-filter-button="false" table:buttons="3_.A3">
          <table:source-cell-range table:cell-range-address="2_.A1:2_.B367"/>
          <table:data-pilot-field table:source-field-name="Mesi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01/01/2016" table:display="false" table:show-details="false"/>
                <table:data-pilot-member table:name="gen" table:display="true" table:show-details="false"/>
                <table:data-pilot-member table:name="feb" table:display="true" table:show-details="false"/>
                <table:data-pilot-member table:name="mar" table:display="true" table:show-details="false"/>
                <table:data-pilot-member table:name="apr" table:display="true" table:show-details="false"/>
                <table:data-pilot-member table:name="mag" table:display="true" table:show-details="false"/>
                <table:data-pilot-member table:name="giu" table:display="true" table:show-details="false"/>
                <table:data-pilot-member table:name="lug" table:display="true" table:show-details="false"/>
                <table:data-pilot-member table:name="ago" table:display="true" table:show-details="false"/>
                <table:data-pilot-member table:name="set" table:display="true" table:show-details="false"/>
                <table:data-pilot-member table:name="ott" table:display="true" table:show-details="false"/>
                <table:data-pilot-member table:name="nov" table:display="true" table:show-details="false"/>
                <table:data-pilot-member table:name="dic" table:display="true" table:show-details="false"/>
                <table:data-pilot-member table:name="&gt;01/01/2017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" table:date-start="auto" table:date-end="auto" table:grouped-by="months"/>
          </table:data-pilot-field>
          <table:data-pilot-field table:source-field-name="DATA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days"/>
          </table:data-pilot-field>
          <table:data-pilot-field table:source-field-name="TMEDIA Â°C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la pivot20" table:target-range-address="4_.K4:4_.M17" table:show-filter-button="false" table:buttons="4_.K4">
          <table:source-cell-range table:cell-range-address="4_.A1:4_.D1048576"/>
          <table:data-pilot-field table:source-field-name="Valori" table:orientation="column" table:is-data-layout-field="true">
            <table:data-pilot-level table:show-empty="true"/>
          </table:data-pilot-field>
          <table:data-pilot-field table:source-field-name="Mesi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01/01/2016" table:display="false" table:show-details="false"/>
                <table:data-pilot-member table:name="gen" table:display="true" table:show-details="false"/>
                <table:data-pilot-member table:name="feb" table:display="true" table:show-details="false"/>
                <table:data-pilot-member table:name="mar" table:display="true" table:show-details="false"/>
                <table:data-pilot-member table:name="apr" table:display="true" table:show-details="false"/>
                <table:data-pilot-member table:name="mag" table:display="true" table:show-details="false"/>
                <table:data-pilot-member table:name="giu" table:display="true" table:show-details="false"/>
                <table:data-pilot-member table:name="lug" table:display="true" table:show-details="false"/>
                <table:data-pilot-member table:name="ago" table:display="true" table:show-details="false"/>
                <table:data-pilot-member table:name="set" table:display="true" table:show-details="false"/>
                <table:data-pilot-member table:name="ott" table:display="true" table:show-details="false"/>
                <table:data-pilot-member table:name="nov" table:display="true" table:show-details="false"/>
                <table:data-pilot-member table:name="dic" table:display="true" table:show-details="false"/>
                <table:data-pilot-member table:name="&gt;01/01/2017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" table:date-start="auto" table:date-end="auto" table:grouped-by="months"/>
          </table:data-pilot-field>
          <table:data-pilot-field table:source-field-name="pioggia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ebbia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days"/>
          </table:data-pilot-field>
          <table:data-pilot-field table:source-field-name="FENOMENI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ricca</meta:initial-creator>
    <dc:creator>ricca</dc:creator>
    <meta:creation-date>2020-04-02T11:45:43Z</meta:creation-date>
    <dc:date>2020-04-02T12:56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0070c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10.2pt" svg:width="484.8pt" chart:style-name="Crt0">
        <chart:title svg:x="107.2686614173228pt" svg:y="11.17228346456693pt" chart:style-name="CT00">
          <text:p text:style-name="a0" text:class-names="" text:cond-style-name="">Temperatura media mensile [°C] 2016</text:p>
        </chart:title>
        <chart:legend chart:legend-position="end" chart:legend-align="center" chart:style-name="Lgnd"/>
        <chart:plot-area svg:x="13.30929133858268pt" svg:y="74.74236220472442pt" svg:width="375.2038582677166pt" svg:height="190.4989763779527pt"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line" chart:attached-axis="primary-y" chart:style-name="G0S0">
            <chart:data-label chart:style-name="DL00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e</text:p>
              </table:table-cell>
            </table:table-row>
          </table:table-header-rows>
          <table:table-row>
            <table:table-cell office:value-type="string">
              <text:p>gen</text:p>
            </table:table-cell>
            <table:table-cell office:value-type="float" office:value="3.7419354838709675"/>
          </table:table-row>
          <table:table-row>
            <table:table-cell office:value-type="string">
              <text:p>feb</text:p>
            </table:table-cell>
            <table:table-cell office:value-type="float" office:value="6.2068965517241379"/>
          </table:table-row>
          <table:table-row>
            <table:table-cell office:value-type="string">
              <text:p>mar</text:p>
            </table:table-cell>
            <table:table-cell office:value-type="float" office:value="8.7096774193548381"/>
          </table:table-row>
          <table:table-row>
            <table:table-cell office:value-type="string">
              <text:p>apr</text:p>
            </table:table-cell>
            <table:table-cell office:value-type="float" office:value="13.724137931034482"/>
          </table:table-row>
          <table:table-row>
            <table:table-cell office:value-type="string">
              <text:p>mag</text:p>
            </table:table-cell>
            <table:table-cell office:value-type="float" office:value="16"/>
          </table:table-row>
          <table:table-row>
            <table:table-cell office:value-type="string">
              <text:p>giu</text:p>
            </table:table-cell>
            <table:table-cell office:value-type="float" office:value="20.566666666666666"/>
          </table:table-row>
          <table:table-row>
            <table:table-cell office:value-type="string">
              <text:p>lug</text:p>
            </table:table-cell>
            <table:table-cell office:value-type="float" office:value="24.096774193548388"/>
          </table:table-row>
          <table:table-row>
            <table:table-cell office:value-type="string">
              <text:p>ago</text:p>
            </table:table-cell>
            <table:table-cell office:value-type="float" office:value="23.322580645161292"/>
          </table:table-row>
          <table:table-row>
            <table:table-cell office:value-type="string">
              <text:p>set</text:p>
            </table:table-cell>
            <table:table-cell office:value-type="float" office:value="20.766666666666666"/>
          </table:table-row>
          <table:table-row>
            <table:table-cell office:value-type="string">
              <text:p>ott</text:p>
            </table:table-cell>
            <table:table-cell office:value-type="float" office:value="12.483870967741936"/>
          </table:table-row>
          <table:table-row>
            <table:table-cell office:value-type="string">
              <text:p>nov</text:p>
            </table:table-cell>
            <table:table-cell office:value-type="float" office:value="7.8666666666666663"/>
          </table:table-row>
          <table:table-row>
            <table:table-cell office:value-type="string">
              <text:p>dic</text:p>
            </table:table-cell>
            <table:table-cell office:value-type="float" office:value="3.96774193548387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46P0" number:language="it" number:country="IT">
      <number:month number:textual="true"/>
    </number:date-style>
    <number:text-style style:name="N46">
      <number:text-content/>
      <style:map style:condition="value()&gt;=0" style:apply-style-name="N46P0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6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7.2pt" svg:width="499.2pt" chart:style-name="Crt0">
        <chart:title svg:x="166.98pt" svg:y="8.0pt" chart:style-name="CT00">
          <text:p text:style-name="a0" text:class-names="" text:cond-style-name="">Temperatura media giornaliera <text:s text:c="1"/>[°C] 2016</text:p>
        </chart:title>
        <chart:plot-area chart:style-name="Plt0">
          <chart:axis chart:dimension="x" chart:name="primary-x" chart:style-name="Axs0">
            <chart:categories table:cell-range-address="2_.$A$2:.$A$378"/>
          </chart:axis>
          <chart:axis chart:dimension="y" chart:name="primary-y" chart:style-name="Axs1">
            <chart:grid chart:class="major" chart:style-name="GMa1"/>
          </chart:axis>
          <chart:series chart:label-cell-address="2_.$B$1" chart:values-cell-range-address="2_.$B$2:.$B$378" chart:class="chart:line" chart:attached-axis="primary-y" chart:style-name="G0S0">
            <chart:data-point chart:repeated="37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7.2pt" svg:width="436.2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um. giorni pioggia</text:p>
              </table:table-cell>
              <table:table-cell office:value-type="string">
                <text:p>Num. giorni nebbia</text:p>
              </table:table-cell>
            </table:table-row>
          </table:table-header-rows>
          <table:table-row>
            <table:table-cell office:value-type="string">
              <text:p>gen</text:p>
            </table:table-cell>
            <table:table-cell office:value-type="float" office:value="5"/>
            <table:table-cell office:value-type="float" office:value="6"/>
          </table:table-row>
          <table:table-row>
            <table:table-cell office:value-type="string">
              <text:p>feb</text:p>
            </table:table-cell>
            <table:table-cell office:value-type="float" office:value="13"/>
            <table:table-cell office:value-type="float" office:value="6"/>
          </table:table-row>
          <table:table-row>
            <table:table-cell office:value-type="string">
              <text:p>mar</text:p>
            </table:table-cell>
            <table:table-cell office:value-type="float" office:value="10"/>
            <table:table-cell office:value-type="float" office:value="3"/>
          </table:table-row>
          <table:table-row>
            <table:table-cell office:value-type="string">
              <text:p>apr</text:p>
            </table:table-cell>
            <table:table-cell office:value-type="float" office:value="14"/>
            <table:table-cell office:value-type="float" office:value="1"/>
          </table:table-row>
          <table:table-row>
            <table:table-cell office:value-type="string">
              <text:p>mag</text:p>
            </table:table-cell>
            <table:table-cell office:value-type="float" office:value="15"/>
            <table:table-cell office:value-type="float" office:value="0"/>
          </table:table-row>
          <table:table-row>
            <table:table-cell office:value-type="string">
              <text:p>giu</text:p>
            </table:table-cell>
            <table:table-cell office:value-type="float" office:value="17"/>
            <table:table-cell office:value-type="float" office:value="0"/>
          </table:table-row>
          <table:table-row>
            <table:table-cell office:value-type="string">
              <text:p>lug</text:p>
            </table:table-cell>
            <table:table-cell office:value-type="float" office:value="11"/>
            <table:table-cell office:value-type="float" office:value="0"/>
          </table:table-row>
          <table:table-row>
            <table:table-cell office:value-type="string">
              <text:p>ago</text:p>
            </table:table-cell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set</text:p>
            </table:table-cell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ott</text:p>
            </table:table-cell>
            <table:table-cell office:value-type="float" office:value="9"/>
            <table:table-cell office:value-type="float" office:value="8"/>
          </table:table-row>
          <table:table-row>
            <table:table-cell office:value-type="string">
              <text:p>nov</text:p>
            </table:table-cell>
            <table:table-cell office:value-type="float" office:value="10"/>
            <table:table-cell office:value-type="float" office:value="6"/>
          </table:table-row>
          <table:table-row>
            <table:table-cell office:value-type="string">
              <text:p>dic</text:p>
            </table:table-cell>
            <table:table-cell office:value-type="float" office:value="4"/>
            <table:table-cell office:value-type="float" office:value="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